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A1:all.A1 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A1:all.A1 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A1:all.A1 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236.43315" calcext:value-type="float">
            <text:p>236.43315</text:p>
          </table:table-cell>
          <table:table-cell office:value-type="float" office:value="150.0793333333" calcext:value-type="float">
            <text:p>150.0793333333</text:p>
          </table:table-cell>
          <table:table-cell office:value-type="float" office:value="113.6376190476" calcext:value-type="float">
            <text:p>113.6376190476</text:p>
          </table:table-cell>
          <table:table-cell office:value-type="float" office:value="91.6342857143" calcext:value-type="float">
            <text:p>91.6342857143</text:p>
          </table:table-cell>
          <table:table-cell office:value-type="float" office:value="76.1861428571" calcext:value-type="float">
            <text:p>76.1861428571</text:p>
          </table:table-cell>
          <table:table-cell office:value-type="float" office:value="65.9295238095" calcext:value-type="float">
            <text:p>65.9295238095</text:p>
          </table:table-cell>
          <table:table-cell office:value-type="float" office:value="57.3205238095" calcext:value-type="float">
            <text:p>57.3205238095</text:p>
          </table:table-cell>
          <table:table-cell office:value-type="float" office:value="52.5665238095" calcext:value-type="float">
            <text:p>52.5665238095</text:p>
          </table:table-cell>
          <table:table-cell office:value-type="float" office:value="49.3128571429" calcext:value-type="float">
            <text:p>49.3128571429</text:p>
          </table:table-cell>
          <table:table-cell office:value-type="float" office:value="47.435047619" calcext:value-type="float">
            <text:p>47.435047619</text:p>
          </table:table-cell>
          <table:table-cell office:value-type="float" office:value="44.5785714286" calcext:value-type="float">
            <text:p>44.5785714286</text:p>
          </table:table-cell>
          <table:table-cell office:value-type="float" office:value="45.1782857143" calcext:value-type="float">
            <text:p>45.1782857143</text:p>
          </table:table-cell>
          <table:table-cell office:value-type="float" office:value="45.4695714286" calcext:value-type="float">
            <text:p>45.4695714286</text:p>
          </table:table-cell>
          <table:table-cell office:value-type="float" office:value="45.0114285714" calcext:value-type="float">
            <text:p>45.0114285714</text:p>
          </table:table-cell>
          <table:table-cell office:value-type="float" office:value="44.334047619" calcext:value-type="float">
            <text:p>44.334047619</text:p>
          </table:table-cell>
          <table:table-cell office:value-type="float" office:value="43.2218095238" calcext:value-type="float">
            <text:p>43.2218095238</text:p>
          </table:table-cell>
          <table:table-cell office:value-type="float" office:value="43.5664285714" calcext:value-type="float">
            <text:p>43.5664285714</text:p>
          </table:table-cell>
          <table:table-cell office:value-type="float" office:value="42.6463809524" calcext:value-type="float">
            <text:p>42.6463809524</text:p>
          </table:table-cell>
          <table:table-cell office:value-type="float" office:value="43.555952381" calcext:value-type="float">
            <text:p>43.555952381</text:p>
          </table:table-cell>
          <table:table-cell office:value-type="float" office:value="50.7271428571" calcext:value-type="float">
            <text:p>50.7271428571</text:p>
          </table:table-cell>
          <table:table-cell office:value-type="float" office:value="51.1639047619" calcext:value-type="float">
            <text:p>51.1639047619</text:p>
          </table:table-cell>
          <table:table-cell office:value-type="float" office:value="47.5708571429" calcext:value-type="float">
            <text:p>47.5708571429</text:p>
          </table:table-cell>
          <table:table-cell office:value-type="float" office:value="55.2227142857" calcext:value-type="float">
            <text:p>55.2227142857</text:p>
          </table:table-cell>
          <table:table-cell office:value-type="float" office:value="55.5487142857" calcext:value-type="float">
            <text:p>55.5487142857</text:p>
          </table:table-cell>
          <table:table-cell office:value-type="float" office:value="53.5073809524" calcext:value-type="float">
            <text:p>53.5073809524</text:p>
          </table:table-cell>
          <table:table-cell office:value-type="float" office:value="58.6702857143" calcext:value-type="float">
            <text:p>58.6702857143</text:p>
          </table:table-cell>
          <table:table-cell office:value-type="float" office:value="60.0782857143" calcext:value-type="float">
            <text:p>60.0782857143</text:p>
          </table:table-cell>
          <table:table-cell office:value-type="float" office:value="63.0182380952" calcext:value-type="float">
            <text:p>63.0182380952</text:p>
          </table:table-cell>
          <table:table-cell office:value-type="float" office:value="59.8404285714" calcext:value-type="float">
            <text:p>59.8404285714</text:p>
          </table:table-cell>
          <table:table-cell office:value-type="float" office:value="64.1236666667" calcext:value-type="float">
            <text:p>64.1236666667</text:p>
          </table:table-cell>
          <table:table-cell office:value-type="float" office:value="62.2852380952" calcext:value-type="float">
            <text:p>62.2852380952</text:p>
          </table:table-cell>
          <table:table-cell office:value-type="float" office:value="66.0988571429" calcext:value-type="float">
            <text:p>66.0988571429</text:p>
          </table:table-cell>
          <table:table-cell office:value-type="float" office:value="75.762047619" calcext:value-type="float">
            <text:p>75.762047619</text:p>
          </table:table-cell>
          <table:table-cell office:value-type="float" office:value="75.479" calcext:value-type="float">
            <text:p>75.479</text:p>
          </table:table-cell>
          <table:table-cell office:value-type="float" office:value="75.4334761905" calcext:value-type="float">
            <text:p>75.4334761905</text:p>
          </table:table-cell>
          <table:table-cell office:value-type="float" office:value="84.3006190476" calcext:value-type="float">
            <text:p>84.300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43929.394" calcext:value-type="float">
            <text:p>43929.394</text:p>
          </table:table-cell>
          <table:table-cell office:value-type="float" office:value="22045.235" calcext:value-type="float">
            <text:p>22045.235</text:p>
          </table:table-cell>
          <table:table-cell office:value-type="float" office:value="16014.873" calcext:value-type="float">
            <text:p>16014.873</text:p>
          </table:table-cell>
          <table:table-cell office:value-type="float" office:value="11402.944" calcext:value-type="float">
            <text:p>11402.944</text:p>
          </table:table-cell>
          <table:table-cell office:value-type="float" office:value="9477.709" calcext:value-type="float">
            <text:p>9477.709</text:p>
          </table:table-cell>
          <table:table-cell office:value-type="float" office:value="7694.922" calcext:value-type="float">
            <text:p>7694.922</text:p>
          </table:table-cell>
          <table:table-cell office:value-type="float" office:value="6736.258" calcext:value-type="float">
            <text:p>6736.258</text:p>
          </table:table-cell>
          <table:table-cell office:value-type="float" office:value="5868.153" calcext:value-type="float">
            <text:p>5868.153</text:p>
          </table:table-cell>
          <table:table-cell office:value-type="float" office:value="5334.882" calcext:value-type="float">
            <text:p>5334.882</text:p>
          </table:table-cell>
          <table:table-cell office:value-type="float" office:value="4749.62" calcext:value-type="float">
            <text:p>4749.62</text:p>
          </table:table-cell>
          <table:table-cell office:value-type="float" office:value="4407.77" calcext:value-type="float">
            <text:p>4407.77</text:p>
          </table:table-cell>
          <table:table-cell office:value-type="float" office:value="4057.543" calcext:value-type="float">
            <text:p>4057.543</text:p>
          </table:table-cell>
          <table:table-cell office:value-type="float" office:value="4763.384" calcext:value-type="float">
            <text:p>4763.384</text:p>
          </table:table-cell>
          <table:table-cell office:value-type="float" office:value="3612.816" calcext:value-type="float">
            <text:p>3612.816</text:p>
          </table:table-cell>
          <table:table-cell office:value-type="float" office:value="3467.274" calcext:value-type="float">
            <text:p>3467.274</text:p>
          </table:table-cell>
          <table:table-cell office:value-type="float" office:value="3311.565" calcext:value-type="float">
            <text:p>3311.565</text:p>
          </table:table-cell>
          <table:table-cell office:value-type="float" office:value="3186.166" calcext:value-type="float">
            <text:p>3186.166</text:p>
          </table:table-cell>
          <table:table-cell office:value-type="float" office:value="3138.203" calcext:value-type="float">
            <text:p>3138.203</text:p>
          </table:table-cell>
          <table:table-cell office:value-type="float" office:value="2982.587" calcext:value-type="float">
            <text:p>2982.587</text:p>
          </table:table-cell>
          <table:table-cell office:value-type="float" office:value="2995.538" calcext:value-type="float">
            <text:p>2995.538</text:p>
          </table:table-cell>
          <table:table-cell office:value-type="float" office:value="2790.498" calcext:value-type="float">
            <text:p>2790.498</text:p>
          </table:table-cell>
          <table:table-cell office:value-type="float" office:value="2828.244" calcext:value-type="float">
            <text:p>2828.244</text:p>
          </table:table-cell>
          <table:table-cell office:value-type="float" office:value="2731.768" calcext:value-type="float">
            <text:p>2731.768</text:p>
          </table:table-cell>
          <table:table-cell office:value-type="float" office:value="2636.989" calcext:value-type="float">
            <text:p>2636.989</text:p>
          </table:table-cell>
          <table:table-cell office:value-type="float" office:value="2576.861" calcext:value-type="float">
            <text:p>2576.861</text:p>
          </table:table-cell>
          <table:table-cell office:value-type="float" office:value="2557.281" calcext:value-type="float">
            <text:p>2557.281</text:p>
          </table:table-cell>
          <table:table-cell office:value-type="float" office:value="2547.906" calcext:value-type="float">
            <text:p>2547.906</text:p>
          </table:table-cell>
          <table:table-cell office:value-type="float" office:value="2549.38" calcext:value-type="float">
            <text:p>2549.38</text:p>
          </table:table-cell>
          <table:table-cell office:value-type="float" office:value="2461.022" calcext:value-type="float">
            <text:p>2461.022</text:p>
          </table:table-cell>
          <table:table-cell office:value-type="float" office:value="2466.649" calcext:value-type="float">
            <text:p>2466.649</text:p>
          </table:table-cell>
          <table:table-cell office:value-type="float" office:value="2453.213" calcext:value-type="float">
            <text:p>2453.213</text:p>
          </table:table-cell>
          <table:table-cell office:value-type="float" office:value="2412.542" calcext:value-type="float">
            <text:p>2412.542</text:p>
          </table:table-cell>
          <table:table-cell office:value-type="float" office:value="2466.158" calcext:value-type="float">
            <text:p>2466.158</text:p>
          </table:table-cell>
          <table:table-cell office:value-type="float" office:value="2352.286" calcext:value-type="float">
            <text:p>2352.286</text:p>
          </table:table-cell>
          <table:table-cell office:value-type="float" office:value="2400.887" calcext:value-type="float">
            <text:p>2400.887</text:p>
          </table:table-cell>
          <table:table-cell office:value-type="float" office:value="2390.486" calcext:value-type="float">
            <text:p>239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42446.438" calcext:value-type="float">
            <text:p>42446.438</text:p>
          </table:table-cell>
          <table:table-cell office:value-type="float" office:value="21684.29" calcext:value-type="float">
            <text:p>21684.29</text:p>
          </table:table-cell>
          <table:table-cell office:value-type="float" office:value="14998.244" calcext:value-type="float">
            <text:p>14998.244</text:p>
          </table:table-cell>
          <table:table-cell office:value-type="float" office:value="11140.698" calcext:value-type="float">
            <text:p>11140.698</text:p>
          </table:table-cell>
          <table:table-cell office:value-type="float" office:value="9099.863" calcext:value-type="float">
            <text:p>9099.863</text:p>
          </table:table-cell>
          <table:table-cell office:value-type="float" office:value="7532.563" calcext:value-type="float">
            <text:p>7532.563</text:p>
          </table:table-cell>
          <table:table-cell office:value-type="float" office:value="6527.414" calcext:value-type="float">
            <text:p>6527.414</text:p>
          </table:table-cell>
          <table:table-cell office:value-type="float" office:value="5703.072" calcext:value-type="float">
            <text:p>5703.072</text:p>
          </table:table-cell>
          <table:table-cell office:value-type="float" office:value="5159.636" calcext:value-type="float">
            <text:p>5159.636</text:p>
          </table:table-cell>
          <table:table-cell office:value-type="float" office:value="4654.032" calcext:value-type="float">
            <text:p>4654.032</text:p>
          </table:table-cell>
          <table:table-cell office:value-type="float" office:value="4293.477" calcext:value-type="float">
            <text:p>4293.477</text:p>
          </table:table-cell>
          <table:table-cell office:value-type="float" office:value="3931.084" calcext:value-type="float">
            <text:p>3931.084</text:p>
          </table:table-cell>
          <table:table-cell office:value-type="float" office:value="3687.681" calcext:value-type="float">
            <text:p>3687.681</text:p>
          </table:table-cell>
          <table:table-cell office:value-type="float" office:value="3409.596" calcext:value-type="float">
            <text:p>3409.596</text:p>
          </table:table-cell>
          <table:table-cell office:value-type="float" office:value="3225.657" calcext:value-type="float">
            <text:p>3225.657</text:p>
          </table:table-cell>
          <table:table-cell office:value-type="float" office:value="3062.077" calcext:value-type="float">
            <text:p>3062.077</text:p>
          </table:table-cell>
          <table:table-cell office:value-type="float" office:value="2870.811" calcext:value-type="float">
            <text:p>2870.811</text:p>
          </table:table-cell>
          <table:table-cell office:value-type="float" office:value="2712.468" calcext:value-type="float">
            <text:p>2712.468</text:p>
          </table:table-cell>
          <table:table-cell office:value-type="float" office:value="2672.546" calcext:value-type="float">
            <text:p>2672.546</text:p>
          </table:table-cell>
          <table:table-cell office:value-type="float" office:value="2561.745" calcext:value-type="float">
            <text:p>2561.745</text:p>
          </table:table-cell>
          <table:table-cell office:value-type="float" office:value="2565.822" calcext:value-type="float">
            <text:p>2565.822</text:p>
          </table:table-cell>
          <table:table-cell office:value-type="float" office:value="2495.585" calcext:value-type="float">
            <text:p>2495.585</text:p>
          </table:table-cell>
          <table:table-cell office:value-type="float" office:value="2459.841" calcext:value-type="float">
            <text:p>2459.841</text:p>
          </table:table-cell>
          <table:table-cell office:value-type="float" office:value="2420.279" calcext:value-type="float">
            <text:p>2420.279</text:p>
          </table:table-cell>
          <table:table-cell office:value-type="float" office:value="2382.796" calcext:value-type="float">
            <text:p>2382.796</text:p>
          </table:table-cell>
          <table:table-cell office:value-type="float" office:value="2330.292" calcext:value-type="float">
            <text:p>2330.292</text:p>
          </table:table-cell>
          <table:table-cell office:value-type="float" office:value="2304.788" calcext:value-type="float">
            <text:p>2304.788</text:p>
          </table:table-cell>
          <table:table-cell office:value-type="float" office:value="2269.105" calcext:value-type="float">
            <text:p>2269.105</text:p>
          </table:table-cell>
          <table:table-cell office:value-type="float" office:value="2214.465" calcext:value-type="float">
            <text:p>2214.465</text:p>
          </table:table-cell>
          <table:table-cell office:value-type="float" office:value="2197.85" calcext:value-type="float">
            <text:p>2197.85</text:p>
          </table:table-cell>
          <table:table-cell office:value-type="float" office:value="2175.618" calcext:value-type="float">
            <text:p>2175.618</text:p>
          </table:table-cell>
          <table:table-cell office:value-type="float" office:value="2147.087" calcext:value-type="float">
            <text:p>2147.087</text:p>
          </table:table-cell>
          <table:table-cell office:value-type="float" office:value="2111.329" calcext:value-type="float">
            <text:p>2111.329</text:p>
          </table:table-cell>
          <table:table-cell office:value-type="float" office:value="2096.898" calcext:value-type="float">
            <text:p>2096.898</text:p>
          </table:table-cell>
          <table:table-cell office:value-type="float" office:value="2085.525" calcext:value-type="float">
            <text:p>2085.525</text:p>
          </table:table-cell>
          <table:table-cell office:value-type="float" office:value="2005.146" calcext:value-type="float">
            <text:p>2005.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309.4244889813" calcext:value-type="float">
            <text:p>309.4244889813</text:p>
          </table:table-cell>
          <table:table-cell office:value-type="float" office:value="81.1478312189" calcext:value-type="float">
            <text:p>81.1478312189</text:p>
          </table:table-cell>
          <table:table-cell office:value-type="float" office:value="299.2683493263" calcext:value-type="float">
            <text:p>299.2683493263</text:p>
          </table:table-cell>
          <table:table-cell office:value-type="float" office:value="64.7343098614" calcext:value-type="float">
            <text:p>64.7343098614</text:p>
          </table:table-cell>
          <table:table-cell office:value-type="float" office:value="87.5584175906" calcext:value-type="float">
            <text:p>87.5584175906</text:p>
          </table:table-cell>
          <table:table-cell office:value-type="float" office:value="41.2579899708" calcext:value-type="float">
            <text:p>41.2579899708</text:p>
          </table:table-cell>
          <table:table-cell office:value-type="float" office:value="51.5254817473" calcext:value-type="float">
            <text:p>51.5254817473</text:p>
          </table:table-cell>
          <table:table-cell office:value-type="float" office:value="43.0360917537" calcext:value-type="float">
            <text:p>43.0360917537</text:p>
          </table:table-cell>
          <table:table-cell office:value-type="float" office:value="44.8507048677" calcext:value-type="float">
            <text:p>44.8507048677</text:p>
          </table:table-cell>
          <table:table-cell office:value-type="float" office:value="20.9500266665" calcext:value-type="float">
            <text:p>20.9500266665</text:p>
          </table:table-cell>
          <table:table-cell office:value-type="float" office:value="32.1576313472" calcext:value-type="float">
            <text:p>32.1576313472</text:p>
          </table:table-cell>
          <table:table-cell office:value-type="float" office:value="40.8745808418" calcext:value-type="float">
            <text:p>40.8745808418</text:p>
          </table:table-cell>
          <table:table-cell office:value-type="float" office:value="220.7387152923" calcext:value-type="float">
            <text:p>220.7387152923</text:p>
          </table:table-cell>
          <table:table-cell office:value-type="float" office:value="68.409845378" calcext:value-type="float">
            <text:p>68.409845378</text:p>
          </table:table-cell>
          <table:table-cell office:value-type="float" office:value="74.4710169888" calcext:value-type="float">
            <text:p>74.4710169888</text:p>
          </table:table-cell>
          <table:table-cell office:value-type="float" office:value="84.29885008" calcext:value-type="float">
            <text:p>84.29885008</text:p>
          </table:table-cell>
          <table:table-cell office:value-type="float" office:value="92.2204699884" calcext:value-type="float">
            <text:p>92.2204699884</text:p>
          </table:table-cell>
          <table:table-cell office:value-type="float" office:value="130.0003284771" calcext:value-type="float">
            <text:p>130.0003284771</text:p>
          </table:table-cell>
          <table:table-cell office:value-type="float" office:value="105.5193118753" calcext:value-type="float">
            <text:p>105.5193118753</text:p>
          </table:table-cell>
          <table:table-cell office:value-type="float" office:value="111.2916172589" calcext:value-type="float">
            <text:p>111.2916172589</text:p>
          </table:table-cell>
          <table:table-cell office:value-type="float" office:value="69.2944979167" calcext:value-type="float">
            <text:p>69.2944979167</text:p>
          </table:table-cell>
          <table:table-cell office:value-type="float" office:value="79.0514458884" calcext:value-type="float">
            <text:p>79.0514458884</text:p>
          </table:table-cell>
          <table:table-cell office:value-type="float" office:value="69.211091613" calcext:value-type="float">
            <text:p>69.211091613</text:p>
          </table:table-cell>
          <table:table-cell office:value-type="float" office:value="57.1972515926" calcext:value-type="float">
            <text:p>57.1972515926</text:p>
          </table:table-cell>
          <table:table-cell office:value-type="float" office:value="59.1212482547" calcext:value-type="float">
            <text:p>59.1212482547</text:p>
          </table:table-cell>
          <table:table-cell office:value-type="float" office:value="64.7368136977" calcext:value-type="float">
            <text:p>64.7368136977</text:p>
          </table:table-cell>
          <table:table-cell office:value-type="float" office:value="76.3333574326" calcext:value-type="float">
            <text:p>76.3333574326</text:p>
          </table:table-cell>
          <table:table-cell office:value-type="float" office:value="69.3226708523" calcext:value-type="float">
            <text:p>69.3226708523</text:p>
          </table:table-cell>
          <table:table-cell office:value-type="float" office:value="59.6444545616" calcext:value-type="float">
            <text:p>59.6444545616</text:p>
          </table:table-cell>
          <table:table-cell office:value-type="float" office:value="74.6678991635" calcext:value-type="float">
            <text:p>74.6678991635</text:p>
          </table:table-cell>
          <table:table-cell office:value-type="float" office:value="94.7731066392" calcext:value-type="float">
            <text:p>94.7731066392</text:p>
          </table:table-cell>
          <table:table-cell office:value-type="float" office:value="71.5003054224" calcext:value-type="float">
            <text:p>71.5003054224</text:p>
          </table:table-cell>
          <table:table-cell office:value-type="float" office:value="104.3700017832" calcext:value-type="float">
            <text:p>104.3700017832</text:p>
          </table:table-cell>
          <table:table-cell office:value-type="float" office:value="81.4743365699" calcext:value-type="float">
            <text:p>81.4743365699</text:p>
          </table:table-cell>
          <table:table-cell office:value-type="float" office:value="87.7248546502" calcext:value-type="float">
            <text:p>87.7248546502</text:p>
          </table:table-cell>
          <table:table-cell office:value-type="float" office:value="84.4519676591" calcext:value-type="float">
            <text:p>84.451967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134.302344024093" calcext:value-type="float">
            <text:p>134.3023440241</text:p>
          </table:table-cell>
          <table:table-cell table:formula="of:=[.B30]/[.C2]" office:value-type="float" office:value="211.578273602009" calcext:value-type="float">
            <text:p>211.578273602</text:p>
          </table:table-cell>
          <table:table-cell table:formula="of:=[.B30]/[.D2]" office:value-type="float" office:value="279.42794398657" calcext:value-type="float">
            <text:p>279.4279439866</text:p>
          </table:table-cell>
          <table:table-cell table:formula="of:=[.B30]/[.E2]" office:value-type="float" office:value="346.52451320461" calcext:value-type="float">
            <text:p>346.5245132046</text:p>
          </table:table-cell>
          <table:table-cell table:formula="of:=[.B30]/[.F2]" office:value-type="float" office:value="416.788736890895" calcext:value-type="float">
            <text:p>416.7887368909</text:p>
          </table:table-cell>
          <table:table-cell table:formula="of:=[.B30]/[.G2]" office:value-type="float" office:value="481.628326965476" calcext:value-type="float">
            <text:p>481.6283269655</text:p>
          </table:table-cell>
          <table:table-cell table:formula="of:=[.B30]/[.H2]" office:value-type="float" office:value="553.964341908846" calcext:value-type="float">
            <text:p>553.9643419088</text:p>
          </table:table-cell>
          <table:table-cell table:formula="of:=[.B30]/[.I2]" office:value-type="float" office:value="604.06365018684" calcext:value-type="float">
            <text:p>604.0636501868</text:p>
          </table:table-cell>
          <table:table-cell table:formula="of:=[.B30]/[.J2]" office:value-type="float" office:value="643.919823140319" calcext:value-type="float">
            <text:p>643.9198231403</text:p>
          </table:table-cell>
          <table:table-cell table:formula="of:=[.B30]/[.K2]" office:value-type="float" office:value="669.410654017794" calcext:value-type="float">
            <text:p>669.4106540178</text:p>
          </table:table-cell>
          <table:table-cell table:formula="of:=[.B30]/[.L2]" office:value-type="float" office:value="712.304706777303" calcext:value-type="float">
            <text:p>712.3047067773</text:p>
          </table:table-cell>
          <table:table-cell table:formula="of:=[.B30]/[.M2]" office:value-type="float" office:value="702.849294698875" calcext:value-type="float">
            <text:p>702.8492946989</text:p>
          </table:table-cell>
          <table:table-cell table:formula="of:=[.B30]/[.N2]" office:value-type="float" office:value="698.346724025362" calcext:value-type="float">
            <text:p>698.3467240254</text:p>
          </table:table-cell>
          <table:table-cell table:formula="of:=[.B30]/[.O2]" office:value-type="float" office:value="705.454753555101" calcext:value-type="float">
            <text:p>705.4547535551</text:p>
          </table:table-cell>
          <table:table-cell table:formula="of:=[.B30]/[.P2]" office:value-type="float" office:value="716.233413264787" calcext:value-type="float">
            <text:p>716.2334132648</text:p>
          </table:table-cell>
          <table:table-cell table:formula="of:=[.B30]/[.Q2]" office:value-type="float" office:value="734.664434456752" calcext:value-type="float">
            <text:p>734.6644344568</text:p>
          </table:table-cell>
          <table:table-cell table:formula="of:=[.B30]/[.R2]" office:value-type="float" office:value="728.853093798127" calcext:value-type="float">
            <text:p>728.8530937981</text:p>
          </table:table-cell>
          <table:table-cell table:formula="of:=[.B30]/[.S2]" office:value-type="float" office:value="744.577278091707" calcext:value-type="float">
            <text:p>744.5772780917</text:p>
          </table:table-cell>
          <table:table-cell table:formula="of:=[.B30]/[.T2]" office:value-type="float" office:value="729.028399430695" calcext:value-type="float">
            <text:p>729.0283994307</text:p>
          </table:table-cell>
          <table:table-cell table:formula="of:=[.B30]/[.U2]" office:value-type="float" office:value="625.967173815618" calcext:value-type="float">
            <text:p>625.9671738156</text:p>
          </table:table-cell>
          <table:table-cell table:formula="of:=[.B30]/[.V2]" office:value-type="float" office:value="620.623589965826" calcext:value-type="float">
            <text:p>620.6235899658</text:p>
          </table:table-cell>
          <table:table-cell table:formula="of:=[.B30]/[.W2]" office:value-type="float" office:value="667.499560804934" calcext:value-type="float">
            <text:p>667.4995608049</text:p>
          </table:table-cell>
          <table:table-cell table:formula="of:=[.B30]/[.X2]" office:value-type="float" office:value="575.008430149233" calcext:value-type="float">
            <text:p>575.0084301492</text:p>
          </table:table-cell>
          <table:table-cell table:formula="of:=[.B30]/[.Y2]" office:value-type="float" office:value="571.633865127538" calcext:value-type="float">
            <text:p>571.6338651275</text:p>
          </table:table-cell>
          <table:table-cell table:formula="of:=[.B30]/[.Z2]" office:value-type="float" office:value="593.441982859296" calcext:value-type="float">
            <text:p>593.4419828593</text:p>
          </table:table-cell>
          <table:table-cell table:formula="of:=[.B30]/[.AA2]" office:value-type="float" office:value="541.219901410171" calcext:value-type="float">
            <text:p>541.2199014102</text:p>
          </table:table-cell>
          <table:table-cell table:formula="of:=[.B30]/[.AB2]" office:value-type="float" office:value="528.535824091298" calcext:value-type="float">
            <text:p>528.5358240913</text:p>
          </table:table-cell>
          <table:table-cell table:formula="of:=[.B30]/[.AC2]" office:value-type="float" office:value="503.878356643846" calcext:value-type="float">
            <text:p>503.8783566438</text:p>
          </table:table-cell>
          <table:table-cell table:formula="of:=[.B30]/[.AD2]" office:value-type="float" office:value="530.636678380613" calcext:value-type="float">
            <text:p>530.6366783806</text:p>
          </table:table-cell>
          <table:table-cell table:formula="of:=[.B30]/[.AE2]" office:value-type="float" office:value="495.191992295879" calcext:value-type="float">
            <text:p>495.1919922959</text:p>
          </table:table-cell>
          <table:table-cell table:formula="of:=[.B30]/[.AF2]" office:value-type="float" office:value="509.808218144181" calcext:value-type="float">
            <text:p>509.8082181442</text:p>
          </table:table-cell>
          <table:table-cell table:formula="of:=[.B30]/[.AG2]" office:value-type="float" office:value="480.39448218222" calcext:value-type="float">
            <text:p>480.3944821822</text:p>
          </table:table-cell>
          <table:table-cell table:formula="of:=[.B30]/[.AH2]" office:value-type="float" office:value="419.121806338781" calcext:value-type="float">
            <text:p>419.1218063388</text:p>
          </table:table-cell>
          <table:table-cell table:formula="of:=[.B30]/[.AI2]" office:value-type="float" office:value="420.693520714371" calcext:value-type="float">
            <text:p>420.6935207144</text:p>
          </table:table-cell>
          <table:table-cell table:formula="of:=[.B30]/[.AJ2]" office:value-type="float" office:value="420.947407617932" calcext:value-type="float">
            <text:p>420.9474076179</text:p>
          </table:table-cell>
          <table:table-cell table:formula="of:=[.B30]/[.AK2]" office:value-type="float" office:value="376.670143217697" calcext:value-type="float">
            <text:p>376.670143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134.302344024093" calcext:value-type="float">
            <text:p>134.3023440241</text:p>
          </table:table-cell>
          <table:table-cell table:formula="of:=[.C6]/[.C1]" office:value-type="float" office:value="105.789136801004" calcext:value-type="float">
            <text:p>105.789136801</text:p>
          </table:table-cell>
          <table:table-cell table:formula="of:=[.D6]/[.D1]" office:value-type="float" office:value="93.1426479955235" calcext:value-type="float">
            <text:p>93.1426479955</text:p>
          </table:table-cell>
          <table:table-cell table:formula="of:=[.E6]/[.E1]" office:value-type="float" office:value="86.6311283011526" calcext:value-type="float">
            <text:p>86.6311283012</text:p>
          </table:table-cell>
          <table:table-cell table:formula="of:=[.F6]/[.F1]" office:value-type="float" office:value="83.357747378179" calcext:value-type="float">
            <text:p>83.3577473782</text:p>
          </table:table-cell>
          <table:table-cell table:formula="of:=[.G6]/[.G1]" office:value-type="float" office:value="80.2713878275793" calcext:value-type="float">
            <text:p>80.2713878276</text:p>
          </table:table-cell>
          <table:table-cell table:formula="of:=[.H6]/[.H1]" office:value-type="float" office:value="79.1377631298351" calcext:value-type="float">
            <text:p>79.1377631298</text:p>
          </table:table-cell>
          <table:table-cell table:formula="of:=[.I6]/[.I1]" office:value-type="float" office:value="75.507956273355" calcext:value-type="float">
            <text:p>75.5079562734</text:p>
          </table:table-cell>
          <table:table-cell table:formula="of:=[.J6]/[.J1]" office:value-type="float" office:value="71.546647015591" calcext:value-type="float">
            <text:p>71.5466470156</text:p>
          </table:table-cell>
          <table:table-cell table:formula="of:=[.K6]/[.K1]" office:value-type="float" office:value="66.9410654017794" calcext:value-type="float">
            <text:p>66.9410654018</text:p>
          </table:table-cell>
          <table:table-cell table:formula="of:=[.L6]/[.L1]" office:value-type="float" office:value="64.7549733433912" calcext:value-type="float">
            <text:p>64.7549733434</text:p>
          </table:table-cell>
          <table:table-cell table:formula="of:=[.M6]/[.M1]" office:value-type="float" office:value="58.5707745582396" calcext:value-type="float">
            <text:p>58.5707745582</text:p>
          </table:table-cell>
          <table:table-cell table:formula="of:=[.N6]/[.N1]" office:value-type="float" office:value="53.7189787711817" calcext:value-type="float">
            <text:p>53.7189787712</text:p>
          </table:table-cell>
          <table:table-cell table:formula="of:=[.O6]/[.O1]" office:value-type="float" office:value="50.3896252539358" calcext:value-type="float">
            <text:p>50.3896252539</text:p>
          </table:table-cell>
          <table:table-cell table:formula="of:=[.P6]/[.P1]" office:value-type="float" office:value="47.7488942176525" calcext:value-type="float">
            <text:p>47.7488942177</text:p>
          </table:table-cell>
          <table:table-cell table:formula="of:=[.Q6]/[.Q1]" office:value-type="float" office:value="45.916527153547" calcext:value-type="float">
            <text:p>45.9165271535</text:p>
          </table:table-cell>
          <table:table-cell table:formula="of:=[.R6]/[.R1]" office:value-type="float" office:value="42.8737113998898" calcext:value-type="float">
            <text:p>42.8737113999</text:p>
          </table:table-cell>
          <table:table-cell table:formula="of:=[.S6]/[.S1]" office:value-type="float" office:value="41.3654043384282" calcext:value-type="float">
            <text:p>41.3654043384</text:p>
          </table:table-cell>
          <table:table-cell table:formula="of:=[.T6]/[.T1]" office:value-type="float" office:value="38.3699157595103" calcext:value-type="float">
            <text:p>38.3699157595</text:p>
          </table:table-cell>
          <table:table-cell table:formula="of:=[.U6]/[.U1]" office:value-type="float" office:value="31.2983586907809" calcext:value-type="float">
            <text:p>31.2983586908</text:p>
          </table:table-cell>
          <table:table-cell table:formula="of:=[.V6]/[.V1]" office:value-type="float" office:value="29.553504284087" calcext:value-type="float">
            <text:p>29.5535042841</text:p>
          </table:table-cell>
          <table:table-cell table:formula="of:=[.W6]/[.W1]" office:value-type="float" office:value="30.340889127497" calcext:value-type="float">
            <text:p>30.3408891275</text:p>
          </table:table-cell>
          <table:table-cell table:formula="of:=[.X6]/[.X1]" office:value-type="float" office:value="25.0003665282275" calcext:value-type="float">
            <text:p>25.0003665282</text:p>
          </table:table-cell>
          <table:table-cell table:formula="of:=[.Y6]/[.Y1]" office:value-type="float" office:value="23.8180777136474" calcext:value-type="float">
            <text:p>23.8180777136</text:p>
          </table:table-cell>
          <table:table-cell table:formula="of:=[.Z6]/[.Z1]" office:value-type="float" office:value="23.7376793143719" calcext:value-type="float">
            <text:p>23.7376793144</text:p>
          </table:table-cell>
          <table:table-cell table:formula="of:=[.AA6]/[.AA1]" office:value-type="float" office:value="20.8161500542373" calcext:value-type="float">
            <text:p>20.8161500542</text:p>
          </table:table-cell>
          <table:table-cell table:formula="of:=[.AB6]/[.AB1]" office:value-type="float" office:value="19.5754008922703" calcext:value-type="float">
            <text:p>19.5754008923</text:p>
          </table:table-cell>
          <table:table-cell table:formula="of:=[.AC6]/[.AC1]" office:value-type="float" office:value="17.9956555944231" calcext:value-type="float">
            <text:p>17.9956555944</text:p>
          </table:table-cell>
          <table:table-cell table:formula="of:=[.AD6]/[.AD1]" office:value-type="float" office:value="18.2978164958832" calcext:value-type="float">
            <text:p>18.2978164959</text:p>
          </table:table-cell>
          <table:table-cell table:formula="of:=[.AE6]/[.AE1]" office:value-type="float" office:value="16.506399743196" calcext:value-type="float">
            <text:p>16.5063997432</text:p>
          </table:table-cell>
          <table:table-cell table:formula="of:=[.AF6]/[.AF1]" office:value-type="float" office:value="16.4454263917478" calcext:value-type="float">
            <text:p>16.4454263917</text:p>
          </table:table-cell>
          <table:table-cell table:formula="of:=[.AG6]/[.AG1]" office:value-type="float" office:value="15.0123275681944" calcext:value-type="float">
            <text:p>15.0123275682</text:p>
          </table:table-cell>
          <table:table-cell table:formula="of:=[.AH6]/[.AH1]" office:value-type="float" office:value="12.7006607981449" calcext:value-type="float">
            <text:p>12.7006607981</text:p>
          </table:table-cell>
          <table:table-cell table:formula="of:=[.AI6]/[.AI1]" office:value-type="float" office:value="12.3733388445403" calcext:value-type="float">
            <text:p>12.3733388445</text:p>
          </table:table-cell>
          <table:table-cell table:formula="of:=[.AJ6]/[.AJ1]" office:value-type="float" office:value="12.0270687890838" calcext:value-type="float">
            <text:p>12.0270687891</text:p>
          </table:table-cell>
          <table:table-cell table:formula="of:=[.AK6]/[.AK1]" office:value-type="float" office:value="10.4630595338249" calcext:value-type="float">
            <text:p>10.463059533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48047.15015" calcext:value-type="float">
            <text:p>48047.15015</text:p>
          </table:table-cell>
          <table:table-cell office:value-type="float" office:value="23959.7806190476" calcext:value-type="float">
            <text:p>23959.7806190476</text:p>
          </table:table-cell>
          <table:table-cell office:value-type="float" office:value="16997.6081904762" calcext:value-type="float">
            <text:p>16997.6081904762</text:p>
          </table:table-cell>
          <table:table-cell office:value-type="float" office:value="12397.7521428571" calcext:value-type="float">
            <text:p>12397.7521428571</text:p>
          </table:table-cell>
          <table:table-cell office:value-type="float" office:value="10153.7547619048" calcext:value-type="float">
            <text:p>10153.7547619048</text:p>
          </table:table-cell>
          <table:table-cell office:value-type="float" office:value="8304.9217142857" calcext:value-type="float">
            <text:p>8304.9217142857</text:p>
          </table:table-cell>
          <table:table-cell office:value-type="float" office:value="7268.364952381" calcext:value-type="float">
            <text:p>7268.364952381</text:p>
          </table:table-cell>
          <table:table-cell office:value-type="float" office:value="6294.5993809524" calcext:value-type="float">
            <text:p>6294.5993809524</text:p>
          </table:table-cell>
          <table:table-cell office:value-type="float" office:value="5669.8410952381" calcext:value-type="float">
            <text:p>5669.8410952381</text:p>
          </table:table-cell>
          <table:table-cell office:value-type="float" office:value="5072.1159047619" calcext:value-type="float">
            <text:p>5072.1159047619</text:p>
          </table:table-cell>
          <table:table-cell office:value-type="float" office:value="4701.2436190476" calcext:value-type="float">
            <text:p>4701.2436190476</text:p>
          </table:table-cell>
          <table:table-cell office:value-type="float" office:value="4312.3635238095" calcext:value-type="float">
            <text:p>4312.3635238095</text:p>
          </table:table-cell>
          <table:table-cell office:value-type="float" office:value="4040.0882380952" calcext:value-type="float">
            <text:p>4040.0882380952</text:p>
          </table:table-cell>
          <table:table-cell office:value-type="float" office:value="3746.5412857143" calcext:value-type="float">
            <text:p>3746.5412857143</text:p>
          </table:table-cell>
          <table:table-cell office:value-type="float" office:value="3576.4894761905" calcext:value-type="float">
            <text:p>3576.4894761905</text:p>
          </table:table-cell>
          <table:table-cell office:value-type="float" office:value="3356.7543333333" calcext:value-type="float">
            <text:p>3356.7543333333</text:p>
          </table:table-cell>
          <table:table-cell office:value-type="float" office:value="3287.2448571429" calcext:value-type="float">
            <text:p>3287.2448571429</text:p>
          </table:table-cell>
          <table:table-cell office:value-type="float" office:value="3087.0917142857" calcext:value-type="float">
            <text:p>3087.0917142857</text:p>
          </table:table-cell>
          <table:table-cell office:value-type="float" office:value="3005.8748571429" calcext:value-type="float">
            <text:p>3005.8748571429</text:p>
          </table:table-cell>
          <table:table-cell office:value-type="float" office:value="2918.0311428572" calcext:value-type="float">
            <text:p>2918.0311428572</text:p>
          </table:table-cell>
          <table:table-cell office:value-type="float" office:value="2844.4301428572" calcext:value-type="float">
            <text:p>2844.4301428572</text:p>
          </table:table-cell>
          <table:table-cell office:value-type="float" office:value="2760.4967619048" calcext:value-type="float">
            <text:p>2760.4967619048</text:p>
          </table:table-cell>
          <table:table-cell office:value-type="float" office:value="2706.5371428572" calcext:value-type="float">
            <text:p>2706.5371428572</text:p>
          </table:table-cell>
          <table:table-cell office:value-type="float" office:value="2651.5906666667" calcext:value-type="float">
            <text:p>2651.5906666667</text:p>
          </table:table-cell>
          <table:table-cell office:value-type="float" office:value="2585.7910952381" calcext:value-type="float">
            <text:p>2585.7910952381</text:p>
          </table:table-cell>
          <table:table-cell office:value-type="float" office:value="2530.3343333333" calcext:value-type="float">
            <text:p>2530.3343333333</text:p>
          </table:table-cell>
          <table:table-cell office:value-type="float" office:value="2504.2842857143" calcext:value-type="float">
            <text:p>2504.2842857143</text:p>
          </table:table-cell>
          <table:table-cell office:value-type="float" office:value="2428.4304285714" calcext:value-type="float">
            <text:p>2428.4304285714</text:p>
          </table:table-cell>
          <table:table-cell office:value-type="float" office:value="2408.7763809524" calcext:value-type="float">
            <text:p>2408.7763809524</text:p>
          </table:table-cell>
          <table:table-cell office:value-type="float" office:value="2362.4005238095" calcext:value-type="float">
            <text:p>2362.4005238095</text:p>
          </table:table-cell>
          <table:table-cell office:value-type="float" office:value="2331.8995238095" calcext:value-type="float">
            <text:p>2331.8995238095</text:p>
          </table:table-cell>
          <table:table-cell office:value-type="float" office:value="2310.3772857143" calcext:value-type="float">
            <text:p>2310.3772857143</text:p>
          </table:table-cell>
          <table:table-cell office:value-type="float" office:value="2275.7246190476" calcext:value-type="float">
            <text:p>2275.7246190476</text:p>
          </table:table-cell>
          <table:table-cell office:value-type="float" office:value="2230.348" calcext:value-type="float">
            <text:p>2230.348</text:p>
          </table:table-cell>
          <table:table-cell office:value-type="float" office:value="2211.0488571429" calcext:value-type="float">
            <text:p>2211.0488571429</text:p>
          </table:table-cell>
          <table:table-cell office:value-type="float" office:value="2177.0096190476" calcext:value-type="float">
            <text:p>2177.009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48601.402" calcext:value-type="float">
            <text:p>48601.402</text:p>
          </table:table-cell>
          <table:table-cell office:value-type="float" office:value="24250.534" calcext:value-type="float">
            <text:p>24250.534</text:p>
          </table:table-cell>
          <table:table-cell office:value-type="float" office:value="17700.077" calcext:value-type="float">
            <text:p>17700.077</text:p>
          </table:table-cell>
          <table:table-cell office:value-type="float" office:value="12556.693" calcext:value-type="float">
            <text:p>12556.693</text:p>
          </table:table-cell>
          <table:table-cell office:value-type="float" office:value="10299.245" calcext:value-type="float">
            <text:p>10299.245</text:p>
          </table:table-cell>
          <table:table-cell office:value-type="float" office:value="8395.403" calcext:value-type="float">
            <text:p>8395.403</text:p>
          </table:table-cell>
          <table:table-cell office:value-type="float" office:value="7413.509" calcext:value-type="float">
            <text:p>7413.509</text:p>
          </table:table-cell>
          <table:table-cell office:value-type="float" office:value="6366.855" calcext:value-type="float">
            <text:p>6366.855</text:p>
          </table:table-cell>
          <table:table-cell office:value-type="float" office:value="5741.501" calcext:value-type="float">
            <text:p>5741.501</text:p>
          </table:table-cell>
          <table:table-cell office:value-type="float" office:value="5118.32" calcext:value-type="float">
            <text:p>5118.32</text:p>
          </table:table-cell>
          <table:table-cell office:value-type="float" office:value="4808.85" calcext:value-type="float">
            <text:p>4808.85</text:p>
          </table:table-cell>
          <table:table-cell office:value-type="float" office:value="4403.77" calcext:value-type="float">
            <text:p>4403.77</text:p>
          </table:table-cell>
          <table:table-cell office:value-type="float" office:value="4134.914" calcext:value-type="float">
            <text:p>4134.914</text:p>
          </table:table-cell>
          <table:table-cell office:value-type="float" office:value="3838.398" calcext:value-type="float">
            <text:p>3838.398</text:p>
          </table:table-cell>
          <table:table-cell office:value-type="float" office:value="3703.23" calcext:value-type="float">
            <text:p>3703.23</text:p>
          </table:table-cell>
          <table:table-cell office:value-type="float" office:value="3482.673" calcext:value-type="float">
            <text:p>3482.673</text:p>
          </table:table-cell>
          <table:table-cell office:value-type="float" office:value="3420.917" calcext:value-type="float">
            <text:p>3420.917</text:p>
          </table:table-cell>
          <table:table-cell office:value-type="float" office:value="3283.388" calcext:value-type="float">
            <text:p>3283.388</text:p>
          </table:table-cell>
          <table:table-cell office:value-type="float" office:value="3144.333" calcext:value-type="float">
            <text:p>3144.333</text:p>
          </table:table-cell>
          <table:table-cell office:value-type="float" office:value="3049.016" calcext:value-type="float">
            <text:p>3049.016</text:p>
          </table:table-cell>
          <table:table-cell office:value-type="float" office:value="2971.977" calcext:value-type="float">
            <text:p>2971.977</text:p>
          </table:table-cell>
          <table:table-cell office:value-type="float" office:value="2870.75" calcext:value-type="float">
            <text:p>2870.75</text:p>
          </table:table-cell>
          <table:table-cell office:value-type="float" office:value="2793.242" calcext:value-type="float">
            <text:p>2793.242</text:p>
          </table:table-cell>
          <table:table-cell office:value-type="float" office:value="2800.367" calcext:value-type="float">
            <text:p>2800.367</text:p>
          </table:table-cell>
          <table:table-cell office:value-type="float" office:value="2732.636" calcext:value-type="float">
            <text:p>2732.636</text:p>
          </table:table-cell>
          <table:table-cell office:value-type="float" office:value="2644.817" calcext:value-type="float">
            <text:p>2644.817</text:p>
          </table:table-cell>
          <table:table-cell office:value-type="float" office:value="2615.454" calcext:value-type="float">
            <text:p>2615.454</text:p>
          </table:table-cell>
          <table:table-cell office:value-type="float" office:value="2504.927" calcext:value-type="float">
            <text:p>2504.927</text:p>
          </table:table-cell>
          <table:table-cell office:value-type="float" office:value="2484.766" calcext:value-type="float">
            <text:p>2484.766</text:p>
          </table:table-cell>
          <table:table-cell office:value-type="float" office:value="2432.236" calcext:value-type="float">
            <text:p>2432.236</text:p>
          </table:table-cell>
          <table:table-cell office:value-type="float" office:value="2454.921" calcext:value-type="float">
            <text:p>2454.921</text:p>
          </table:table-cell>
          <table:table-cell office:value-type="float" office:value="2436.597" calcext:value-type="float">
            <text:p>2436.597</text:p>
          </table:table-cell>
          <table:table-cell office:value-type="float" office:value="2384.062" calcext:value-type="float">
            <text:p>2384.062</text:p>
          </table:table-cell>
          <table:table-cell office:value-type="float" office:value="2342.509" calcext:value-type="float">
            <text:p>2342.509</text:p>
          </table:table-cell>
          <table:table-cell office:value-type="float" office:value="2325.211" calcext:value-type="float">
            <text:p>2325.211</text:p>
          </table:table-cell>
          <table:table-cell office:value-type="float" office:value="2297.967" calcext:value-type="float">
            <text:p>2297.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47369.414" calcext:value-type="float">
            <text:p>47369.414</text:p>
          </table:table-cell>
          <table:table-cell office:value-type="float" office:value="23589.924" calcext:value-type="float">
            <text:p>23589.924</text:p>
          </table:table-cell>
          <table:table-cell office:value-type="float" office:value="16474.982" calcext:value-type="float">
            <text:p>16474.982</text:p>
          </table:table-cell>
          <table:table-cell office:value-type="float" office:value="12216.063" calcext:value-type="float">
            <text:p>12216.063</text:p>
          </table:table-cell>
          <table:table-cell office:value-type="float" office:value="10010.124" calcext:value-type="float">
            <text:p>10010.124</text:p>
          </table:table-cell>
          <table:table-cell office:value-type="float" office:value="8230.777" calcext:value-type="float">
            <text:p>8230.777</text:p>
          </table:table-cell>
          <table:table-cell office:value-type="float" office:value="7167.134" calcext:value-type="float">
            <text:p>7167.134</text:p>
          </table:table-cell>
          <table:table-cell office:value-type="float" office:value="6244.862" calcext:value-type="float">
            <text:p>6244.862</text:p>
          </table:table-cell>
          <table:table-cell office:value-type="float" office:value="5572.707" calcext:value-type="float">
            <text:p>5572.707</text:p>
          </table:table-cell>
          <table:table-cell office:value-type="float" office:value="5021.15" calcext:value-type="float">
            <text:p>5021.15</text:p>
          </table:table-cell>
          <table:table-cell office:value-type="float" office:value="4628.067" calcext:value-type="float">
            <text:p>4628.067</text:p>
          </table:table-cell>
          <table:table-cell office:value-type="float" office:value="4224.768" calcext:value-type="float">
            <text:p>4224.768</text:p>
          </table:table-cell>
          <table:table-cell office:value-type="float" office:value="3914.306" calcext:value-type="float">
            <text:p>3914.306</text:p>
          </table:table-cell>
          <table:table-cell office:value-type="float" office:value="3655.995" calcext:value-type="float">
            <text:p>3655.995</text:p>
          </table:table-cell>
          <table:table-cell office:value-type="float" office:value="3445.381" calcext:value-type="float">
            <text:p>3445.381</text:p>
          </table:table-cell>
          <table:table-cell office:value-type="float" office:value="3214.977" calcext:value-type="float">
            <text:p>3214.977</text:p>
          </table:table-cell>
          <table:table-cell office:value-type="float" office:value="3141.1" calcext:value-type="float">
            <text:p>3141.1</text:p>
          </table:table-cell>
          <table:table-cell office:value-type="float" office:value="2947.256" calcext:value-type="float">
            <text:p>2947.256</text:p>
          </table:table-cell>
          <table:table-cell office:value-type="float" office:value="2845.74" calcext:value-type="float">
            <text:p>2845.74</text:p>
          </table:table-cell>
          <table:table-cell office:value-type="float" office:value="2761.094" calcext:value-type="float">
            <text:p>2761.094</text:p>
          </table:table-cell>
          <table:table-cell office:value-type="float" office:value="2711.611" calcext:value-type="float">
            <text:p>2711.611</text:p>
          </table:table-cell>
          <table:table-cell office:value-type="float" office:value="2675.087" calcext:value-type="float">
            <text:p>2675.087</text:p>
          </table:table-cell>
          <table:table-cell office:value-type="float" office:value="2599.579" calcext:value-type="float">
            <text:p>2599.579</text:p>
          </table:table-cell>
          <table:table-cell office:value-type="float" office:value="2543.579" calcext:value-type="float">
            <text:p>2543.579</text:p>
          </table:table-cell>
          <table:table-cell office:value-type="float" office:value="2506.599" calcext:value-type="float">
            <text:p>2506.599</text:p>
          </table:table-cell>
          <table:table-cell office:value-type="float" office:value="2462.125" calcext:value-type="float">
            <text:p>2462.125</text:p>
          </table:table-cell>
          <table:table-cell office:value-type="float" office:value="2423.478" calcext:value-type="float">
            <text:p>2423.478</text:p>
          </table:table-cell>
          <table:table-cell office:value-type="float" office:value="2371.568" calcext:value-type="float">
            <text:p>2371.568</text:p>
          </table:table-cell>
          <table:table-cell office:value-type="float" office:value="2345.398" calcext:value-type="float">
            <text:p>2345.398</text:p>
          </table:table-cell>
          <table:table-cell office:value-type="float" office:value="2304.989" calcext:value-type="float">
            <text:p>2304.989</text:p>
          </table:table-cell>
          <table:table-cell office:value-type="float" office:value="2264.747" calcext:value-type="float">
            <text:p>2264.747</text:p>
          </table:table-cell>
          <table:table-cell office:value-type="float" office:value="2231.337" calcext:value-type="float">
            <text:p>2231.337</text:p>
          </table:table-cell>
          <table:table-cell office:value-type="float" office:value="2198.828" calcext:value-type="float">
            <text:p>2198.828</text:p>
          </table:table-cell>
          <table:table-cell office:value-type="float" office:value="2162.985" calcext:value-type="float">
            <text:p>2162.985</text:p>
          </table:table-cell>
          <table:table-cell office:value-type="float" office:value="2160.357" calcext:value-type="float">
            <text:p>2160.357</text:p>
          </table:table-cell>
          <table:table-cell office:value-type="float" office:value="2096.836" calcext:value-type="float">
            <text:p>2096.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275.0536636712" calcext:value-type="float">
            <text:p>275.0536636712</text:p>
          </table:table-cell>
          <table:table-cell office:value-type="float" office:value="161.4241879123" calcext:value-type="float">
            <text:p>161.4241879123</text:p>
          </table:table-cell>
          <table:table-cell office:value-type="float" office:value="345.9725269543" calcext:value-type="float">
            <text:p>345.9725269543</text:p>
          </table:table-cell>
          <table:table-cell office:value-type="float" office:value="93.7643303278" calcext:value-type="float">
            <text:p>93.7643303278</text:p>
          </table:table-cell>
          <table:table-cell office:value-type="float" office:value="86.6431293727" calcext:value-type="float">
            <text:p>86.6431293727</text:p>
          </table:table-cell>
          <table:table-cell office:value-type="float" office:value="43.6023854693" calcext:value-type="float">
            <text:p>43.6023854693</text:p>
          </table:table-cell>
          <table:table-cell office:value-type="float" office:value="72.2541312269" calcext:value-type="float">
            <text:p>72.2541312269</text:p>
          </table:table-cell>
          <table:table-cell office:value-type="float" office:value="29.3434204132" calcext:value-type="float">
            <text:p>29.3434204132</text:p>
          </table:table-cell>
          <table:table-cell office:value-type="float" office:value="40.4666039295" calcext:value-type="float">
            <text:p>40.4666039295</text:p>
          </table:table-cell>
          <table:table-cell office:value-type="float" office:value="24.7485192707" calcext:value-type="float">
            <text:p>24.7485192707</text:p>
          </table:table-cell>
          <table:table-cell office:value-type="float" office:value="44.0645025315" calcext:value-type="float">
            <text:p>44.0645025315</text:p>
          </table:table-cell>
          <table:table-cell office:value-type="float" office:value="46.7762999922" calcext:value-type="float">
            <text:p>46.7762999922</text:p>
          </table:table-cell>
          <table:table-cell office:value-type="float" office:value="59.105606223" calcext:value-type="float">
            <text:p>59.105606223</text:p>
          </table:table-cell>
          <table:table-cell office:value-type="float" office:value="58.4302717229" calcext:value-type="float">
            <text:p>58.4302717229</text:p>
          </table:table-cell>
          <table:table-cell office:value-type="float" office:value="80.3910445203" calcext:value-type="float">
            <text:p>80.3910445203</text:p>
          </table:table-cell>
          <table:table-cell office:value-type="float" office:value="70.3193089189" calcext:value-type="float">
            <text:p>70.3193089189</text:p>
          </table:table-cell>
          <table:table-cell office:value-type="float" office:value="74.5970636837" calcext:value-type="float">
            <text:p>74.5970636837</text:p>
          </table:table-cell>
          <table:table-cell office:value-type="float" office:value="97.5630269934" calcext:value-type="float">
            <text:p>97.5630269934</text:p>
          </table:table-cell>
          <table:table-cell office:value-type="float" office:value="93.2367530914" calcext:value-type="float">
            <text:p>93.2367530914</text:p>
          </table:table-cell>
          <table:table-cell office:value-type="float" office:value="96.0074318896" calcext:value-type="float">
            <text:p>96.0074318896</text:p>
          </table:table-cell>
          <table:table-cell office:value-type="float" office:value="82.5014781997" calcext:value-type="float">
            <text:p>82.5014781997</text:p>
          </table:table-cell>
          <table:table-cell office:value-type="float" office:value="59.283191514" calcext:value-type="float">
            <text:p>59.283191514</text:p>
          </table:table-cell>
          <table:table-cell office:value-type="float" office:value="54.0882210664" calcext:value-type="float">
            <text:p>54.0882210664</text:p>
          </table:table-cell>
          <table:table-cell office:value-type="float" office:value="67.6903041634" calcext:value-type="float">
            <text:p>67.6903041634</text:p>
          </table:table-cell>
          <table:table-cell office:value-type="float" office:value="56.6237523809" calcext:value-type="float">
            <text:p>56.6237523809</text:p>
          </table:table-cell>
          <table:table-cell office:value-type="float" office:value="40.4182394425" calcext:value-type="float">
            <text:p>40.4182394425</text:p>
          </table:table-cell>
          <table:table-cell office:value-type="float" office:value="59.509103434" calcext:value-type="float">
            <text:p>59.509103434</text:p>
          </table:table-cell>
          <table:table-cell office:value-type="float" office:value="42.1515913704" calcext:value-type="float">
            <text:p>42.1515913704</text:p>
          </table:table-cell>
          <table:table-cell office:value-type="float" office:value="39.9849552888" calcext:value-type="float">
            <text:p>39.9849552888</text:p>
          </table:table-cell>
          <table:table-cell office:value-type="float" office:value="40.1455584637" calcext:value-type="float">
            <text:p>40.1455584637</text:p>
          </table:table-cell>
          <table:table-cell office:value-type="float" office:value="43.8066611609" calcext:value-type="float">
            <text:p>43.8066611609</text:p>
          </table:table-cell>
          <table:table-cell office:value-type="float" office:value="62.9384482754" calcext:value-type="float">
            <text:p>62.9384482754</text:p>
          </table:table-cell>
          <table:table-cell office:value-type="float" office:value="51.6854858819" calcext:value-type="float">
            <text:p>51.6854858819</text:p>
          </table:table-cell>
          <table:table-cell office:value-type="float" office:value="52.8830469498" calcext:value-type="float">
            <text:p>52.8830469498</text:p>
          </table:table-cell>
          <table:table-cell office:value-type="float" office:value="44.1670888211" calcext:value-type="float">
            <text:p>44.1670888211</text:p>
          </table:table-cell>
          <table:table-cell office:value-type="float" office:value="57.4518554552" calcext:value-type="float">
            <text:p>57.451855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660882615324064" calcext:value-type="float">
            <text:p>0.6608826153</text:p>
          </table:table-cell>
          <table:table-cell table:formula="of:=[.B30]/[.C9]" office:value-type="float" office:value="1.32528451553336" calcext:value-type="float">
            <text:p>1.3252845155</text:p>
          </table:table-cell>
          <table:table-cell table:formula="of:=[.B30]/[.D9]" office:value-type="float" office:value="1.8681173194586" calcext:value-type="float">
            <text:p>1.8681173195</text:p>
          </table:table-cell>
          <table:table-cell table:formula="of:=[.B30]/[.E9]" office:value-type="float" office:value="2.56123254313441" calcext:value-type="float">
            <text:p>2.5612325431</text:p>
          </table:table-cell>
          <table:table-cell table:formula="of:=[.B30]/[.F9]" office:value-type="float" office:value="3.12726936927155" calcext:value-type="float">
            <text:p>3.1272693693</text:p>
          </table:table-cell>
          <table:table-cell table:formula="of:=[.B30]/[.G9]" office:value-type="float" office:value="3.82345882868218" calcext:value-type="float">
            <text:p>3.8234588287</text:p>
          </table:table-cell>
          <table:table-cell table:formula="of:=[.B30]/[.H9]" office:value-type="float" office:value="4.36873030702704" calcext:value-type="float">
            <text:p>4.368730307</text:p>
          </table:table-cell>
          <table:table-cell table:formula="of:=[.B30]/[.I9]" office:value-type="float" office:value="5.04456667188175" calcext:value-type="float">
            <text:p>5.0445666719</text:p>
          </table:table-cell>
          <table:table-cell table:formula="of:=[.B30]/[.J9]" office:value-type="float" office:value="5.60042613481155" calcext:value-type="float">
            <text:p>5.6004261348</text:p>
          </table:table-cell>
          <table:table-cell table:formula="of:=[.B30]/[.K9]" office:value-type="float" office:value="6.26041022055284" calcext:value-type="float">
            <text:p>6.2604102206</text:p>
          </table:table-cell>
          <table:table-cell table:formula="of:=[.B30]/[.L9]" office:value-type="float" office:value="6.75428223318339" calcext:value-type="float">
            <text:p>6.7542822332</text:p>
          </table:table-cell>
          <table:table-cell table:formula="of:=[.B30]/[.M9]" office:value-type="float" office:value="7.36336954773916" calcext:value-type="float">
            <text:p>7.3633695477</text:p>
          </table:table-cell>
          <table:table-cell table:formula="of:=[.B30]/[.N9]" office:value-type="float" office:value="7.8596120625749" calcext:value-type="float">
            <text:p>7.8596120626</text:p>
          </table:table-cell>
          <table:table-cell table:formula="of:=[.B30]/[.O9]" office:value-type="float" office:value="8.47542408542977" calcext:value-type="float">
            <text:p>8.4754240854</text:p>
          </table:table-cell>
          <table:table-cell table:formula="of:=[.B30]/[.P9]" office:value-type="float" office:value="8.87840617493506" calcext:value-type="float">
            <text:p>8.8784061749</text:p>
          </table:table-cell>
          <table:table-cell table:formula="of:=[.B30]/[.Q9]" office:value-type="float" office:value="9.4595919441231" calcext:value-type="float">
            <text:p>9.4595919441</text:p>
          </table:table-cell>
          <table:table-cell table:formula="of:=[.B30]/[.R9]" office:value-type="float" office:value="9.6596169832017" calcext:value-type="float">
            <text:p>9.6596169832</text:p>
          </table:table-cell>
          <table:table-cell table:formula="of:=[.B30]/[.S9]" office:value-type="float" office:value="10.2859031051973" calcext:value-type="float">
            <text:p>10.2859031052</text:p>
          </table:table-cell>
          <table:table-cell table:formula="of:=[.B30]/[.T9]" office:value-type="float" office:value="10.5638217687419" calcext:value-type="float">
            <text:p>10.5638217687</text:p>
          </table:table-cell>
          <table:table-cell table:formula="of:=[.B30]/[.U9]" office:value-type="float" office:value="10.8818325423725" calcext:value-type="float">
            <text:p>10.8818325424</text:p>
          </table:table-cell>
          <table:table-cell table:formula="of:=[.B30]/[.V9]" office:value-type="float" office:value="11.1634052007703" calcext:value-type="float">
            <text:p>11.1634052008</text:p>
          </table:table-cell>
          <table:table-cell table:formula="of:=[.B30]/[.W9]" office:value-type="float" office:value="11.5028304645029" calcext:value-type="float">
            <text:p>11.5028304645</text:p>
          </table:table-cell>
          <table:table-cell table:formula="of:=[.B30]/[.X9]" office:value-type="float" office:value="11.7321597945923" calcext:value-type="float">
            <text:p>11.7321597946</text:p>
          </table:table-cell>
          <table:table-cell table:formula="of:=[.B30]/[.Y9]" office:value-type="float" office:value="11.9752745584661" calcext:value-type="float">
            <text:p>11.9752745585</text:p>
          </table:table-cell>
          <table:table-cell table:formula="of:=[.B30]/[.Z9]" office:value-type="float" office:value="12.2800044862387" calcext:value-type="float">
            <text:p>12.2800044862</text:p>
          </table:table-cell>
          <table:table-cell table:formula="of:=[.B30]/[.AA9]" office:value-type="float" office:value="12.5491425507277" calcext:value-type="float">
            <text:p>12.5491425507</text:p>
          </table:table-cell>
          <table:table-cell table:formula="of:=[.B30]/[.AB9]" office:value-type="float" office:value="12.6796811492761" calcext:value-type="float">
            <text:p>12.6796811493</text:p>
          </table:table-cell>
          <table:table-cell table:formula="of:=[.B30]/[.AC9]" office:value-type="float" office:value="13.0757405591726" calcext:value-type="float">
            <text:p>13.0757405592</text:p>
          </table:table-cell>
          <table:table-cell table:formula="of:=[.B30]/[.AD9]" office:value-type="float" office:value="13.1824300923463" calcext:value-type="float">
            <text:p>13.1824300923</text:p>
          </table:table-cell>
          <table:table-cell table:formula="of:=[.B30]/[.AE9]" office:value-type="float" office:value="13.4412119917734" calcext:value-type="float">
            <text:p>13.4412119918</text:p>
          </table:table-cell>
          <table:table-cell table:formula="of:=[.B30]/[.AF9]" office:value-type="float" office:value="13.6170216279842" calcext:value-type="float">
            <text:p>13.617021628</text:p>
          </table:table-cell>
          <table:table-cell table:formula="of:=[.B30]/[.AG9]" office:value-type="float" office:value="13.7438705125526" calcext:value-type="float">
            <text:p>13.7438705126</text:p>
          </table:table-cell>
          <table:table-cell table:formula="of:=[.B30]/[.AH9]" office:value-type="float" office:value="13.9531496843801" calcext:value-type="float">
            <text:p>13.9531496844</text:p>
          </table:table-cell>
          <table:table-cell table:formula="of:=[.B30]/[.AI9]" office:value-type="float" office:value="14.2370276970231" calcext:value-type="float">
            <text:p>14.237027697</text:p>
          </table:table-cell>
          <table:table-cell table:formula="of:=[.B30]/[.AJ9]" office:value-type="float" office:value="14.3612956119982" calcext:value-type="float">
            <text:p>14.361295612</text:p>
          </table:table-cell>
          <table:table-cell table:formula="of:=[.B30]/[.AK9]" office:value-type="float" office:value="14.5858456353039" calcext:value-type="float">
            <text:p>14.5858456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660882615324064" calcext:value-type="float">
            <text:p>0.6608826153</text:p>
          </table:table-cell>
          <table:table-cell table:formula="of:=[.C13]/[.C1]" office:value-type="float" office:value="0.662642257766678" calcext:value-type="float">
            <text:p>0.6626422578</text:p>
          </table:table-cell>
          <table:table-cell table:formula="of:=[.D13]/[.D1]" office:value-type="float" office:value="0.622705773152868" calcext:value-type="float">
            <text:p>0.6227057732</text:p>
          </table:table-cell>
          <table:table-cell table:formula="of:=[.E13]/[.E1]" office:value-type="float" office:value="0.640308135783603" calcext:value-type="float">
            <text:p>0.6403081358</text:p>
          </table:table-cell>
          <table:table-cell table:formula="of:=[.F13]/[.F1]" office:value-type="float" office:value="0.625453873854309" calcext:value-type="float">
            <text:p>0.6254538739</text:p>
          </table:table-cell>
          <table:table-cell table:formula="of:=[.G13]/[.G1]" office:value-type="float" office:value="0.637243138113697" calcext:value-type="float">
            <text:p>0.6372431381</text:p>
          </table:table-cell>
          <table:table-cell table:formula="of:=[.H13]/[.H1]" office:value-type="float" office:value="0.624104329575291" calcext:value-type="float">
            <text:p>0.6241043296</text:p>
          </table:table-cell>
          <table:table-cell table:formula="of:=[.I13]/[.I1]" office:value-type="float" office:value="0.630570833985219" calcext:value-type="float">
            <text:p>0.630570834</text:p>
          </table:table-cell>
          <table:table-cell table:formula="of:=[.J13]/[.J1]" office:value-type="float" office:value="0.622269570534617" calcext:value-type="float">
            <text:p>0.6222695705</text:p>
          </table:table-cell>
          <table:table-cell table:formula="of:=[.K13]/[.K1]" office:value-type="float" office:value="0.626041022055284" calcext:value-type="float">
            <text:p>0.6260410221</text:p>
          </table:table-cell>
          <table:table-cell table:formula="of:=[.L13]/[.L1]" office:value-type="float" office:value="0.614025657562127" calcext:value-type="float">
            <text:p>0.6140256576</text:p>
          </table:table-cell>
          <table:table-cell table:formula="of:=[.M13]/[.M1]" office:value-type="float" office:value="0.613614128978263" calcext:value-type="float">
            <text:p>0.613614129</text:p>
          </table:table-cell>
          <table:table-cell table:formula="of:=[.N13]/[.N1]" office:value-type="float" office:value="0.604585543274992" calcext:value-type="float">
            <text:p>0.6045855433</text:p>
          </table:table-cell>
          <table:table-cell table:formula="of:=[.O13]/[.O1]" office:value-type="float" office:value="0.605387434673555" calcext:value-type="float">
            <text:p>0.6053874347</text:p>
          </table:table-cell>
          <table:table-cell table:formula="of:=[.P13]/[.P1]" office:value-type="float" office:value="0.591893744995671" calcext:value-type="float">
            <text:p>0.591893745</text:p>
          </table:table-cell>
          <table:table-cell table:formula="of:=[.Q13]/[.Q1]" office:value-type="float" office:value="0.591224496507694" calcext:value-type="float">
            <text:p>0.5912244965</text:p>
          </table:table-cell>
          <table:table-cell table:formula="of:=[.R13]/[.R1]" office:value-type="float" office:value="0.568212763717747" calcext:value-type="float">
            <text:p>0.5682127637</text:p>
          </table:table-cell>
          <table:table-cell table:formula="of:=[.S13]/[.S1]" office:value-type="float" office:value="0.571439061399847" calcext:value-type="float">
            <text:p>0.5714390614</text:p>
          </table:table-cell>
          <table:table-cell table:formula="of:=[.T13]/[.T1]" office:value-type="float" office:value="0.555990619407466" calcext:value-type="float">
            <text:p>0.5559906194</text:p>
          </table:table-cell>
          <table:table-cell table:formula="of:=[.U13]/[.U1]" office:value-type="float" office:value="0.544091627118627" calcext:value-type="float">
            <text:p>0.5440916271</text:p>
          </table:table-cell>
          <table:table-cell table:formula="of:=[.V13]/[.V1]" office:value-type="float" office:value="0.531590723846207" calcext:value-type="float">
            <text:p>0.5315907238</text:p>
          </table:table-cell>
          <table:table-cell table:formula="of:=[.W13]/[.W1]" office:value-type="float" office:value="0.522855930204675" calcext:value-type="float">
            <text:p>0.5228559302</text:p>
          </table:table-cell>
          <table:table-cell table:formula="of:=[.X13]/[.X1]" office:value-type="float" office:value="0.510093904112709" calcext:value-type="float">
            <text:p>0.5100939041</text:p>
          </table:table-cell>
          <table:table-cell table:formula="of:=[.Y13]/[.Y1]" office:value-type="float" office:value="0.498969773269422" calcext:value-type="float">
            <text:p>0.4989697733</text:p>
          </table:table-cell>
          <table:table-cell table:formula="of:=[.Z13]/[.Z1]" office:value-type="float" office:value="0.491200179449549" calcext:value-type="float">
            <text:p>0.4912001794</text:p>
          </table:table-cell>
          <table:table-cell table:formula="of:=[.AA13]/[.AA1]" office:value-type="float" office:value="0.48265932887414" calcext:value-type="float">
            <text:p>0.4826593289</text:p>
          </table:table-cell>
          <table:table-cell table:formula="of:=[.AB13]/[.AB1]" office:value-type="float" office:value="0.46961782034356" calcext:value-type="float">
            <text:p>0.4696178203</text:p>
          </table:table-cell>
          <table:table-cell table:formula="of:=[.AC13]/[.AC1]" office:value-type="float" office:value="0.466990734256165" calcext:value-type="float">
            <text:p>0.4669907343</text:p>
          </table:table-cell>
          <table:table-cell table:formula="of:=[.AD13]/[.AD1]" office:value-type="float" office:value="0.454566554908494" calcext:value-type="float">
            <text:p>0.4545665549</text:p>
          </table:table-cell>
          <table:table-cell table:formula="of:=[.AE13]/[.AE1]" office:value-type="float" office:value="0.44804039972578" calcext:value-type="float">
            <text:p>0.4480403997</text:p>
          </table:table-cell>
          <table:table-cell table:formula="of:=[.AF13]/[.AF1]" office:value-type="float" office:value="0.439258762193038" calcext:value-type="float">
            <text:p>0.4392587622</text:p>
          </table:table-cell>
          <table:table-cell table:formula="of:=[.AG13]/[.AG1]" office:value-type="float" office:value="0.429495953517268" calcext:value-type="float">
            <text:p>0.4294959535</text:p>
          </table:table-cell>
          <table:table-cell table:formula="of:=[.AH13]/[.AH1]" office:value-type="float" office:value="0.422822717708487" calcext:value-type="float">
            <text:p>0.4228227177</text:p>
          </table:table-cell>
          <table:table-cell table:formula="of:=[.AI13]/[.AI1]" office:value-type="float" office:value="0.418736108735973" calcext:value-type="float">
            <text:p>0.4187361087</text:p>
          </table:table-cell>
          <table:table-cell table:formula="of:=[.AJ13]/[.AJ1]" office:value-type="float" office:value="0.410322731771378" calcext:value-type="float">
            <text:p>0.4103227318</text:p>
          </table:table-cell>
          <table:table-cell table:formula="of:=[.AK13]/[.AK1]" office:value-type="float" office:value="0.405162378758441" calcext:value-type="float">
            <text:p>0.405162378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35722.63945" calcext:value-type="float">
            <text:p>35722.63945</text:p>
          </table:table-cell>
          <table:table-cell office:value-type="float" office:value="18159.3804761905" calcext:value-type="float">
            <text:p>18159.3804761905</text:p>
          </table:table-cell>
          <table:table-cell office:value-type="float" office:value="12885.2101904762" calcext:value-type="float">
            <text:p>12885.2101904762</text:p>
          </table:table-cell>
          <table:table-cell office:value-type="float" office:value="9387.4110952381" calcext:value-type="float">
            <text:p>9387.4110952381</text:p>
          </table:table-cell>
          <table:table-cell office:value-type="float" office:value="7711.457952381" calcext:value-type="float">
            <text:p>7711.457952381</text:p>
          </table:table-cell>
          <table:table-cell office:value-type="float" office:value="6352.5080476191" calcext:value-type="float">
            <text:p>6352.5080476191</text:p>
          </table:table-cell>
          <table:table-cell office:value-type="float" office:value="5560.9309047619" calcext:value-type="float">
            <text:p>5560.9309047619</text:p>
          </table:table-cell>
          <table:table-cell office:value-type="float" office:value="4853.4567142857" calcext:value-type="float">
            <text:p>4853.4567142857</text:p>
          </table:table-cell>
          <table:table-cell office:value-type="float" office:value="4394.7965238095" calcext:value-type="float">
            <text:p>4394.7965238095</text:p>
          </table:table-cell>
          <table:table-cell office:value-type="float" office:value="3964.7404285714" calcext:value-type="float">
            <text:p>3964.7404285714</text:p>
          </table:table-cell>
          <table:table-cell office:value-type="float" office:value="3682.6598571429" calcext:value-type="float">
            <text:p>3682.6598571429</text:p>
          </table:table-cell>
          <table:table-cell office:value-type="float" office:value="3367.0407619048" calcext:value-type="float">
            <text:p>3367.0407619048</text:p>
          </table:table-cell>
          <table:table-cell office:value-type="float" office:value="3180.6703333333" calcext:value-type="float">
            <text:p>3180.6703333333</text:p>
          </table:table-cell>
          <table:table-cell office:value-type="float" office:value="2966.8400476191" calcext:value-type="float">
            <text:p>2966.8400476191</text:p>
          </table:table-cell>
          <table:table-cell office:value-type="float" office:value="2842.5083809524" calcext:value-type="float">
            <text:p>2842.5083809524</text:p>
          </table:table-cell>
          <table:table-cell office:value-type="float" office:value="2708.1089047619" calcext:value-type="float">
            <text:p>2708.1089047619</text:p>
          </table:table-cell>
          <table:table-cell office:value-type="float" office:value="2579.4951428572" calcext:value-type="float">
            <text:p>2579.4951428572</text:p>
          </table:table-cell>
          <table:table-cell office:value-type="float" office:value="2461.3612857143" calcext:value-type="float">
            <text:p>2461.3612857143</text:p>
          </table:table-cell>
          <table:table-cell office:value-type="float" office:value="2410.9332857143" calcext:value-type="float">
            <text:p>2410.9332857143</text:p>
          </table:table-cell>
          <table:table-cell office:value-type="float" office:value="2352.0333333333" calcext:value-type="float">
            <text:p>2352.0333333333</text:p>
          </table:table-cell>
          <table:table-cell office:value-type="float" office:value="2279.1553809524" calcext:value-type="float">
            <text:p>2279.1553809524</text:p>
          </table:table-cell>
          <table:table-cell office:value-type="float" office:value="2236.4906190476" calcext:value-type="float">
            <text:p>2236.4906190476</text:p>
          </table:table-cell>
          <table:table-cell office:value-type="float" office:value="2154.9433333333" calcext:value-type="float">
            <text:p>2154.9433333333</text:p>
          </table:table-cell>
          <table:table-cell office:value-type="float" office:value="2125.6273333333" calcext:value-type="float">
            <text:p>2125.6273333333</text:p>
          </table:table-cell>
          <table:table-cell office:value-type="float" office:value="2074.198952381" calcext:value-type="float">
            <text:p>2074.198952381</text:p>
          </table:table-cell>
          <table:table-cell office:value-type="float" office:value="2004.6273809524" calcext:value-type="float">
            <text:p>2004.6273809524</text:p>
          </table:table-cell>
          <table:table-cell office:value-type="float" office:value="2007.7168095238" calcext:value-type="float">
            <text:p>2007.7168095238</text:p>
          </table:table-cell>
          <table:table-cell office:value-type="float" office:value="1958.0045714286" calcext:value-type="float">
            <text:p>1958.0045714286</text:p>
          </table:table-cell>
          <table:table-cell office:value-type="float" office:value="1941.5433809524" calcext:value-type="float">
            <text:p>1941.5433809524</text:p>
          </table:table-cell>
          <table:table-cell office:value-type="float" office:value="1925.7354761905" calcext:value-type="float">
            <text:p>1925.7354761905</text:p>
          </table:table-cell>
          <table:table-cell office:value-type="float" office:value="1877.9157619048" calcext:value-type="float">
            <text:p>1877.9157619048</text:p>
          </table:table-cell>
          <table:table-cell office:value-type="float" office:value="1855.4760952381" calcext:value-type="float">
            <text:p>1855.4760952381</text:p>
          </table:table-cell>
          <table:table-cell office:value-type="float" office:value="1837.2958571429" calcext:value-type="float">
            <text:p>1837.2958571429</text:p>
          </table:table-cell>
          <table:table-cell office:value-type="float" office:value="1808.3661904762" calcext:value-type="float">
            <text:p>1808.3661904762</text:p>
          </table:table-cell>
          <table:table-cell office:value-type="float" office:value="1778.8507619048" calcext:value-type="float">
            <text:p>1778.8507619048</text:p>
          </table:table-cell>
          <table:table-cell office:value-type="float" office:value="1764.9588571429" calcext:value-type="float">
            <text:p>1764.958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36168.777" calcext:value-type="float">
            <text:p>36168.777</text:p>
          </table:table-cell>
          <table:table-cell office:value-type="float" office:value="18359.573" calcext:value-type="float">
            <text:p>18359.573</text:p>
          </table:table-cell>
          <table:table-cell office:value-type="float" office:value="13201.434" calcext:value-type="float">
            <text:p>13201.434</text:p>
          </table:table-cell>
          <table:table-cell office:value-type="float" office:value="9485.463" calcext:value-type="float">
            <text:p>9485.463</text:p>
          </table:table-cell>
          <table:table-cell office:value-type="float" office:value="7848.722" calcext:value-type="float">
            <text:p>7848.722</text:p>
          </table:table-cell>
          <table:table-cell office:value-type="float" office:value="6457.718" calcext:value-type="float">
            <text:p>6457.718</text:p>
          </table:table-cell>
          <table:table-cell office:value-type="float" office:value="5653.821" calcext:value-type="float">
            <text:p>5653.821</text:p>
          </table:table-cell>
          <table:table-cell office:value-type="float" office:value="4891.265" calcext:value-type="float">
            <text:p>4891.265</text:p>
          </table:table-cell>
          <table:table-cell office:value-type="float" office:value="4574.451" calcext:value-type="float">
            <text:p>4574.451</text:p>
          </table:table-cell>
          <table:table-cell office:value-type="float" office:value="4035.178" calcext:value-type="float">
            <text:p>4035.178</text:p>
          </table:table-cell>
          <table:table-cell office:value-type="float" office:value="3768.629" calcext:value-type="float">
            <text:p>3768.629</text:p>
          </table:table-cell>
          <table:table-cell office:value-type="float" office:value="3431.607" calcext:value-type="float">
            <text:p>3431.607</text:p>
          </table:table-cell>
          <table:table-cell office:value-type="float" office:value="3260.073" calcext:value-type="float">
            <text:p>3260.073</text:p>
          </table:table-cell>
          <table:table-cell office:value-type="float" office:value="3101.471" calcext:value-type="float">
            <text:p>3101.471</text:p>
          </table:table-cell>
          <table:table-cell office:value-type="float" office:value="2961.288" calcext:value-type="float">
            <text:p>2961.288</text:p>
          </table:table-cell>
          <table:table-cell office:value-type="float" office:value="2868.173" calcext:value-type="float">
            <text:p>2868.173</text:p>
          </table:table-cell>
          <table:table-cell office:value-type="float" office:value="2756.084" calcext:value-type="float">
            <text:p>2756.084</text:p>
          </table:table-cell>
          <table:table-cell office:value-type="float" office:value="2588.576" calcext:value-type="float">
            <text:p>2588.576</text:p>
          </table:table-cell>
          <table:table-cell office:value-type="float" office:value="2578.837" calcext:value-type="float">
            <text:p>2578.837</text:p>
          </table:table-cell>
          <table:table-cell office:value-type="float" office:value="2521.782" calcext:value-type="float">
            <text:p>2521.782</text:p>
          </table:table-cell>
          <table:table-cell office:value-type="float" office:value="2413.126" calcext:value-type="float">
            <text:p>2413.126</text:p>
          </table:table-cell>
          <table:table-cell office:value-type="float" office:value="2363.414" calcext:value-type="float">
            <text:p>2363.414</text:p>
          </table:table-cell>
          <table:table-cell office:value-type="float" office:value="2224.364" calcext:value-type="float">
            <text:p>2224.364</text:p>
          </table:table-cell>
          <table:table-cell office:value-type="float" office:value="2266.887" calcext:value-type="float">
            <text:p>2266.887</text:p>
          </table:table-cell>
          <table:table-cell office:value-type="float" office:value="2269.389" calcext:value-type="float">
            <text:p>2269.389</text:p>
          </table:table-cell>
          <table:table-cell office:value-type="float" office:value="2092.158" calcext:value-type="float">
            <text:p>2092.158</text:p>
          </table:table-cell>
          <table:table-cell office:value-type="float" office:value="2093.083" calcext:value-type="float">
            <text:p>2093.083</text:p>
          </table:table-cell>
          <table:table-cell office:value-type="float" office:value="2108.302" calcext:value-type="float">
            <text:p>2108.302</text:p>
          </table:table-cell>
          <table:table-cell office:value-type="float" office:value="2048.112" calcext:value-type="float">
            <text:p>2048.112</text:p>
          </table:table-cell>
          <table:table-cell office:value-type="float" office:value="2072.07" calcext:value-type="float">
            <text:p>2072.07</text:p>
          </table:table-cell>
          <table:table-cell office:value-type="float" office:value="2002.788" calcext:value-type="float">
            <text:p>2002.788</text:p>
          </table:table-cell>
          <table:table-cell office:value-type="float" office:value="1935.897" calcext:value-type="float">
            <text:p>1935.897</text:p>
          </table:table-cell>
          <table:table-cell office:value-type="float" office:value="1929.732" calcext:value-type="float">
            <text:p>1929.732</text:p>
          </table:table-cell>
          <table:table-cell office:value-type="float" office:value="1986.869" calcext:value-type="float">
            <text:p>1986.869</text:p>
          </table:table-cell>
          <table:table-cell office:value-type="float" office:value="1862.754" calcext:value-type="float">
            <text:p>1862.754</text:p>
          </table:table-cell>
          <table:table-cell office:value-type="float" office:value="1879.313" calcext:value-type="float">
            <text:p>1879.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35072.54" calcext:value-type="float">
            <text:p>35072.54</text:p>
          </table:table-cell>
          <table:table-cell office:value-type="float" office:value="17848.566" calcext:value-type="float">
            <text:p>17848.566</text:p>
          </table:table-cell>
          <table:table-cell office:value-type="float" office:value="12580.361" calcext:value-type="float">
            <text:p>12580.361</text:p>
          </table:table-cell>
          <table:table-cell office:value-type="float" office:value="9252.779" calcext:value-type="float">
            <text:p>9252.779</text:p>
          </table:table-cell>
          <table:table-cell office:value-type="float" office:value="7542.619" calcext:value-type="float">
            <text:p>7542.619</text:p>
          </table:table-cell>
          <table:table-cell office:value-type="float" office:value="6283.82" calcext:value-type="float">
            <text:p>6283.82</text:p>
          </table:table-cell>
          <table:table-cell office:value-type="float" office:value="5491.746" calcext:value-type="float">
            <text:p>5491.746</text:p>
          </table:table-cell>
          <table:table-cell office:value-type="float" office:value="4779.316" calcext:value-type="float">
            <text:p>4779.316</text:p>
          </table:table-cell>
          <table:table-cell office:value-type="float" office:value="4309.515" calcext:value-type="float">
            <text:p>4309.515</text:p>
          </table:table-cell>
          <table:table-cell office:value-type="float" office:value="3912.312" calcext:value-type="float">
            <text:p>3912.312</text:p>
          </table:table-cell>
          <table:table-cell office:value-type="float" office:value="3617.12" calcext:value-type="float">
            <text:p>3617.12</text:p>
          </table:table-cell>
          <table:table-cell office:value-type="float" office:value="3312.089" calcext:value-type="float">
            <text:p>3312.089</text:p>
          </table:table-cell>
          <table:table-cell office:value-type="float" office:value="3111.273" calcext:value-type="float">
            <text:p>3111.273</text:p>
          </table:table-cell>
          <table:table-cell office:value-type="float" office:value="2875.343" calcext:value-type="float">
            <text:p>2875.343</text:p>
          </table:table-cell>
          <table:table-cell office:value-type="float" office:value="2740.697" calcext:value-type="float">
            <text:p>2740.697</text:p>
          </table:table-cell>
          <table:table-cell office:value-type="float" office:value="2579.087" calcext:value-type="float">
            <text:p>2579.087</text:p>
          </table:table-cell>
          <table:table-cell office:value-type="float" office:value="2469.84" calcext:value-type="float">
            <text:p>2469.84</text:p>
          </table:table-cell>
          <table:table-cell office:value-type="float" office:value="2310.768" calcext:value-type="float">
            <text:p>2310.768</text:p>
          </table:table-cell>
          <table:table-cell office:value-type="float" office:value="2257.195" calcext:value-type="float">
            <text:p>2257.195</text:p>
          </table:table-cell>
          <table:table-cell office:value-type="float" office:value="2155.848" calcext:value-type="float">
            <text:p>2155.848</text:p>
          </table:table-cell>
          <table:table-cell office:value-type="float" office:value="2143.898" calcext:value-type="float">
            <text:p>2143.898</text:p>
          </table:table-cell>
          <table:table-cell office:value-type="float" office:value="2126.149" calcext:value-type="float">
            <text:p>2126.149</text:p>
          </table:table-cell>
          <table:table-cell office:value-type="float" office:value="2037.563" calcext:value-type="float">
            <text:p>2037.563</text:p>
          </table:table-cell>
          <table:table-cell office:value-type="float" office:value="2025.901" calcext:value-type="float">
            <text:p>2025.901</text:p>
          </table:table-cell>
          <table:table-cell office:value-type="float" office:value="1956.072" calcext:value-type="float">
            <text:p>1956.072</text:p>
          </table:table-cell>
          <table:table-cell office:value-type="float" office:value="1925.207" calcext:value-type="float">
            <text:p>1925.207</text:p>
          </table:table-cell>
          <table:table-cell office:value-type="float" office:value="1942.164" calcext:value-type="float">
            <text:p>1942.164</text:p>
          </table:table-cell>
          <table:table-cell office:value-type="float" office:value="1883.361" calcext:value-type="float">
            <text:p>1883.361</text:p>
          </table:table-cell>
          <table:table-cell office:value-type="float" office:value="1850.08" calcext:value-type="float">
            <text:p>1850.08</text:p>
          </table:table-cell>
          <table:table-cell office:value-type="float" office:value="1785.866" calcext:value-type="float">
            <text:p>1785.866</text:p>
          </table:table-cell>
          <table:table-cell office:value-type="float" office:value="1788.803" calcext:value-type="float">
            <text:p>1788.803</text:p>
          </table:table-cell>
          <table:table-cell office:value-type="float" office:value="1767.928" calcext:value-type="float">
            <text:p>1767.928</text:p>
          </table:table-cell>
          <table:table-cell office:value-type="float" office:value="1755.116" calcext:value-type="float">
            <text:p>1755.116</text:p>
          </table:table-cell>
          <table:table-cell office:value-type="float" office:value="1720.081" calcext:value-type="float">
            <text:p>1720.081</text:p>
          </table:table-cell>
          <table:table-cell office:value-type="float" office:value="1667.528" calcext:value-type="float">
            <text:p>1667.528</text:p>
          </table:table-cell>
          <table:table-cell office:value-type="float" office:value="1675.168" calcext:value-type="float">
            <text:p>1675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273.2556034453" calcext:value-type="float">
            <text:p>273.2556034453</text:p>
          </table:table-cell>
          <table:table-cell office:value-type="float" office:value="108.4684181901" calcext:value-type="float">
            <text:p>108.4684181901</text:p>
          </table:table-cell>
          <table:table-cell office:value-type="float" office:value="178.2494495312" calcext:value-type="float">
            <text:p>178.2494495312</text:p>
          </table:table-cell>
          <table:table-cell office:value-type="float" office:value="56.6273369883" calcext:value-type="float">
            <text:p>56.6273369883</text:p>
          </table:table-cell>
          <table:table-cell office:value-type="float" office:value="76.2795686436" calcext:value-type="float">
            <text:p>76.2795686436</text:p>
          </table:table-cell>
          <table:table-cell office:value-type="float" office:value="45.0364095055" calcext:value-type="float">
            <text:p>45.0364095055</text:p>
          </table:table-cell>
          <table:table-cell office:value-type="float" office:value="43.6374067847" calcext:value-type="float">
            <text:p>43.6374067847</text:p>
          </table:table-cell>
          <table:table-cell office:value-type="float" office:value="31.3126825171" calcext:value-type="float">
            <text:p>31.3126825171</text:p>
          </table:table-cell>
          <table:table-cell office:value-type="float" office:value="60.7985561158" calcext:value-type="float">
            <text:p>60.7985561158</text:p>
          </table:table-cell>
          <table:table-cell office:value-type="float" office:value="34.1426043625" calcext:value-type="float">
            <text:p>34.1426043625</text:p>
          </table:table-cell>
          <table:table-cell office:value-type="float" office:value="38.8851117824" calcext:value-type="float">
            <text:p>38.8851117824</text:p>
          </table:table-cell>
          <table:table-cell office:value-type="float" office:value="33.2456807253" calcext:value-type="float">
            <text:p>33.2456807253</text:p>
          </table:table-cell>
          <table:table-cell office:value-type="float" office:value="44.9251891908" calcext:value-type="float">
            <text:p>44.9251891908</text:p>
          </table:table-cell>
          <table:table-cell office:value-type="float" office:value="53.8184040245" calcext:value-type="float">
            <text:p>53.8184040245</text:p>
          </table:table-cell>
          <table:table-cell office:value-type="float" office:value="57.7767645732" calcext:value-type="float">
            <text:p>57.7767645732</text:p>
          </table:table-cell>
          <table:table-cell office:value-type="float" office:value="82.0849360065" calcext:value-type="float">
            <text:p>82.0849360065</text:p>
          </table:table-cell>
          <table:table-cell office:value-type="float" office:value="66.1649391976" calcext:value-type="float">
            <text:p>66.1649391976</text:p>
          </table:table-cell>
          <table:table-cell office:value-type="float" office:value="73.1327026235" calcext:value-type="float">
            <text:p>73.1327026235</text:p>
          </table:table-cell>
          <table:table-cell office:value-type="float" office:value="89.7657056849" calcext:value-type="float">
            <text:p>89.7657056849</text:p>
          </table:table-cell>
          <table:table-cell office:value-type="float" office:value="105.7130208136" calcext:value-type="float">
            <text:p>105.7130208136</text:p>
          </table:table-cell>
          <table:table-cell office:value-type="float" office:value="77.7712464452" calcext:value-type="float">
            <text:p>77.7712464452</text:p>
          </table:table-cell>
          <table:table-cell office:value-type="float" office:value="71.681448705" calcext:value-type="float">
            <text:p>71.681448705</text:p>
          </table:table-cell>
          <table:table-cell office:value-type="float" office:value="57.0637005244" calcext:value-type="float">
            <text:p>57.0637005244</text:p>
          </table:table-cell>
          <table:table-cell office:value-type="float" office:value="64.6516703677" calcext:value-type="float">
            <text:p>64.6516703677</text:p>
          </table:table-cell>
          <table:table-cell office:value-type="float" office:value="75.2696873299" calcext:value-type="float">
            <text:p>75.2696873299</text:p>
          </table:table-cell>
          <table:table-cell office:value-type="float" office:value="44.5668622863" calcext:value-type="float">
            <text:p>44.5668622863</text:p>
          </table:table-cell>
          <table:table-cell office:value-type="float" office:value="42.0145181831" calcext:value-type="float">
            <text:p>42.0145181831</text:p>
          </table:table-cell>
          <table:table-cell office:value-type="float" office:value="54.434266778" calcext:value-type="float">
            <text:p>54.434266778</text:p>
          </table:table-cell>
          <table:table-cell office:value-type="float" office:value="59.9415103067" calcext:value-type="float">
            <text:p>59.9415103067</text:p>
          </table:table-cell>
          <table:table-cell office:value-type="float" office:value="86.4475635207" calcext:value-type="float">
            <text:p>86.4475635207</text:p>
          </table:table-cell>
          <table:table-cell office:value-type="float" office:value="58.8742395449" calcext:value-type="float">
            <text:p>58.8742395449</text:p>
          </table:table-cell>
          <table:table-cell office:value-type="float" office:value="46.7081303896" calcext:value-type="float">
            <text:p>46.7081303896</text:p>
          </table:table-cell>
          <table:table-cell office:value-type="float" office:value="46.2013072643" calcext:value-type="float">
            <text:p>46.2013072643</text:p>
          </table:table-cell>
          <table:table-cell office:value-type="float" office:value="67.974253605" calcext:value-type="float">
            <text:p>67.974253605</text:p>
          </table:table-cell>
          <table:table-cell office:value-type="float" office:value="54.153850104" calcext:value-type="float">
            <text:p>54.153850104</text:p>
          </table:table-cell>
          <table:table-cell office:value-type="float" office:value="58.2336373587" calcext:value-type="float">
            <text:p>58.2336373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88890819348456" calcext:value-type="float">
            <text:p>0.8888908193</text:p>
          </table:table-cell>
          <table:table-cell table:formula="of:=[.B30]/[.C16]" office:value-type="float" office:value="1.74860184749327" calcext:value-type="float">
            <text:p>1.7486018475</text:p>
          </table:table-cell>
          <table:table-cell table:formula="of:=[.B30]/[.D16]" office:value-type="float" office:value="2.4643390197445" calcext:value-type="float">
            <text:p>2.4643390197</text:p>
          </table:table-cell>
          <table:table-cell table:formula="of:=[.B30]/[.E16]" office:value-type="float" office:value="3.38256479106443" calcext:value-type="float">
            <text:p>3.3825647911</text:p>
          </table:table-cell>
          <table:table-cell table:formula="of:=[.B30]/[.F16]" office:value-type="float" office:value="4.11770724110552" calcext:value-type="float">
            <text:p>4.1177072411</text:p>
          </table:table-cell>
          <table:table-cell table:formula="of:=[.B30]/[.G16]" office:value-type="float" office:value="4.99858103476172" calcext:value-type="float">
            <text:p>4.9985810348</text:p>
          </table:table-cell>
          <table:table-cell table:formula="of:=[.B30]/[.H16]" office:value-type="float" office:value="5.71010983481363" calcext:value-type="float">
            <text:p>5.7101098348</text:p>
          </table:table-cell>
          <table:table-cell table:formula="of:=[.B30]/[.I16]" office:value-type="float" office:value="6.54245584524045" calcext:value-type="float">
            <text:p>6.5424558452</text:p>
          </table:table-cell>
          <table:table-cell table:formula="of:=[.B30]/[.J16]" office:value-type="float" office:value="7.22525515754149" calcext:value-type="float">
            <text:p>7.2252551575</text:p>
          </table:table-cell>
          <table:table-cell table:formula="of:=[.B30]/[.K16]" office:value-type="float" office:value="8.00897986187752" calcext:value-type="float">
            <text:p>8.0089798619</text:p>
          </table:table-cell>
          <table:table-cell table:formula="of:=[.B30]/[.L16]" office:value-type="float" office:value="8.6224434190985" calcext:value-type="float">
            <text:p>8.6224434191</text:p>
          </table:table-cell>
          <table:table-cell table:formula="of:=[.B30]/[.M16]" office:value-type="float" office:value="9.43069255628388" calcext:value-type="float">
            <text:p>9.4306925563</text:p>
          </table:table-cell>
          <table:table-cell table:formula="of:=[.B30]/[.N16]" office:value-type="float" office:value="9.9832811710237" calcext:value-type="float">
            <text:p>9.983281171</text:p>
          </table:table-cell>
          <table:table-cell table:formula="of:=[.B30]/[.O16]" office:value-type="float" office:value="10.7028103100746" calcext:value-type="float">
            <text:p>10.7028103101</text:p>
          </table:table-cell>
          <table:table-cell table:formula="of:=[.B30]/[.P16]" office:value-type="float" office:value="11.1709525511973" calcext:value-type="float">
            <text:p>11.1709525512</text:p>
          </table:table-cell>
          <table:table-cell table:formula="of:=[.B30]/[.Q16]" office:value-type="float" office:value="11.725350555203" calcext:value-type="float">
            <text:p>11.7253505552</text:p>
          </table:table-cell>
          <table:table-cell table:formula="of:=[.B30]/[.R16]" office:value-type="float" office:value="12.3099771433676" calcext:value-type="float">
            <text:p>12.3099771434</text:p>
          </table:table-cell>
          <table:table-cell table:formula="of:=[.B30]/[.S16]" office:value-type="float" office:value="12.900798608598" calcext:value-type="float">
            <text:p>12.9007986086</text:p>
          </table:table-cell>
          <table:table-cell table:formula="of:=[.B30]/[.T16]" office:value-type="float" office:value="13.1706366319432" calcext:value-type="float">
            <text:p>13.1706366319</text:p>
          </table:table-cell>
          <table:table-cell table:formula="of:=[.B30]/[.U16]" office:value-type="float" office:value="13.5004575828009" calcext:value-type="float">
            <text:p>13.5004575828</text:p>
          </table:table-cell>
          <table:table-cell table:formula="of:=[.B30]/[.V16]" office:value-type="float" office:value="13.9321463184888" calcext:value-type="float">
            <text:p>13.9321463185</text:p>
          </table:table-cell>
          <table:table-cell table:formula="of:=[.B30]/[.W16]" office:value-type="float" office:value="14.1979250793916" calcext:value-type="float">
            <text:p>14.1979250794</text:p>
          </table:table-cell>
          <table:table-cell table:formula="of:=[.B30]/[.X16]" office:value-type="float" office:value="14.7352024337843" calcext:value-type="float">
            <text:p>14.7352024338</text:p>
          </table:table-cell>
          <table:table-cell table:formula="of:=[.B30]/[.Y16]" office:value-type="float" office:value="14.9384258247215" calcext:value-type="float">
            <text:p>14.9384258247</text:p>
          </table:table-cell>
          <table:table-cell table:formula="of:=[.B30]/[.Z16]" office:value-type="float" office:value="15.308814139333" calcext:value-type="float">
            <text:p>15.3088141393</text:p>
          </table:table-cell>
          <table:table-cell table:formula="of:=[.B30]/[.AA16]" office:value-type="float" office:value="15.8401140040868" calcext:value-type="float">
            <text:p>15.8401140041</text:p>
          </table:table-cell>
          <table:table-cell table:formula="of:=[.B30]/[.AB16]" office:value-type="float" office:value="15.8157396000143" calcext:value-type="float">
            <text:p>15.8157396</text:p>
          </table:table-cell>
          <table:table-cell table:formula="of:=[.B30]/[.AC16]" office:value-type="float" office:value="16.2172891286112" calcext:value-type="float">
            <text:p>16.2172891286</text:p>
          </table:table-cell>
          <table:table-cell table:formula="of:=[.B30]/[.AD16]" office:value-type="float" office:value="16.3547858685618" calcext:value-type="float">
            <text:p>16.3547858686</text:p>
          </table:table-cell>
          <table:table-cell table:formula="of:=[.B30]/[.AE16]" office:value-type="float" office:value="16.4890384180983" calcext:value-type="float">
            <text:p>16.4890384181</text:p>
          </table:table-cell>
          <table:table-cell table:formula="of:=[.B30]/[.AF16]" office:value-type="float" office:value="16.9089193957198" calcext:value-type="float">
            <text:p>16.9089193957</text:p>
          </table:table-cell>
          <table:table-cell table:formula="of:=[.B30]/[.AG16]" office:value-type="float" office:value="17.1134116637193" calcext:value-type="float">
            <text:p>17.1134116637</text:p>
          </table:table-cell>
          <table:table-cell table:formula="of:=[.B30]/[.AH16]" office:value-type="float" office:value="17.2827506939348" calcext:value-type="float">
            <text:p>17.2827506939</text:p>
          </table:table-cell>
          <table:table-cell table:formula="of:=[.B30]/[.AI16]" office:value-type="float" office:value="17.5592346380012" calcext:value-type="float">
            <text:p>17.559234638</text:p>
          </table:table-cell>
          <table:table-cell table:formula="of:=[.B30]/[.AJ16]" office:value-type="float" office:value="17.8505847314579" calcext:value-type="float">
            <text:p>17.8505847315</text:p>
          </table:table-cell>
          <table:table-cell table:formula="of:=[.B30]/[.AK16]" office:value-type="float" office:value="17.9910858100128" calcext:value-type="float">
            <text:p>17.9910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88890819348456" calcext:value-type="float">
            <text:p>0.8888908193</text:p>
          </table:table-cell>
          <table:table-cell table:formula="of:=[.C20]/[.C1]" office:value-type="float" office:value="0.874300923746637" calcext:value-type="float">
            <text:p>0.8743009237</text:p>
          </table:table-cell>
          <table:table-cell table:formula="of:=[.D20]/[.D1]" office:value-type="float" office:value="0.821446339914834" calcext:value-type="float">
            <text:p>0.8214463399</text:p>
          </table:table-cell>
          <table:table-cell table:formula="of:=[.E20]/[.E1]" office:value-type="float" office:value="0.845641197766108" calcext:value-type="float">
            <text:p>0.8456411978</text:p>
          </table:table-cell>
          <table:table-cell table:formula="of:=[.F20]/[.F1]" office:value-type="float" office:value="0.823541448221104" calcext:value-type="float">
            <text:p>0.8235414482</text:p>
          </table:table-cell>
          <table:table-cell table:formula="of:=[.G20]/[.G1]" office:value-type="float" office:value="0.833096839126953" calcext:value-type="float">
            <text:p>0.8330968391</text:p>
          </table:table-cell>
          <table:table-cell table:formula="of:=[.H20]/[.H1]" office:value-type="float" office:value="0.815729976401948" calcext:value-type="float">
            <text:p>0.8157299764</text:p>
          </table:table-cell>
          <table:table-cell table:formula="of:=[.I20]/[.I1]" office:value-type="float" office:value="0.817806980655056" calcext:value-type="float">
            <text:p>0.8178069807</text:p>
          </table:table-cell>
          <table:table-cell table:formula="of:=[.J20]/[.J1]" office:value-type="float" office:value="0.802806128615721" calcext:value-type="float">
            <text:p>0.8028061286</text:p>
          </table:table-cell>
          <table:table-cell table:formula="of:=[.K20]/[.K1]" office:value-type="float" office:value="0.800897986187752" calcext:value-type="float">
            <text:p>0.8008979862</text:p>
          </table:table-cell>
          <table:table-cell table:formula="of:=[.L20]/[.L1]" office:value-type="float" office:value="0.783858492645318" calcext:value-type="float">
            <text:p>0.7838584926</text:p>
          </table:table-cell>
          <table:table-cell table:formula="of:=[.M20]/[.M1]" office:value-type="float" office:value="0.78589104635699" calcext:value-type="float">
            <text:p>0.7858910464</text:p>
          </table:table-cell>
          <table:table-cell table:formula="of:=[.N20]/[.N1]" office:value-type="float" office:value="0.767944705463361" calcext:value-type="float">
            <text:p>0.7679447055</text:p>
          </table:table-cell>
          <table:table-cell table:formula="of:=[.O20]/[.O1]" office:value-type="float" office:value="0.764486450719616" calcext:value-type="float">
            <text:p>0.7644864507</text:p>
          </table:table-cell>
          <table:table-cell table:formula="of:=[.P20]/[.P1]" office:value-type="float" office:value="0.744730170079822" calcext:value-type="float">
            <text:p>0.7447301701</text:p>
          </table:table-cell>
          <table:table-cell table:formula="of:=[.Q20]/[.Q1]" office:value-type="float" office:value="0.732834409700184" calcext:value-type="float">
            <text:p>0.7328344097</text:p>
          </table:table-cell>
          <table:table-cell table:formula="of:=[.R20]/[.R1]" office:value-type="float" office:value="0.724116302551038" calcext:value-type="float">
            <text:p>0.7241163026</text:p>
          </table:table-cell>
          <table:table-cell table:formula="of:=[.S20]/[.S1]" office:value-type="float" office:value="0.716711033810999" calcext:value-type="float">
            <text:p>0.7167110338</text:p>
          </table:table-cell>
          <table:table-cell table:formula="of:=[.T20]/[.T1]" office:value-type="float" office:value="0.693191401681222" calcext:value-type="float">
            <text:p>0.6931914017</text:p>
          </table:table-cell>
          <table:table-cell table:formula="of:=[.U20]/[.U1]" office:value-type="float" office:value="0.675022879140044" calcext:value-type="float">
            <text:p>0.6750228791</text:p>
          </table:table-cell>
          <table:table-cell table:formula="of:=[.V20]/[.V1]" office:value-type="float" office:value="0.663435538975659" calcext:value-type="float">
            <text:p>0.663435539</text:p>
          </table:table-cell>
          <table:table-cell table:formula="of:=[.W20]/[.W1]" office:value-type="float" office:value="0.645360230881437" calcext:value-type="float">
            <text:p>0.6453602309</text:p>
          </table:table-cell>
          <table:table-cell table:formula="of:=[.X20]/[.X1]" office:value-type="float" office:value="0.640660975381924" calcext:value-type="float">
            <text:p>0.6406609754</text:p>
          </table:table-cell>
          <table:table-cell table:formula="of:=[.Y20]/[.Y1]" office:value-type="float" office:value="0.622434409363395" calcext:value-type="float">
            <text:p>0.6224344094</text:p>
          </table:table-cell>
          <table:table-cell table:formula="of:=[.Z20]/[.Z1]" office:value-type="float" office:value="0.612352565573321" calcext:value-type="float">
            <text:p>0.6123525656</text:p>
          </table:table-cell>
          <table:table-cell table:formula="of:=[.AA20]/[.AA1]" office:value-type="float" office:value="0.609235154003339" calcext:value-type="float">
            <text:p>0.609235154</text:p>
          </table:table-cell>
          <table:table-cell table:formula="of:=[.AB20]/[.AB1]" office:value-type="float" office:value="0.585768133333864" calcext:value-type="float">
            <text:p>0.5857681333</text:p>
          </table:table-cell>
          <table:table-cell table:formula="of:=[.AC20]/[.AC1]" office:value-type="float" office:value="0.579188897450399" calcext:value-type="float">
            <text:p>0.5791888975</text:p>
          </table:table-cell>
          <table:table-cell table:formula="of:=[.AD20]/[.AD1]" office:value-type="float" office:value="0.563958133398683" calcext:value-type="float">
            <text:p>0.5639581334</text:p>
          </table:table-cell>
          <table:table-cell table:formula="of:=[.AE20]/[.AE1]" office:value-type="float" office:value="0.54963461393661" calcext:value-type="float">
            <text:p>0.5496346139</text:p>
          </table:table-cell>
          <table:table-cell table:formula="of:=[.AF20]/[.AF1]" office:value-type="float" office:value="0.545449012765155" calcext:value-type="float">
            <text:p>0.5454490128</text:p>
          </table:table-cell>
          <table:table-cell table:formula="of:=[.AG20]/[.AG1]" office:value-type="float" office:value="0.534794114491227" calcext:value-type="float">
            <text:p>0.5347941145</text:p>
          </table:table-cell>
          <table:table-cell table:formula="of:=[.AH20]/[.AH1]" office:value-type="float" office:value="0.523719717998024" calcext:value-type="float">
            <text:p>0.523719718</text:p>
          </table:table-cell>
          <table:table-cell table:formula="of:=[.AI20]/[.AI1]" office:value-type="float" office:value="0.516448077588271" calcext:value-type="float">
            <text:p>0.5164480776</text:p>
          </table:table-cell>
          <table:table-cell table:formula="of:=[.AJ20]/[.AJ1]" office:value-type="float" office:value="0.510016706613082" calcext:value-type="float">
            <text:p>0.5100167066</text:p>
          </table:table-cell>
          <table:table-cell table:formula="of:=[.AK20]/[.AK1]" office:value-type="float" office:value="0.499752383611466" calcext:value-type="float">
            <text:p>0.499752383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33585.8804" calcext:value-type="float">
            <text:p>33585.8804</text:p>
          </table:table-cell>
          <table:table-cell office:value-type="float" office:value="17531.1451428571" calcext:value-type="float">
            <text:p>17531.1451428571</text:p>
          </table:table-cell>
          <table:table-cell office:value-type="float" office:value="9453.567952381" calcext:value-type="float">
            <text:p>9453.567952381</text:p>
          </table:table-cell>
          <table:table-cell office:value-type="float" office:value="6074.0432857143" calcext:value-type="float">
            <text:p>6074.0432857143</text:p>
          </table:table-cell>
          <table:table-cell office:value-type="float" office:value="4719.3999047619" calcext:value-type="float">
            <text:p>4719.3999047619</text:p>
          </table:table-cell>
          <table:table-cell office:value-type="float" office:value="3721.6783809524" calcext:value-type="float">
            <text:p>3721.6783809524</text:p>
          </table:table-cell>
          <table:table-cell office:value-type="float" office:value="3269.4572857143" calcext:value-type="float">
            <text:p>3269.4572857143</text:p>
          </table:table-cell>
          <table:table-cell office:value-type="float" office:value="2979.7143333333" calcext:value-type="float">
            <text:p>2979.7143333333</text:p>
          </table:table-cell>
          <table:table-cell office:value-type="float" office:value="2668.5221428572" calcext:value-type="float">
            <text:p>2668.5221428572</text:p>
          </table:table-cell>
          <table:table-cell office:value-type="float" office:value="2580.026" calcext:value-type="float">
            <text:p>2580.026</text:p>
          </table:table-cell>
          <table:table-cell office:value-type="float" office:value="2490.2916666667" calcext:value-type="float">
            <text:p>2490.2916666667</text:p>
          </table:table-cell>
          <table:table-cell office:value-type="float" office:value="2399.9958095238" calcext:value-type="float">
            <text:p>2399.9958095238</text:p>
          </table:table-cell>
          <table:table-cell office:value-type="float" office:value="2311.6077142857" calcext:value-type="float">
            <text:p>2311.6077142857</text:p>
          </table:table-cell>
          <table:table-cell office:value-type="float" office:value="2256.9313333333" calcext:value-type="float">
            <text:p>2256.9313333333</text:p>
          </table:table-cell>
          <table:table-cell office:value-type="float" office:value="2244.0797142857" calcext:value-type="float">
            <text:p>2244.0797142857</text:p>
          </table:table-cell>
          <table:table-cell office:value-type="float" office:value="2240.9181428572" calcext:value-type="float">
            <text:p>2240.9181428572</text:p>
          </table:table-cell>
          <table:table-cell office:value-type="float" office:value="2207.2220476191" calcext:value-type="float">
            <text:p>2207.2220476191</text:p>
          </table:table-cell>
          <table:table-cell office:value-type="float" office:value="2222.280952381" calcext:value-type="float">
            <text:p>2222.280952381</text:p>
          </table:table-cell>
          <table:table-cell office:value-type="float" office:value="2236.9194285714" calcext:value-type="float">
            <text:p>2236.9194285714</text:p>
          </table:table-cell>
          <table:table-cell office:value-type="float" office:value="2213.7225714286" calcext:value-type="float">
            <text:p>2213.7225714286</text:p>
          </table:table-cell>
          <table:table-cell office:value-type="float" office:value="2204.6327142857" calcext:value-type="float">
            <text:p>2204.6327142857</text:p>
          </table:table-cell>
          <table:table-cell office:value-type="float" office:value="2183.281" calcext:value-type="float">
            <text:p>2183.281</text:p>
          </table:table-cell>
          <table:table-cell office:value-type="float" office:value="2201.4543333333" calcext:value-type="float">
            <text:p>2201.4543333333</text:p>
          </table:table-cell>
          <table:table-cell office:value-type="float" office:value="2174.4298571429" calcext:value-type="float">
            <text:p>2174.4298571429</text:p>
          </table:table-cell>
          <table:table-cell office:value-type="float" office:value="2191.993952381" calcext:value-type="float">
            <text:p>2191.993952381</text:p>
          </table:table-cell>
          <table:table-cell office:value-type="float" office:value="2161.664952381" calcext:value-type="float">
            <text:p>2161.664952381</text:p>
          </table:table-cell>
          <table:table-cell office:value-type="float" office:value="2151.0641904762" calcext:value-type="float">
            <text:p>2151.0641904762</text:p>
          </table:table-cell>
          <table:table-cell office:value-type="float" office:value="2135.0476190476" calcext:value-type="float">
            <text:p>2135.0476190476</text:p>
          </table:table-cell>
          <table:table-cell office:value-type="float" office:value="2131.7964761905" calcext:value-type="float">
            <text:p>2131.7964761905</text:p>
          </table:table-cell>
          <table:table-cell office:value-type="float" office:value="2189.5924761905" calcext:value-type="float">
            <text:p>2189.5924761905</text:p>
          </table:table-cell>
          <table:table-cell office:value-type="float" office:value="2192.6934761905" calcext:value-type="float">
            <text:p>2192.6934761905</text:p>
          </table:table-cell>
          <table:table-cell office:value-type="float" office:value="2180.4290476191" calcext:value-type="float">
            <text:p>2180.4290476191</text:p>
          </table:table-cell>
          <table:table-cell office:value-type="float" office:value="2167.3034761905" calcext:value-type="float">
            <text:p>2167.3034761905</text:p>
          </table:table-cell>
          <table:table-cell office:value-type="float" office:value="2165.4084761905" calcext:value-type="float">
            <text:p>2165.4084761905</text:p>
          </table:table-cell>
          <table:table-cell office:value-type="float" office:value="2197.6293809524" calcext:value-type="float">
            <text:p>2197.6293809524</text:p>
          </table:table-cell>
          <table:table-cell office:value-type="float" office:value="2223.6086190476" calcext:value-type="float">
            <text:p>2223.608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33743.636" calcext:value-type="float">
            <text:p>33743.636</text:p>
          </table:table-cell>
          <table:table-cell office:value-type="float" office:value="17672.905" calcext:value-type="float">
            <text:p>17672.905</text:p>
          </table:table-cell>
          <table:table-cell office:value-type="float" office:value="10459.891" calcext:value-type="float">
            <text:p>10459.891</text:p>
          </table:table-cell>
          <table:table-cell office:value-type="float" office:value="7967.075" calcext:value-type="float">
            <text:p>7967.075</text:p>
          </table:table-cell>
          <table:table-cell office:value-type="float" office:value="5784.421" calcext:value-type="float">
            <text:p>5784.421</text:p>
          </table:table-cell>
          <table:table-cell office:value-type="float" office:value="4286.094" calcext:value-type="float">
            <text:p>4286.094</text:p>
          </table:table-cell>
          <table:table-cell office:value-type="float" office:value="3932.265" calcext:value-type="float">
            <text:p>3932.265</text:p>
          </table:table-cell>
          <table:table-cell office:value-type="float" office:value="3487.779" calcext:value-type="float">
            <text:p>3487.779</text:p>
          </table:table-cell>
          <table:table-cell office:value-type="float" office:value="2959.705" calcext:value-type="float">
            <text:p>2959.705</text:p>
          </table:table-cell>
          <table:table-cell office:value-type="float" office:value="2902.752" calcext:value-type="float">
            <text:p>2902.752</text:p>
          </table:table-cell>
          <table:table-cell office:value-type="float" office:value="2797.254" calcext:value-type="float">
            <text:p>2797.254</text:p>
          </table:table-cell>
          <table:table-cell office:value-type="float" office:value="2579.613" calcext:value-type="float">
            <text:p>2579.613</text:p>
          </table:table-cell>
          <table:table-cell office:value-type="float" office:value="2639.313" calcext:value-type="float">
            <text:p>2639.313</text:p>
          </table:table-cell>
          <table:table-cell office:value-type="float" office:value="2521.162" calcext:value-type="float">
            <text:p>2521.162</text:p>
          </table:table-cell>
          <table:table-cell office:value-type="float" office:value="2384.12" calcext:value-type="float">
            <text:p>2384.12</text:p>
          </table:table-cell>
          <table:table-cell office:value-type="float" office:value="2397.086" calcext:value-type="float">
            <text:p>2397.086</text:p>
          </table:table-cell>
          <table:table-cell office:value-type="float" office:value="2296.632" calcext:value-type="float">
            <text:p>2296.632</text:p>
          </table:table-cell>
          <table:table-cell office:value-type="float" office:value="2374.458" calcext:value-type="float">
            <text:p>2374.458</text:p>
          </table:table-cell>
          <table:table-cell office:value-type="float" office:value="2658.078" calcext:value-type="float">
            <text:p>2658.078</text:p>
          </table:table-cell>
          <table:table-cell office:value-type="float" office:value="2348.04" calcext:value-type="float">
            <text:p>2348.04</text:p>
          </table:table-cell>
          <table:table-cell office:value-type="float" office:value="2432.208" calcext:value-type="float">
            <text:p>2432.208</text:p>
          </table:table-cell>
          <table:table-cell office:value-type="float" office:value="2360.771" calcext:value-type="float">
            <text:p>2360.771</text:p>
          </table:table-cell>
          <table:table-cell office:value-type="float" office:value="2447.78" calcext:value-type="float">
            <text:p>2447.78</text:p>
          </table:table-cell>
          <table:table-cell office:value-type="float" office:value="2321.432" calcext:value-type="float">
            <text:p>2321.432</text:p>
          </table:table-cell>
          <table:table-cell office:value-type="float" office:value="2382.256" calcext:value-type="float">
            <text:p>2382.256</text:p>
          </table:table-cell>
          <table:table-cell office:value-type="float" office:value="2319.435" calcext:value-type="float">
            <text:p>2319.435</text:p>
          </table:table-cell>
          <table:table-cell office:value-type="float" office:value="2343.977" calcext:value-type="float">
            <text:p>2343.977</text:p>
          </table:table-cell>
          <table:table-cell office:value-type="float" office:value="2253.322" calcext:value-type="float">
            <text:p>2253.322</text:p>
          </table:table-cell>
          <table:table-cell office:value-type="float" office:value="2288.132" calcext:value-type="float">
            <text:p>2288.132</text:p>
          </table:table-cell>
          <table:table-cell office:value-type="float" office:value="2338.929" calcext:value-type="float">
            <text:p>2338.929</text:p>
          </table:table-cell>
          <table:table-cell office:value-type="float" office:value="2360.943" calcext:value-type="float">
            <text:p>2360.943</text:p>
          </table:table-cell>
          <table:table-cell office:value-type="float" office:value="2357.241" calcext:value-type="float">
            <text:p>2357.241</text:p>
          </table:table-cell>
          <table:table-cell office:value-type="float" office:value="2289.674" calcext:value-type="float">
            <text:p>2289.674</text:p>
          </table:table-cell>
          <table:table-cell office:value-type="float" office:value="2241.667" calcext:value-type="float">
            <text:p>2241.667</text:p>
          </table:table-cell>
          <table:table-cell office:value-type="float" office:value="2268.435" calcext:value-type="float">
            <text:p>2268.435</text:p>
          </table:table-cell>
          <table:table-cell office:value-type="float" office:value="2332.592" calcext:value-type="float">
            <text:p>2332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33066.731" calcext:value-type="float">
            <text:p>33066.731</text:p>
          </table:table-cell>
          <table:table-cell office:value-type="float" office:value="17443.778" calcext:value-type="float">
            <text:p>17443.778</text:p>
          </table:table-cell>
          <table:table-cell office:value-type="float" office:value="8320.467" calcext:value-type="float">
            <text:p>8320.467</text:p>
          </table:table-cell>
          <table:table-cell office:value-type="float" office:value="5004.823" calcext:value-type="float">
            <text:p>5004.823</text:p>
          </table:table-cell>
          <table:table-cell office:value-type="float" office:value="3833.376" calcext:value-type="float">
            <text:p>3833.376</text:p>
          </table:table-cell>
          <table:table-cell office:value-type="float" office:value="3234.575" calcext:value-type="float">
            <text:p>3234.575</text:p>
          </table:table-cell>
          <table:table-cell office:value-type="float" office:value="2800.244" calcext:value-type="float">
            <text:p>2800.244</text:p>
          </table:table-cell>
          <table:table-cell office:value-type="float" office:value="2563.694" calcext:value-type="float">
            <text:p>2563.694</text:p>
          </table:table-cell>
          <table:table-cell office:value-type="float" office:value="2449.735" calcext:value-type="float">
            <text:p>2449.735</text:p>
          </table:table-cell>
          <table:table-cell office:value-type="float" office:value="2434.159" calcext:value-type="float">
            <text:p>2434.159</text:p>
          </table:table-cell>
          <table:table-cell office:value-type="float" office:value="2280.992" calcext:value-type="float">
            <text:p>2280.992</text:p>
          </table:table-cell>
          <table:table-cell office:value-type="float" office:value="2259.61" calcext:value-type="float">
            <text:p>2259.61</text:p>
          </table:table-cell>
          <table:table-cell office:value-type="float" office:value="2212.906" calcext:value-type="float">
            <text:p>2212.906</text:p>
          </table:table-cell>
          <table:table-cell office:value-type="float" office:value="2120.143" calcext:value-type="float">
            <text:p>2120.143</text:p>
          </table:table-cell>
          <table:table-cell office:value-type="float" office:value="2143.595" calcext:value-type="float">
            <text:p>2143.595</text:p>
          </table:table-cell>
          <table:table-cell office:value-type="float" office:value="2108.8" calcext:value-type="float">
            <text:p>2108.8</text:p>
          </table:table-cell>
          <table:table-cell office:value-type="float" office:value="2108.736" calcext:value-type="float">
            <text:p>2108.736</text:p>
          </table:table-cell>
          <table:table-cell office:value-type="float" office:value="2078.164" calcext:value-type="float">
            <text:p>2078.164</text:p>
          </table:table-cell>
          <table:table-cell office:value-type="float" office:value="2078.642" calcext:value-type="float">
            <text:p>2078.642</text:p>
          </table:table-cell>
          <table:table-cell office:value-type="float" office:value="2106.151" calcext:value-type="float">
            <text:p>2106.151</text:p>
          </table:table-cell>
          <table:table-cell office:value-type="float" office:value="2073.375" calcext:value-type="float">
            <text:p>2073.375</text:p>
          </table:table-cell>
          <table:table-cell office:value-type="float" office:value="2025.009" calcext:value-type="float">
            <text:p>2025.009</text:p>
          </table:table-cell>
          <table:table-cell office:value-type="float" office:value="2029.901" calcext:value-type="float">
            <text:p>2029.901</text:p>
          </table:table-cell>
          <table:table-cell office:value-type="float" office:value="2021.056" calcext:value-type="float">
            <text:p>2021.056</text:p>
          </table:table-cell>
          <table:table-cell office:value-type="float" office:value="2063.51" calcext:value-type="float">
            <text:p>2063.51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2061.322" calcext:value-type="float">
            <text:p>2061.322</text:p>
          </table:table-cell>
          <table:table-cell office:value-type="float" office:value="2025.827" calcext:value-type="float">
            <text:p>2025.827</text:p>
          </table:table-cell>
          <table:table-cell office:value-type="float" office:value="2017.024" calcext:value-type="float">
            <text:p>2017.024</text:p>
          </table:table-cell>
          <table:table-cell office:value-type="float" office:value="2045.368" calcext:value-type="float">
            <text:p>2045.368</text:p>
          </table:table-cell>
          <table:table-cell office:value-type="float" office:value="2018.829" calcext:value-type="float">
            <text:p>2018.829</text:p>
          </table:table-cell>
          <table:table-cell office:value-type="float" office:value="2049.079" calcext:value-type="float">
            <text:p>2049.079</text:p>
          </table:table-cell>
          <table:table-cell office:value-type="float" office:value="2025.847" calcext:value-type="float">
            <text:p>2025.847</text:p>
          </table:table-cell>
          <table:table-cell office:value-type="float" office:value="2054.296" calcext:value-type="float">
            <text:p>2054.296</text:p>
          </table:table-cell>
          <table:table-cell office:value-type="float" office:value="2049.337" calcext:value-type="float">
            <text:p>2049.337</text:p>
          </table:table-cell>
          <table:table-cell office:value-type="float" office:value="2057.699" calcext:value-type="float">
            <text:p>2057.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209.4428586497" calcext:value-type="float">
            <text:p>209.4428586497</text:p>
          </table:table-cell>
          <table:table-cell office:value-type="float" office:value="56.5929102073" calcext:value-type="float">
            <text:p>56.5929102073</text:p>
          </table:table-cell>
          <table:table-cell office:value-type="float" office:value="685.9707428912" calcext:value-type="float">
            <text:p>685.9707428912</text:p>
          </table:table-cell>
          <table:table-cell office:value-type="float" office:value="671.2981135129" calcext:value-type="float">
            <text:p>671.2981135129</text:p>
          </table:table-cell>
          <table:table-cell office:value-type="float" office:value="556.9675607167" calcext:value-type="float">
            <text:p>556.9675607167</text:p>
          </table:table-cell>
          <table:table-cell office:value-type="float" office:value="284.8506619409" calcext:value-type="float">
            <text:p>284.8506619409</text:p>
          </table:table-cell>
          <table:table-cell office:value-type="float" office:value="309.0645538258" calcext:value-type="float">
            <text:p>309.0645538258</text:p>
          </table:table-cell>
          <table:table-cell office:value-type="float" office:value="241.2473277154" calcext:value-type="float">
            <text:p>241.2473277154</text:p>
          </table:table-cell>
          <table:table-cell office:value-type="float" office:value="149.122739643" calcext:value-type="float">
            <text:p>149.122739643</text:p>
          </table:table-cell>
          <table:table-cell office:value-type="float" office:value="115.5205491581" calcext:value-type="float">
            <text:p>115.5205491581</text:p>
          </table:table-cell>
          <table:table-cell office:value-type="float" office:value="134.2048854842" calcext:value-type="float">
            <text:p>134.2048854842</text:p>
          </table:table-cell>
          <table:table-cell office:value-type="float" office:value="79.4518779971" calcext:value-type="float">
            <text:p>79.4518779971</text:p>
          </table:table-cell>
          <table:table-cell office:value-type="float" office:value="105.4218626169" calcext:value-type="float">
            <text:p>105.4218626169</text:p>
          </table:table-cell>
          <table:table-cell office:value-type="float" office:value="107.9683003823" calcext:value-type="float">
            <text:p>107.9683003823</text:p>
          </table:table-cell>
          <table:table-cell office:value-type="float" office:value="65.4586521173" calcext:value-type="float">
            <text:p>65.4586521173</text:p>
          </table:table-cell>
          <table:table-cell office:value-type="float" office:value="86.396242154" calcext:value-type="float">
            <text:p>86.396242154</text:p>
          </table:table-cell>
          <table:table-cell office:value-type="float" office:value="60.9134156902" calcext:value-type="float">
            <text:p>60.9134156902</text:p>
          </table:table-cell>
          <table:table-cell office:value-type="float" office:value="66.9454642717" calcext:value-type="float">
            <text:p>66.9454642717</text:p>
          </table:table-cell>
          <table:table-cell office:value-type="float" office:value="119.380557163" calcext:value-type="float">
            <text:p>119.380557163</text:p>
          </table:table-cell>
          <table:table-cell office:value-type="float" office:value="78.7938822305" calcext:value-type="float">
            <text:p>78.7938822305</text:p>
          </table:table-cell>
          <table:table-cell office:value-type="float" office:value="85.580906807" calcext:value-type="float">
            <text:p>85.580906807</text:p>
          </table:table-cell>
          <table:table-cell office:value-type="float" office:value="103.734326219" calcext:value-type="float">
            <text:p>103.734326219</text:p>
          </table:table-cell>
          <table:table-cell office:value-type="float" office:value="112.9589184378" calcext:value-type="float">
            <text:p>112.9589184378</text:p>
          </table:table-cell>
          <table:table-cell office:value-type="float" office:value="78.8742159481" calcext:value-type="float">
            <text:p>78.8742159481</text:p>
          </table:table-cell>
          <table:table-cell office:value-type="float" office:value="76.9922518118" calcext:value-type="float">
            <text:p>76.9922518118</text:p>
          </table:table-cell>
          <table:table-cell office:value-type="float" office:value="76.2084234199" calcext:value-type="float">
            <text:p>76.2084234199</text:p>
          </table:table-cell>
          <table:table-cell office:value-type="float" office:value="67.6150733066" calcext:value-type="float">
            <text:p>67.6150733066</text:p>
          </table:table-cell>
          <table:table-cell office:value-type="float" office:value="54.8470703361" calcext:value-type="float">
            <text:p>54.8470703361</text:p>
          </table:table-cell>
          <table:table-cell office:value-type="float" office:value="67.2927782445" calcext:value-type="float">
            <text:p>67.2927782445</text:p>
          </table:table-cell>
          <table:table-cell office:value-type="float" office:value="72.9259617438" calcext:value-type="float">
            <text:p>72.9259617438</text:p>
          </table:table-cell>
          <table:table-cell office:value-type="float" office:value="69.8832651581" calcext:value-type="float">
            <text:p>69.8832651581</text:p>
          </table:table-cell>
          <table:table-cell office:value-type="float" office:value="79.7757036631" calcext:value-type="float">
            <text:p>79.7757036631</text:p>
          </table:table-cell>
          <table:table-cell office:value-type="float" office:value="66.7870371132" calcext:value-type="float">
            <text:p>66.7870371132</text:p>
          </table:table-cell>
          <table:table-cell office:value-type="float" office:value="50.4875434415" calcext:value-type="float">
            <text:p>50.4875434415</text:p>
          </table:table-cell>
          <table:table-cell office:value-type="float" office:value="50.8768451886" calcext:value-type="float">
            <text:p>50.8768451886</text:p>
          </table:table-cell>
          <table:table-cell office:value-type="float" office:value="64.9874846747" calcext:value-type="float">
            <text:p>64.9874846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45442723901321" calcext:value-type="float">
            <text:p>0.9454427239</text:p>
          </table:table-cell>
          <table:table-cell table:formula="of:=[.B30]/[.C23]" office:value-type="float" office:value="1.81126366767534" calcext:value-type="float">
            <text:p>1.8112636677</text:p>
          </table:table-cell>
          <table:table-cell table:formula="of:=[.B30]/[.D23]" office:value-type="float" office:value="3.35889332048462" calcext:value-type="float">
            <text:p>3.3588933205</text:p>
          </table:table-cell>
          <table:table-cell table:formula="of:=[.B30]/[.E23]" office:value-type="float" office:value="5.22774118595466" calcext:value-type="float">
            <text:p>5.227741186</text:p>
          </table:table-cell>
          <table:table-cell table:formula="of:=[.B30]/[.F23]" office:value-type="float" office:value="6.72829742992547" calcext:value-type="float">
            <text:p>6.7282974299</text:p>
          </table:table-cell>
          <table:table-cell table:formula="of:=[.B30]/[.G23]" office:value-type="float" office:value="8.53204468513856" calcext:value-type="float">
            <text:p>8.5320446851</text:p>
          </table:table-cell>
          <table:table-cell table:formula="of:=[.B30]/[.H23]" office:value-type="float" office:value="9.71217039254348" calcext:value-type="float">
            <text:p>9.7121703925</text:p>
          </table:table-cell>
          <table:table-cell table:formula="of:=[.B30]/[.I23]" office:value-type="float" office:value="10.6565672738428" calcext:value-type="float">
            <text:p>10.6565672738</text:p>
          </table:table-cell>
          <table:table-cell table:formula="of:=[.B30]/[.J23]" office:value-type="float" office:value="11.8992927733406" calcext:value-type="float">
            <text:p>11.8992927733</text:p>
          </table:table-cell>
          <table:table-cell table:formula="of:=[.B30]/[.K23]" office:value-type="float" office:value="12.3074442854452" calcext:value-type="float">
            <text:p>12.3074442854</text:p>
          </table:table-cell>
          <table:table-cell table:formula="of:=[.B30]/[.L23]" office:value-type="float" office:value="12.7509265982899" calcext:value-type="float">
            <text:p>12.7509265983</text:p>
          </table:table-cell>
          <table:table-cell table:formula="of:=[.B30]/[.M23]" office:value-type="float" office:value="13.2306590386508" calcext:value-type="float">
            <text:p>13.2306590387</text:p>
          </table:table-cell>
          <table:table-cell table:formula="of:=[.B30]/[.N23]" office:value-type="float" office:value="13.7365548893801" calcext:value-type="float">
            <text:p>13.7365548894</text:p>
          </table:table-cell>
          <table:table-cell table:formula="of:=[.B30]/[.O23]" office:value-type="float" office:value="14.0693364397147" calcext:value-type="float">
            <text:p>14.0693364397</text:p>
          </table:table-cell>
          <table:table-cell table:formula="of:=[.B30]/[.P23]" office:value-type="float" office:value="14.1499101158745" calcext:value-type="float">
            <text:p>14.1499101159</text:p>
          </table:table-cell>
          <table:table-cell table:formula="of:=[.B30]/[.Q23]" office:value-type="float" office:value="14.1698733401809" calcext:value-type="float">
            <text:p>14.1698733402</text:p>
          </table:table-cell>
          <table:table-cell table:formula="of:=[.B30]/[.R23]" office:value-type="float" office:value="14.3861947574564" calcext:value-type="float">
            <text:p>14.3861947575</text:p>
          </table:table-cell>
          <table:table-cell table:formula="of:=[.B30]/[.S23]" office:value-type="float" office:value="14.2887091823284" calcext:value-type="float">
            <text:p>14.2887091823</text:p>
          </table:table-cell>
          <table:table-cell table:formula="of:=[.B30]/[.T23]" office:value-type="float" office:value="14.1952033874905" calcext:value-type="float">
            <text:p>14.1952033875</text:p>
          </table:table-cell>
          <table:table-cell table:formula="of:=[.B30]/[.U23]" office:value-type="float" office:value="14.3439501678425" calcext:value-type="float">
            <text:p>14.3439501678</text:p>
          </table:table-cell>
          <table:table-cell table:formula="of:=[.B30]/[.V23]" office:value-type="float" office:value="14.4030912923689" calcext:value-type="float">
            <text:p>14.4030912924</text:p>
          </table:table-cell>
          <table:table-cell table:formula="of:=[.B30]/[.W23]" office:value-type="float" office:value="14.5439484198324" calcext:value-type="float">
            <text:p>14.5439484198</text:p>
          </table:table-cell>
          <table:table-cell table:formula="of:=[.B30]/[.X23]" office:value-type="float" office:value="14.4238859599331" calcext:value-type="float">
            <text:p>14.4238859599</text:p>
          </table:table-cell>
          <table:table-cell table:formula="of:=[.B30]/[.Y23]" office:value-type="float" office:value="14.6031504054689" calcext:value-type="float">
            <text:p>14.6031504055</text:p>
          </table:table-cell>
          <table:table-cell table:formula="of:=[.B30]/[.Z23]" office:value-type="float" office:value="14.4861377083219" calcext:value-type="float">
            <text:p>14.4861377083</text:p>
          </table:table-cell>
          <table:table-cell table:formula="of:=[.B30]/[.AA23]" office:value-type="float" office:value="14.6893838543409" calcext:value-type="float">
            <text:p>14.6893838543</text:p>
          </table:table-cell>
          <table:table-cell table:formula="of:=[.B30]/[.AB23]" office:value-type="float" office:value="14.7617753066544" calcext:value-type="float">
            <text:p>14.7617753067</text:p>
          </table:table-cell>
          <table:table-cell table:formula="of:=[.B30]/[.AC23]" office:value-type="float" office:value="14.8725143021234" calcext:value-type="float">
            <text:p>14.8725143021</text:p>
          </table:table-cell>
          <table:table-cell table:formula="of:=[.B30]/[.AD23]" office:value-type="float" office:value="14.8951959554522" calcext:value-type="float">
            <text:p>14.8951959555</text:p>
          </table:table-cell>
          <table:table-cell table:formula="of:=[.B30]/[.AE23]" office:value-type="float" office:value="14.5020256487387" calcext:value-type="float">
            <text:p>14.5020256487</text:p>
          </table:table-cell>
          <table:table-cell table:formula="of:=[.B30]/[.AF23]" office:value-type="float" office:value="14.4815162697375" calcext:value-type="float">
            <text:p>14.4815162697</text:p>
          </table:table-cell>
          <table:table-cell table:formula="of:=[.B30]/[.AG23]" office:value-type="float" office:value="14.5629715787693" calcext:value-type="float">
            <text:p>14.5629715788</text:p>
          </table:table-cell>
          <table:table-cell table:formula="of:=[.B30]/[.AH23]" office:value-type="float" office:value="14.6511674986161" calcext:value-type="float">
            <text:p>14.6511674986</text:p>
          </table:table-cell>
          <table:table-cell table:formula="of:=[.B30]/[.AI23]" office:value-type="float" office:value="14.6639890806479" calcext:value-type="float">
            <text:p>14.6639890806</text:p>
          </table:table-cell>
          <table:table-cell table:formula="of:=[.B30]/[.AJ23]" office:value-type="float" office:value="14.4489905919618" calcext:value-type="float">
            <text:p>14.448990592</text:p>
          </table:table-cell>
          <table:table-cell table:formula="of:=[.B30]/[.AK23]" office:value-type="float" office:value="14.2801777156272" calcext:value-type="float">
            <text:p>14.280177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45442723901321" calcext:value-type="float">
            <text:p>0.9454427239</text:p>
          </table:table-cell>
          <table:table-cell table:formula="of:=[.C27]/[.C1]" office:value-type="float" office:value="0.905631833837668" calcext:value-type="float">
            <text:p>0.9056318338</text:p>
          </table:table-cell>
          <table:table-cell table:formula="of:=[.D27]/[.D1]" office:value-type="float" office:value="1.11963110682821" calcext:value-type="float">
            <text:p>1.1196311068</text:p>
          </table:table-cell>
          <table:table-cell table:formula="of:=[.E27]/[.E1]" office:value-type="float" office:value="1.30693529648866" calcext:value-type="float">
            <text:p>1.3069352965</text:p>
          </table:table-cell>
          <table:table-cell table:formula="of:=[.F27]/[.F1]" office:value-type="float" office:value="1.34565948598509" calcext:value-type="float">
            <text:p>1.345659486</text:p>
          </table:table-cell>
          <table:table-cell table:formula="of:=[.G27]/[.G1]" office:value-type="float" office:value="1.42200744752309" calcext:value-type="float">
            <text:p>1.4220074475</text:p>
          </table:table-cell>
          <table:table-cell table:formula="of:=[.H27]/[.H1]" office:value-type="float" office:value="1.3874529132205" calcext:value-type="float">
            <text:p>1.3874529132</text:p>
          </table:table-cell>
          <table:table-cell table:formula="of:=[.I27]/[.I1]" office:value-type="float" office:value="1.33207090923035" calcext:value-type="float">
            <text:p>1.3320709092</text:p>
          </table:table-cell>
          <table:table-cell table:formula="of:=[.J27]/[.J1]" office:value-type="float" office:value="1.32214364148229" calcext:value-type="float">
            <text:p>1.3221436415</text:p>
          </table:table-cell>
          <table:table-cell table:formula="of:=[.K27]/[.K1]" office:value-type="float" office:value="1.23074442854452" calcext:value-type="float">
            <text:p>1.2307444285</text:p>
          </table:table-cell>
          <table:table-cell table:formula="of:=[.L27]/[.L1]" office:value-type="float" office:value="1.15917514529908" calcext:value-type="float">
            <text:p>1.1591751453</text:p>
          </table:table-cell>
          <table:table-cell table:formula="of:=[.M27]/[.M1]" office:value-type="float" office:value="1.10255491988756" calcext:value-type="float">
            <text:p>1.1025549199</text:p>
          </table:table-cell>
          <table:table-cell table:formula="of:=[.N27]/[.N1]" office:value-type="float" office:value="1.05665806841385" calcext:value-type="float">
            <text:p>1.0566580684</text:p>
          </table:table-cell>
          <table:table-cell table:formula="of:=[.O27]/[.O1]" office:value-type="float" office:value="1.00495260283676" calcext:value-type="float">
            <text:p>1.0049526028</text:p>
          </table:table-cell>
          <table:table-cell table:formula="of:=[.P27]/[.P1]" office:value-type="float" office:value="0.9433273410583" calcext:value-type="float">
            <text:p>0.9433273411</text:p>
          </table:table-cell>
          <table:table-cell table:formula="of:=[.Q27]/[.Q1]" office:value-type="float" office:value="0.885617083761308" calcext:value-type="float">
            <text:p>0.8856170838</text:p>
          </table:table-cell>
          <table:table-cell table:formula="of:=[.R27]/[.R1]" office:value-type="float" office:value="0.84624675043861" calcext:value-type="float">
            <text:p>0.8462467504</text:p>
          </table:table-cell>
          <table:table-cell table:formula="of:=[.S27]/[.S1]" office:value-type="float" office:value="0.793817176796025" calcext:value-type="float">
            <text:p>0.7938171768</text:p>
          </table:table-cell>
          <table:table-cell table:formula="of:=[.T27]/[.T1]" office:value-type="float" office:value="0.747115967762657" calcext:value-type="float">
            <text:p>0.7471159678</text:p>
          </table:table-cell>
          <table:table-cell table:formula="of:=[.U27]/[.U1]" office:value-type="float" office:value="0.717197508392125" calcext:value-type="float">
            <text:p>0.7171975084</text:p>
          </table:table-cell>
          <table:table-cell table:formula="of:=[.V27]/[.V1]" office:value-type="float" office:value="0.685861490112805" calcext:value-type="float">
            <text:p>0.6858614901</text:p>
          </table:table-cell>
          <table:table-cell table:formula="of:=[.W27]/[.W1]" office:value-type="float" office:value="0.661088564537834" calcext:value-type="float">
            <text:p>0.6610885645</text:p>
          </table:table-cell>
          <table:table-cell table:formula="of:=[.X27]/[.X1]" office:value-type="float" office:value="0.627125476518829" calcext:value-type="float">
            <text:p>0.6271254765</text:p>
          </table:table-cell>
          <table:table-cell table:formula="of:=[.Y27]/[.Y1]" office:value-type="float" office:value="0.60846460022787" calcext:value-type="float">
            <text:p>0.6084646002</text:p>
          </table:table-cell>
          <table:table-cell table:formula="of:=[.Z27]/[.Z1]" office:value-type="float" office:value="0.579445508332877" calcext:value-type="float">
            <text:p>0.5794455083</text:p>
          </table:table-cell>
          <table:table-cell table:formula="of:=[.AA27]/[.AA1]" office:value-type="float" office:value="0.564976302090034" calcext:value-type="float">
            <text:p>0.5649763021</text:p>
          </table:table-cell>
          <table:table-cell table:formula="of:=[.AB27]/[.AB1]" office:value-type="float" office:value="0.546732418764976" calcext:value-type="float">
            <text:p>0.5467324188</text:p>
          </table:table-cell>
          <table:table-cell table:formula="of:=[.AC27]/[.AC1]" office:value-type="float" office:value="0.531161225075837" calcext:value-type="float">
            <text:p>0.5311612251</text:p>
          </table:table-cell>
          <table:table-cell table:formula="of:=[.AD27]/[.AD1]" office:value-type="float" office:value="0.513627446739731" calcext:value-type="float">
            <text:p>0.5136274467</text:p>
          </table:table-cell>
          <table:table-cell table:formula="of:=[.AE27]/[.AE1]" office:value-type="float" office:value="0.483400854957958" calcext:value-type="float">
            <text:p>0.483400855</text:p>
          </table:table-cell>
          <table:table-cell table:formula="of:=[.AF27]/[.AF1]" office:value-type="float" office:value="0.467145686120564" calcext:value-type="float">
            <text:p>0.4671456861</text:p>
          </table:table-cell>
          <table:table-cell table:formula="of:=[.AG27]/[.AG1]" office:value-type="float" office:value="0.455092861836541" calcext:value-type="float">
            <text:p>0.4550928618</text:p>
          </table:table-cell>
          <table:table-cell table:formula="of:=[.AH27]/[.AH1]" office:value-type="float" office:value="0.443974772685337" calcext:value-type="float">
            <text:p>0.4439747727</text:p>
          </table:table-cell>
          <table:table-cell table:formula="of:=[.AI27]/[.AI1]" office:value-type="float" office:value="0.431293796489645" calcext:value-type="float">
            <text:p>0.4312937965</text:p>
          </table:table-cell>
          <table:table-cell table:formula="of:=[.AJ27]/[.AJ1]" office:value-type="float" office:value="0.412828302627479" calcext:value-type="float">
            <text:p>0.4128283026</text:p>
          </table:table-cell>
          <table:table-cell table:formula="of:=[.AK27]/[.AK1]" office:value-type="float" office:value="0.396671603211865" calcext:value-type="float">
            <text:p>0.3966716032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31753.52625" calcext:value-type="float">
            <text:p>31753.5262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3:40:37.8842352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00:46:47.853419431</dc:date>
    <meta:editing-duration>PT14M19S</meta:editing-duration>
    <meta:editing-cycles>4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A1:all.AK2 all.A9:all.AK9 all.A16:all.AK16 all.A23:all.AK23" chart:data-source-has-labels="both" svg:x="1.471cm" svg:y="0.255cm" svg:width="18.295cm" svg:height="12.267cm">
          <chartooo:coordinate-region svg:x="2.648cm" svg:y="0.454cm" svg:width="16.931cm" svg:height="11.421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236.43315">
                <text:p>236.43315</text:p>
                <draw:g>
                  <svg:desc>all.B2:all.AK2</svg:desc>
                </draw:g>
              </table:table-cell>
              <table:table-cell office:value-type="float" office:value="150.0793333333">
                <text:p>150.0793333333</text:p>
              </table:table-cell>
              <table:table-cell office:value-type="float" office:value="113.6376190476">
                <text:p>113.6376190476</text:p>
              </table:table-cell>
              <table:table-cell office:value-type="float" office:value="91.6342857143">
                <text:p>91.6342857143</text:p>
              </table:table-cell>
              <table:table-cell office:value-type="float" office:value="76.1861428571">
                <text:p>76.1861428571</text:p>
              </table:table-cell>
              <table:table-cell office:value-type="float" office:value="65.9295238095">
                <text:p>65.9295238095</text:p>
              </table:table-cell>
              <table:table-cell office:value-type="float" office:value="57.3205238095">
                <text:p>57.3205238095</text:p>
              </table:table-cell>
              <table:table-cell office:value-type="float" office:value="52.5665238095">
                <text:p>52.5665238095</text:p>
              </table:table-cell>
              <table:table-cell office:value-type="float" office:value="49.3128571429">
                <text:p>49.3128571429</text:p>
              </table:table-cell>
              <table:table-cell office:value-type="float" office:value="47.435047619">
                <text:p>47.435047619</text:p>
              </table:table-cell>
              <table:table-cell office:value-type="float" office:value="44.5785714286">
                <text:p>44.5785714286</text:p>
              </table:table-cell>
              <table:table-cell office:value-type="float" office:value="45.1782857143">
                <text:p>45.1782857143</text:p>
              </table:table-cell>
              <table:table-cell office:value-type="float" office:value="45.4695714286">
                <text:p>45.4695714286</text:p>
              </table:table-cell>
              <table:table-cell office:value-type="float" office:value="45.0114285714">
                <text:p>45.0114285714</text:p>
              </table:table-cell>
              <table:table-cell office:value-type="float" office:value="44.334047619">
                <text:p>44.334047619</text:p>
              </table:table-cell>
              <table:table-cell office:value-type="float" office:value="43.2218095238">
                <text:p>43.2218095238</text:p>
              </table:table-cell>
              <table:table-cell office:value-type="float" office:value="43.5664285714">
                <text:p>43.5664285714</text:p>
              </table:table-cell>
              <table:table-cell office:value-type="float" office:value="42.6463809524">
                <text:p>42.6463809524</text:p>
              </table:table-cell>
              <table:table-cell office:value-type="float" office:value="43.555952381">
                <text:p>43.555952381</text:p>
              </table:table-cell>
              <table:table-cell office:value-type="float" office:value="50.7271428571">
                <text:p>50.7271428571</text:p>
              </table:table-cell>
              <table:table-cell office:value-type="float" office:value="51.1639047619">
                <text:p>51.1639047619</text:p>
              </table:table-cell>
              <table:table-cell office:value-type="float" office:value="47.5708571429">
                <text:p>47.5708571429</text:p>
              </table:table-cell>
              <table:table-cell office:value-type="float" office:value="55.2227142857">
                <text:p>55.2227142857</text:p>
              </table:table-cell>
              <table:table-cell office:value-type="float" office:value="55.5487142857">
                <text:p>55.5487142857</text:p>
              </table:table-cell>
              <table:table-cell office:value-type="float" office:value="53.5073809524">
                <text:p>53.5073809524</text:p>
              </table:table-cell>
              <table:table-cell office:value-type="float" office:value="58.6702857143">
                <text:p>58.6702857143</text:p>
              </table:table-cell>
              <table:table-cell office:value-type="float" office:value="60.0782857143">
                <text:p>60.0782857143</text:p>
              </table:table-cell>
              <table:table-cell office:value-type="float" office:value="63.0182380952">
                <text:p>63.0182380952</text:p>
              </table:table-cell>
              <table:table-cell office:value-type="float" office:value="59.8404285714">
                <text:p>59.8404285714</text:p>
              </table:table-cell>
              <table:table-cell office:value-type="float" office:value="64.1236666667">
                <text:p>64.1236666667</text:p>
              </table:table-cell>
              <table:table-cell office:value-type="float" office:value="62.2852380952">
                <text:p>62.2852380952</text:p>
              </table:table-cell>
              <table:table-cell office:value-type="float" office:value="66.0988571429">
                <text:p>66.0988571429</text:p>
              </table:table-cell>
              <table:table-cell office:value-type="float" office:value="75.762047619">
                <text:p>75.762047619</text:p>
              </table:table-cell>
              <table:table-cell office:value-type="float" office:value="75.479">
                <text:p>75.479</text:p>
              </table:table-cell>
              <table:table-cell office:value-type="float" office:value="75.4334761905">
                <text:p>75.4334761905</text:p>
              </table:table-cell>
              <table:table-cell office:value-type="float" office:value="84.3006190476">
                <text:p>84.3006190476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48047.15015">
                <text:p>48047.15015</text:p>
                <draw:g>
                  <svg:desc>all.B9:all.AK9</svg:desc>
                </draw:g>
              </table:table-cell>
              <table:table-cell office:value-type="float" office:value="23959.7806190476">
                <text:p>23959.7806190476</text:p>
              </table:table-cell>
              <table:table-cell office:value-type="float" office:value="16997.6081904762">
                <text:p>16997.6081904762</text:p>
              </table:table-cell>
              <table:table-cell office:value-type="float" office:value="12397.7521428571">
                <text:p>12397.7521428571</text:p>
              </table:table-cell>
              <table:table-cell office:value-type="float" office:value="10153.7547619048">
                <text:p>10153.7547619048</text:p>
              </table:table-cell>
              <table:table-cell office:value-type="float" office:value="8304.9217142857">
                <text:p>8304.9217142857</text:p>
              </table:table-cell>
              <table:table-cell office:value-type="float" office:value="7268.364952381">
                <text:p>7268.364952381</text:p>
              </table:table-cell>
              <table:table-cell office:value-type="float" office:value="6294.5993809524">
                <text:p>6294.5993809524</text:p>
              </table:table-cell>
              <table:table-cell office:value-type="float" office:value="5669.8410952381">
                <text:p>5669.8410952381</text:p>
              </table:table-cell>
              <table:table-cell office:value-type="float" office:value="5072.1159047619">
                <text:p>5072.1159047619</text:p>
              </table:table-cell>
              <table:table-cell office:value-type="float" office:value="4701.2436190476">
                <text:p>4701.2436190476</text:p>
              </table:table-cell>
              <table:table-cell office:value-type="float" office:value="4312.3635238095">
                <text:p>4312.3635238095</text:p>
              </table:table-cell>
              <table:table-cell office:value-type="float" office:value="4040.0882380952">
                <text:p>4040.0882380952</text:p>
              </table:table-cell>
              <table:table-cell office:value-type="float" office:value="3746.5412857143">
                <text:p>3746.5412857143</text:p>
              </table:table-cell>
              <table:table-cell office:value-type="float" office:value="3576.4894761905">
                <text:p>3576.4894761905</text:p>
              </table:table-cell>
              <table:table-cell office:value-type="float" office:value="3356.7543333333">
                <text:p>3356.7543333333</text:p>
              </table:table-cell>
              <table:table-cell office:value-type="float" office:value="3287.2448571429">
                <text:p>3287.2448571429</text:p>
              </table:table-cell>
              <table:table-cell office:value-type="float" office:value="3087.0917142857">
                <text:p>3087.0917142857</text:p>
              </table:table-cell>
              <table:table-cell office:value-type="float" office:value="3005.8748571429">
                <text:p>3005.8748571429</text:p>
              </table:table-cell>
              <table:table-cell office:value-type="float" office:value="2918.0311428572">
                <text:p>2918.0311428572</text:p>
              </table:table-cell>
              <table:table-cell office:value-type="float" office:value="2844.4301428572">
                <text:p>2844.4301428572</text:p>
              </table:table-cell>
              <table:table-cell office:value-type="float" office:value="2760.4967619048">
                <text:p>2760.4967619048</text:p>
              </table:table-cell>
              <table:table-cell office:value-type="float" office:value="2706.5371428572">
                <text:p>2706.5371428572</text:p>
              </table:table-cell>
              <table:table-cell office:value-type="float" office:value="2651.5906666667">
                <text:p>2651.5906666667</text:p>
              </table:table-cell>
              <table:table-cell office:value-type="float" office:value="2585.7910952381">
                <text:p>2585.7910952381</text:p>
              </table:table-cell>
              <table:table-cell office:value-type="float" office:value="2530.3343333333">
                <text:p>2530.3343333333</text:p>
              </table:table-cell>
              <table:table-cell office:value-type="float" office:value="2504.2842857143">
                <text:p>2504.2842857143</text:p>
              </table:table-cell>
              <table:table-cell office:value-type="float" office:value="2428.4304285714">
                <text:p>2428.4304285714</text:p>
              </table:table-cell>
              <table:table-cell office:value-type="float" office:value="2408.7763809524">
                <text:p>2408.7763809524</text:p>
              </table:table-cell>
              <table:table-cell office:value-type="float" office:value="2362.4005238095">
                <text:p>2362.4005238095</text:p>
              </table:table-cell>
              <table:table-cell office:value-type="float" office:value="2331.8995238095">
                <text:p>2331.8995238095</text:p>
              </table:table-cell>
              <table:table-cell office:value-type="float" office:value="2310.3772857143">
                <text:p>2310.3772857143</text:p>
              </table:table-cell>
              <table:table-cell office:value-type="float" office:value="2275.7246190476">
                <text:p>2275.7246190476</text:p>
              </table:table-cell>
              <table:table-cell office:value-type="float" office:value="2230.348">
                <text:p>2230.348</text:p>
              </table:table-cell>
              <table:table-cell office:value-type="float" office:value="2211.0488571429">
                <text:p>2211.0488571429</text:p>
              </table:table-cell>
              <table:table-cell office:value-type="float" office:value="2177.0096190476">
                <text:p>2177.0096190476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35722.63945">
                <text:p>35722.63945</text:p>
                <draw:g>
                  <svg:desc>all.B16:all.AK16</svg:desc>
                </draw:g>
              </table:table-cell>
              <table:table-cell office:value-type="float" office:value="18159.3804761905">
                <text:p>18159.3804761905</text:p>
              </table:table-cell>
              <table:table-cell office:value-type="float" office:value="12885.2101904762">
                <text:p>12885.2101904762</text:p>
              </table:table-cell>
              <table:table-cell office:value-type="float" office:value="9387.4110952381">
                <text:p>9387.4110952381</text:p>
              </table:table-cell>
              <table:table-cell office:value-type="float" office:value="7711.457952381">
                <text:p>7711.457952381</text:p>
              </table:table-cell>
              <table:table-cell office:value-type="float" office:value="6352.5080476191">
                <text:p>6352.5080476191</text:p>
              </table:table-cell>
              <table:table-cell office:value-type="float" office:value="5560.9309047619">
                <text:p>5560.9309047619</text:p>
              </table:table-cell>
              <table:table-cell office:value-type="float" office:value="4853.4567142857">
                <text:p>4853.4567142857</text:p>
              </table:table-cell>
              <table:table-cell office:value-type="float" office:value="4394.7965238095">
                <text:p>4394.7965238095</text:p>
              </table:table-cell>
              <table:table-cell office:value-type="float" office:value="3964.7404285714">
                <text:p>3964.7404285714</text:p>
              </table:table-cell>
              <table:table-cell office:value-type="float" office:value="3682.6598571429">
                <text:p>3682.6598571429</text:p>
              </table:table-cell>
              <table:table-cell office:value-type="float" office:value="3367.0407619048">
                <text:p>3367.0407619048</text:p>
              </table:table-cell>
              <table:table-cell office:value-type="float" office:value="3180.6703333333">
                <text:p>3180.6703333333</text:p>
              </table:table-cell>
              <table:table-cell office:value-type="float" office:value="2966.8400476191">
                <text:p>2966.8400476191</text:p>
              </table:table-cell>
              <table:table-cell office:value-type="float" office:value="2842.5083809524">
                <text:p>2842.5083809524</text:p>
              </table:table-cell>
              <table:table-cell office:value-type="float" office:value="2708.1089047619">
                <text:p>2708.1089047619</text:p>
              </table:table-cell>
              <table:table-cell office:value-type="float" office:value="2579.4951428572">
                <text:p>2579.4951428572</text:p>
              </table:table-cell>
              <table:table-cell office:value-type="float" office:value="2461.3612857143">
                <text:p>2461.3612857143</text:p>
              </table:table-cell>
              <table:table-cell office:value-type="float" office:value="2410.9332857143">
                <text:p>2410.9332857143</text:p>
              </table:table-cell>
              <table:table-cell office:value-type="float" office:value="2352.0333333333">
                <text:p>2352.0333333333</text:p>
              </table:table-cell>
              <table:table-cell office:value-type="float" office:value="2279.1553809524">
                <text:p>2279.1553809524</text:p>
              </table:table-cell>
              <table:table-cell office:value-type="float" office:value="2236.4906190476">
                <text:p>2236.4906190476</text:p>
              </table:table-cell>
              <table:table-cell office:value-type="float" office:value="2154.9433333333">
                <text:p>2154.9433333333</text:p>
              </table:table-cell>
              <table:table-cell office:value-type="float" office:value="2125.6273333333">
                <text:p>2125.6273333333</text:p>
              </table:table-cell>
              <table:table-cell office:value-type="float" office:value="2074.198952381">
                <text:p>2074.198952381</text:p>
              </table:table-cell>
              <table:table-cell office:value-type="float" office:value="2004.6273809524">
                <text:p>2004.6273809524</text:p>
              </table:table-cell>
              <table:table-cell office:value-type="float" office:value="2007.7168095238">
                <text:p>2007.7168095238</text:p>
              </table:table-cell>
              <table:table-cell office:value-type="float" office:value="1958.0045714286">
                <text:p>1958.0045714286</text:p>
              </table:table-cell>
              <table:table-cell office:value-type="float" office:value="1941.5433809524">
                <text:p>1941.5433809524</text:p>
              </table:table-cell>
              <table:table-cell office:value-type="float" office:value="1925.7354761905">
                <text:p>1925.7354761905</text:p>
              </table:table-cell>
              <table:table-cell office:value-type="float" office:value="1877.9157619048">
                <text:p>1877.9157619048</text:p>
              </table:table-cell>
              <table:table-cell office:value-type="float" office:value="1855.4760952381">
                <text:p>1855.4760952381</text:p>
              </table:table-cell>
              <table:table-cell office:value-type="float" office:value="1837.2958571429">
                <text:p>1837.2958571429</text:p>
              </table:table-cell>
              <table:table-cell office:value-type="float" office:value="1808.3661904762">
                <text:p>1808.3661904762</text:p>
              </table:table-cell>
              <table:table-cell office:value-type="float" office:value="1778.8507619048">
                <text:p>1778.8507619048</text:p>
              </table:table-cell>
              <table:table-cell office:value-type="float" office:value="1764.9588571429">
                <text:p>1764.9588571429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33585.8804">
                <text:p>33585.8804</text:p>
                <draw:g>
                  <svg:desc>all.B23:all.AK23</svg:desc>
                </draw:g>
              </table:table-cell>
              <table:table-cell office:value-type="float" office:value="17531.1451428571">
                <text:p>17531.1451428571</text:p>
              </table:table-cell>
              <table:table-cell office:value-type="float" office:value="9453.567952381">
                <text:p>9453.567952381</text:p>
              </table:table-cell>
              <table:table-cell office:value-type="float" office:value="6074.0432857143">
                <text:p>6074.0432857143</text:p>
              </table:table-cell>
              <table:table-cell office:value-type="float" office:value="4719.3999047619">
                <text:p>4719.3999047619</text:p>
              </table:table-cell>
              <table:table-cell office:value-type="float" office:value="3721.6783809524">
                <text:p>3721.6783809524</text:p>
              </table:table-cell>
              <table:table-cell office:value-type="float" office:value="3269.4572857143">
                <text:p>3269.4572857143</text:p>
              </table:table-cell>
              <table:table-cell office:value-type="float" office:value="2979.7143333333">
                <text:p>2979.7143333333</text:p>
              </table:table-cell>
              <table:table-cell office:value-type="float" office:value="2668.5221428572">
                <text:p>2668.5221428572</text:p>
              </table:table-cell>
              <table:table-cell office:value-type="float" office:value="2580.026">
                <text:p>2580.026</text:p>
              </table:table-cell>
              <table:table-cell office:value-type="float" office:value="2490.2916666667">
                <text:p>2490.2916666667</text:p>
              </table:table-cell>
              <table:table-cell office:value-type="float" office:value="2399.9958095238">
                <text:p>2399.9958095238</text:p>
              </table:table-cell>
              <table:table-cell office:value-type="float" office:value="2311.6077142857">
                <text:p>2311.6077142857</text:p>
              </table:table-cell>
              <table:table-cell office:value-type="float" office:value="2256.9313333333">
                <text:p>2256.9313333333</text:p>
              </table:table-cell>
              <table:table-cell office:value-type="float" office:value="2244.0797142857">
                <text:p>2244.0797142857</text:p>
              </table:table-cell>
              <table:table-cell office:value-type="float" office:value="2240.9181428572">
                <text:p>2240.9181428572</text:p>
              </table:table-cell>
              <table:table-cell office:value-type="float" office:value="2207.2220476191">
                <text:p>2207.2220476191</text:p>
              </table:table-cell>
              <table:table-cell office:value-type="float" office:value="2222.280952381">
                <text:p>2222.280952381</text:p>
              </table:table-cell>
              <table:table-cell office:value-type="float" office:value="2236.9194285714">
                <text:p>2236.9194285714</text:p>
              </table:table-cell>
              <table:table-cell office:value-type="float" office:value="2213.7225714286">
                <text:p>2213.7225714286</text:p>
              </table:table-cell>
              <table:table-cell office:value-type="float" office:value="2204.6327142857">
                <text:p>2204.6327142857</text:p>
              </table:table-cell>
              <table:table-cell office:value-type="float" office:value="2183.281">
                <text:p>2183.281</text:p>
              </table:table-cell>
              <table:table-cell office:value-type="float" office:value="2201.4543333333">
                <text:p>2201.4543333333</text:p>
              </table:table-cell>
              <table:table-cell office:value-type="float" office:value="2174.4298571429">
                <text:p>2174.4298571429</text:p>
              </table:table-cell>
              <table:table-cell office:value-type="float" office:value="2191.993952381">
                <text:p>2191.993952381</text:p>
              </table:table-cell>
              <table:table-cell office:value-type="float" office:value="2161.664952381">
                <text:p>2161.664952381</text:p>
              </table:table-cell>
              <table:table-cell office:value-type="float" office:value="2151.0641904762">
                <text:p>2151.0641904762</text:p>
              </table:table-cell>
              <table:table-cell office:value-type="float" office:value="2135.0476190476">
                <text:p>2135.0476190476</text:p>
              </table:table-cell>
              <table:table-cell office:value-type="float" office:value="2131.7964761905">
                <text:p>2131.7964761905</text:p>
              </table:table-cell>
              <table:table-cell office:value-type="float" office:value="2189.5924761905">
                <text:p>2189.5924761905</text:p>
              </table:table-cell>
              <table:table-cell office:value-type="float" office:value="2192.6934761905">
                <text:p>2192.6934761905</text:p>
              </table:table-cell>
              <table:table-cell office:value-type="float" office:value="2180.4290476191">
                <text:p>2180.4290476191</text:p>
              </table:table-cell>
              <table:table-cell office:value-type="float" office:value="2167.3034761905">
                <text:p>2167.3034761905</text:p>
              </table:table-cell>
              <table:table-cell office:value-type="float" office:value="2165.4084761905">
                <text:p>2165.4084761905</text:p>
              </table:table-cell>
              <table:table-cell office:value-type="float" office:value="2197.6293809524">
                <text:p>2197.6293809524</text:p>
              </table:table-cell>
              <table:table-cell office:value-type="float" office:value="2223.6086190476">
                <text:p>2223.608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A1:all.AK1 all.A6:all.AK6 all.A13:all.AK13 all.A20:all.AK20 all.A27:all.AK27" chart:data-source-has-labels="both" svg:x="0.32cm" svg:y="0.18cm" svg:width="12.561cm" svg:height="8.64cm">
          <chartooo:coordinate-region svg:x="1.127cm" svg:y="0.379cm" svg:width="11.75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134.302344024093">
                <text:p>134.302344024093</text:p>
                <draw:g>
                  <svg:desc>all.B6:all.AK6</svg:desc>
                </draw:g>
              </table:table-cell>
              <table:table-cell office:value-type="float" office:value="211.578273602009">
                <text:p>211.578273602009</text:p>
              </table:table-cell>
              <table:table-cell office:value-type="float" office:value="279.42794398657">
                <text:p>279.42794398657</text:p>
              </table:table-cell>
              <table:table-cell office:value-type="float" office:value="346.52451320461">
                <text:p>346.52451320461</text:p>
              </table:table-cell>
              <table:table-cell office:value-type="float" office:value="416.788736890895">
                <text:p>416.788736890895</text:p>
              </table:table-cell>
              <table:table-cell office:value-type="float" office:value="481.628326965476">
                <text:p>481.628326965476</text:p>
              </table:table-cell>
              <table:table-cell office:value-type="float" office:value="553.964341908846">
                <text:p>553.964341908846</text:p>
              </table:table-cell>
              <table:table-cell office:value-type="float" office:value="604.06365018684">
                <text:p>604.06365018684</text:p>
              </table:table-cell>
              <table:table-cell office:value-type="float" office:value="643.919823140319">
                <text:p>643.919823140319</text:p>
              </table:table-cell>
              <table:table-cell office:value-type="float" office:value="669.410654017794">
                <text:p>669.410654017794</text:p>
              </table:table-cell>
              <table:table-cell office:value-type="float" office:value="712.304706777303">
                <text:p>712.304706777303</text:p>
              </table:table-cell>
              <table:table-cell office:value-type="float" office:value="702.849294698875">
                <text:p>702.849294698875</text:p>
              </table:table-cell>
              <table:table-cell office:value-type="float" office:value="698.346724025362">
                <text:p>698.346724025362</text:p>
              </table:table-cell>
              <table:table-cell office:value-type="float" office:value="705.454753555101">
                <text:p>705.454753555101</text:p>
              </table:table-cell>
              <table:table-cell office:value-type="float" office:value="716.233413264787">
                <text:p>716.233413264787</text:p>
              </table:table-cell>
              <table:table-cell office:value-type="float" office:value="734.664434456752">
                <text:p>734.664434456752</text:p>
              </table:table-cell>
              <table:table-cell office:value-type="float" office:value="728.853093798127">
                <text:p>728.853093798127</text:p>
              </table:table-cell>
              <table:table-cell office:value-type="float" office:value="744.577278091707">
                <text:p>744.577278091707</text:p>
              </table:table-cell>
              <table:table-cell office:value-type="float" office:value="729.028399430695">
                <text:p>729.028399430695</text:p>
              </table:table-cell>
              <table:table-cell office:value-type="float" office:value="625.967173815618">
                <text:p>625.967173815618</text:p>
              </table:table-cell>
              <table:table-cell office:value-type="float" office:value="620.623589965826">
                <text:p>620.623589965826</text:p>
              </table:table-cell>
              <table:table-cell office:value-type="float" office:value="667.499560804934">
                <text:p>667.499560804934</text:p>
              </table:table-cell>
              <table:table-cell office:value-type="float" office:value="575.008430149233">
                <text:p>575.008430149233</text:p>
              </table:table-cell>
              <table:table-cell office:value-type="float" office:value="571.633865127538">
                <text:p>571.633865127538</text:p>
              </table:table-cell>
              <table:table-cell office:value-type="float" office:value="593.441982859296">
                <text:p>593.441982859296</text:p>
              </table:table-cell>
              <table:table-cell office:value-type="float" office:value="541.219901410171">
                <text:p>541.219901410171</text:p>
              </table:table-cell>
              <table:table-cell office:value-type="float" office:value="528.535824091298">
                <text:p>528.535824091298</text:p>
              </table:table-cell>
              <table:table-cell office:value-type="float" office:value="503.878356643846">
                <text:p>503.878356643846</text:p>
              </table:table-cell>
              <table:table-cell office:value-type="float" office:value="530.636678380613">
                <text:p>530.636678380613</text:p>
              </table:table-cell>
              <table:table-cell office:value-type="float" office:value="495.191992295879">
                <text:p>495.191992295879</text:p>
              </table:table-cell>
              <table:table-cell office:value-type="float" office:value="509.808218144181">
                <text:p>509.808218144181</text:p>
              </table:table-cell>
              <table:table-cell office:value-type="float" office:value="480.39448218222">
                <text:p>480.39448218222</text:p>
              </table:table-cell>
              <table:table-cell office:value-type="float" office:value="419.121806338781">
                <text:p>419.121806338781</text:p>
              </table:table-cell>
              <table:table-cell office:value-type="float" office:value="420.693520714371">
                <text:p>420.693520714371</text:p>
              </table:table-cell>
              <table:table-cell office:value-type="float" office:value="420.947407617932">
                <text:p>420.947407617932</text:p>
              </table:table-cell>
              <table:table-cell office:value-type="float" office:value="376.670143217697">
                <text:p>376.670143217697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660882615324064">
                <text:p>0.660882615324064</text:p>
                <draw:g>
                  <svg:desc>all.B13:all.AK13</svg:desc>
                </draw:g>
              </table:table-cell>
              <table:table-cell office:value-type="float" office:value="1.32528451553336">
                <text:p>1.32528451553336</text:p>
              </table:table-cell>
              <table:table-cell office:value-type="float" office:value="1.8681173194586">
                <text:p>1.8681173194586</text:p>
              </table:table-cell>
              <table:table-cell office:value-type="float" office:value="2.56123254313441">
                <text:p>2.56123254313441</text:p>
              </table:table-cell>
              <table:table-cell office:value-type="float" office:value="3.12726936927155">
                <text:p>3.12726936927155</text:p>
              </table:table-cell>
              <table:table-cell office:value-type="float" office:value="3.82345882868218">
                <text:p>3.82345882868218</text:p>
              </table:table-cell>
              <table:table-cell office:value-type="float" office:value="4.36873030702704">
                <text:p>4.36873030702704</text:p>
              </table:table-cell>
              <table:table-cell office:value-type="float" office:value="5.04456667188175">
                <text:p>5.04456667188175</text:p>
              </table:table-cell>
              <table:table-cell office:value-type="float" office:value="5.60042613481155">
                <text:p>5.60042613481155</text:p>
              </table:table-cell>
              <table:table-cell office:value-type="float" office:value="6.26041022055284">
                <text:p>6.26041022055284</text:p>
              </table:table-cell>
              <table:table-cell office:value-type="float" office:value="6.75428223318339">
                <text:p>6.75428223318339</text:p>
              </table:table-cell>
              <table:table-cell office:value-type="float" office:value="7.36336954773916">
                <text:p>7.36336954773916</text:p>
              </table:table-cell>
              <table:table-cell office:value-type="float" office:value="7.8596120625749">
                <text:p>7.8596120625749</text:p>
              </table:table-cell>
              <table:table-cell office:value-type="float" office:value="8.47542408542977">
                <text:p>8.47542408542977</text:p>
              </table:table-cell>
              <table:table-cell office:value-type="float" office:value="8.87840617493506">
                <text:p>8.87840617493506</text:p>
              </table:table-cell>
              <table:table-cell office:value-type="float" office:value="9.4595919441231">
                <text:p>9.4595919441231</text:p>
              </table:table-cell>
              <table:table-cell office:value-type="float" office:value="9.6596169832017">
                <text:p>9.6596169832017</text:p>
              </table:table-cell>
              <table:table-cell office:value-type="float" office:value="10.2859031051973">
                <text:p>10.2859031051973</text:p>
              </table:table-cell>
              <table:table-cell office:value-type="float" office:value="10.5638217687419">
                <text:p>10.5638217687419</text:p>
              </table:table-cell>
              <table:table-cell office:value-type="float" office:value="10.8818325423725">
                <text:p>10.8818325423725</text:p>
              </table:table-cell>
              <table:table-cell office:value-type="float" office:value="11.1634052007703">
                <text:p>11.1634052007703</text:p>
              </table:table-cell>
              <table:table-cell office:value-type="float" office:value="11.5028304645029">
                <text:p>11.5028304645029</text:p>
              </table:table-cell>
              <table:table-cell office:value-type="float" office:value="11.7321597945923">
                <text:p>11.7321597945923</text:p>
              </table:table-cell>
              <table:table-cell office:value-type="float" office:value="11.9752745584661">
                <text:p>11.9752745584661</text:p>
              </table:table-cell>
              <table:table-cell office:value-type="float" office:value="12.2800044862387">
                <text:p>12.2800044862387</text:p>
              </table:table-cell>
              <table:table-cell office:value-type="float" office:value="12.5491425507277">
                <text:p>12.5491425507277</text:p>
              </table:table-cell>
              <table:table-cell office:value-type="float" office:value="12.6796811492761">
                <text:p>12.6796811492761</text:p>
              </table:table-cell>
              <table:table-cell office:value-type="float" office:value="13.0757405591726">
                <text:p>13.0757405591726</text:p>
              </table:table-cell>
              <table:table-cell office:value-type="float" office:value="13.1824300923463">
                <text:p>13.1824300923463</text:p>
              </table:table-cell>
              <table:table-cell office:value-type="float" office:value="13.4412119917734">
                <text:p>13.4412119917734</text:p>
              </table:table-cell>
              <table:table-cell office:value-type="float" office:value="13.6170216279842">
                <text:p>13.6170216279842</text:p>
              </table:table-cell>
              <table:table-cell office:value-type="float" office:value="13.7438705125526">
                <text:p>13.7438705125526</text:p>
              </table:table-cell>
              <table:table-cell office:value-type="float" office:value="13.9531496843801">
                <text:p>13.9531496843801</text:p>
              </table:table-cell>
              <table:table-cell office:value-type="float" office:value="14.2370276970231">
                <text:p>14.2370276970231</text:p>
              </table:table-cell>
              <table:table-cell office:value-type="float" office:value="14.3612956119982">
                <text:p>14.3612956119982</text:p>
              </table:table-cell>
              <table:table-cell office:value-type="float" office:value="14.5858456353039">
                <text:p>14.5858456353039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88890819348456">
                <text:p>0.888890819348456</text:p>
                <draw:g>
                  <svg:desc>all.B20:all.AK20</svg:desc>
                </draw:g>
              </table:table-cell>
              <table:table-cell office:value-type="float" office:value="1.74860184749327">
                <text:p>1.74860184749327</text:p>
              </table:table-cell>
              <table:table-cell office:value-type="float" office:value="2.4643390197445">
                <text:p>2.4643390197445</text:p>
              </table:table-cell>
              <table:table-cell office:value-type="float" office:value="3.38256479106443">
                <text:p>3.38256479106443</text:p>
              </table:table-cell>
              <table:table-cell office:value-type="float" office:value="4.11770724110552">
                <text:p>4.11770724110552</text:p>
              </table:table-cell>
              <table:table-cell office:value-type="float" office:value="4.99858103476172">
                <text:p>4.99858103476172</text:p>
              </table:table-cell>
              <table:table-cell office:value-type="float" office:value="5.71010983481363">
                <text:p>5.71010983481363</text:p>
              </table:table-cell>
              <table:table-cell office:value-type="float" office:value="6.54245584524045">
                <text:p>6.54245584524045</text:p>
              </table:table-cell>
              <table:table-cell office:value-type="float" office:value="7.22525515754149">
                <text:p>7.22525515754149</text:p>
              </table:table-cell>
              <table:table-cell office:value-type="float" office:value="8.00897986187752">
                <text:p>8.00897986187752</text:p>
              </table:table-cell>
              <table:table-cell office:value-type="float" office:value="8.6224434190985">
                <text:p>8.6224434190985</text:p>
              </table:table-cell>
              <table:table-cell office:value-type="float" office:value="9.43069255628388">
                <text:p>9.43069255628388</text:p>
              </table:table-cell>
              <table:table-cell office:value-type="float" office:value="9.9832811710237">
                <text:p>9.9832811710237</text:p>
              </table:table-cell>
              <table:table-cell office:value-type="float" office:value="10.7028103100746">
                <text:p>10.7028103100746</text:p>
              </table:table-cell>
              <table:table-cell office:value-type="float" office:value="11.1709525511973">
                <text:p>11.1709525511973</text:p>
              </table:table-cell>
              <table:table-cell office:value-type="float" office:value="11.725350555203">
                <text:p>11.725350555203</text:p>
              </table:table-cell>
              <table:table-cell office:value-type="float" office:value="12.3099771433676">
                <text:p>12.3099771433676</text:p>
              </table:table-cell>
              <table:table-cell office:value-type="float" office:value="12.900798608598">
                <text:p>12.900798608598</text:p>
              </table:table-cell>
              <table:table-cell office:value-type="float" office:value="13.1706366319432">
                <text:p>13.1706366319432</text:p>
              </table:table-cell>
              <table:table-cell office:value-type="float" office:value="13.5004575828009">
                <text:p>13.5004575828009</text:p>
              </table:table-cell>
              <table:table-cell office:value-type="float" office:value="13.9321463184888">
                <text:p>13.9321463184888</text:p>
              </table:table-cell>
              <table:table-cell office:value-type="float" office:value="14.1979250793916">
                <text:p>14.1979250793916</text:p>
              </table:table-cell>
              <table:table-cell office:value-type="float" office:value="14.7352024337843">
                <text:p>14.7352024337843</text:p>
              </table:table-cell>
              <table:table-cell office:value-type="float" office:value="14.9384258247215">
                <text:p>14.9384258247215</text:p>
              </table:table-cell>
              <table:table-cell office:value-type="float" office:value="15.308814139333">
                <text:p>15.308814139333</text:p>
              </table:table-cell>
              <table:table-cell office:value-type="float" office:value="15.8401140040868">
                <text:p>15.8401140040868</text:p>
              </table:table-cell>
              <table:table-cell office:value-type="float" office:value="15.8157396000143">
                <text:p>15.8157396000143</text:p>
              </table:table-cell>
              <table:table-cell office:value-type="float" office:value="16.2172891286112">
                <text:p>16.2172891286112</text:p>
              </table:table-cell>
              <table:table-cell office:value-type="float" office:value="16.3547858685618">
                <text:p>16.3547858685618</text:p>
              </table:table-cell>
              <table:table-cell office:value-type="float" office:value="16.4890384180983">
                <text:p>16.4890384180983</text:p>
              </table:table-cell>
              <table:table-cell office:value-type="float" office:value="16.9089193957198">
                <text:p>16.9089193957198</text:p>
              </table:table-cell>
              <table:table-cell office:value-type="float" office:value="17.1134116637193">
                <text:p>17.1134116637193</text:p>
              </table:table-cell>
              <table:table-cell office:value-type="float" office:value="17.2827506939348">
                <text:p>17.2827506939348</text:p>
              </table:table-cell>
              <table:table-cell office:value-type="float" office:value="17.5592346380012">
                <text:p>17.5592346380012</text:p>
              </table:table-cell>
              <table:table-cell office:value-type="float" office:value="17.8505847314579">
                <text:p>17.8505847314579</text:p>
              </table:table-cell>
              <table:table-cell office:value-type="float" office:value="17.9910858100128">
                <text:p>17.9910858100128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45442723901321">
                <text:p>0.945442723901321</text:p>
                <draw:g>
                  <svg:desc>all.B27:all.AK27</svg:desc>
                </draw:g>
              </table:table-cell>
              <table:table-cell office:value-type="float" office:value="1.81126366767534">
                <text:p>1.81126366767534</text:p>
              </table:table-cell>
              <table:table-cell office:value-type="float" office:value="3.35889332048462">
                <text:p>3.35889332048462</text:p>
              </table:table-cell>
              <table:table-cell office:value-type="float" office:value="5.22774118595466">
                <text:p>5.22774118595466</text:p>
              </table:table-cell>
              <table:table-cell office:value-type="float" office:value="6.72829742992547">
                <text:p>6.72829742992547</text:p>
              </table:table-cell>
              <table:table-cell office:value-type="float" office:value="8.53204468513856">
                <text:p>8.53204468513856</text:p>
              </table:table-cell>
              <table:table-cell office:value-type="float" office:value="9.71217039254348">
                <text:p>9.71217039254348</text:p>
              </table:table-cell>
              <table:table-cell office:value-type="float" office:value="10.6565672738428">
                <text:p>10.6565672738428</text:p>
              </table:table-cell>
              <table:table-cell office:value-type="float" office:value="11.8992927733406">
                <text:p>11.8992927733406</text:p>
              </table:table-cell>
              <table:table-cell office:value-type="float" office:value="12.3074442854452">
                <text:p>12.3074442854452</text:p>
              </table:table-cell>
              <table:table-cell office:value-type="float" office:value="12.7509265982899">
                <text:p>12.7509265982899</text:p>
              </table:table-cell>
              <table:table-cell office:value-type="float" office:value="13.2306590386508">
                <text:p>13.2306590386508</text:p>
              </table:table-cell>
              <table:table-cell office:value-type="float" office:value="13.7365548893801">
                <text:p>13.7365548893801</text:p>
              </table:table-cell>
              <table:table-cell office:value-type="float" office:value="14.0693364397147">
                <text:p>14.0693364397147</text:p>
              </table:table-cell>
              <table:table-cell office:value-type="float" office:value="14.1499101158745">
                <text:p>14.1499101158745</text:p>
              </table:table-cell>
              <table:table-cell office:value-type="float" office:value="14.1698733401809">
                <text:p>14.1698733401809</text:p>
              </table:table-cell>
              <table:table-cell office:value-type="float" office:value="14.3861947574564">
                <text:p>14.3861947574564</text:p>
              </table:table-cell>
              <table:table-cell office:value-type="float" office:value="14.2887091823284">
                <text:p>14.2887091823284</text:p>
              </table:table-cell>
              <table:table-cell office:value-type="float" office:value="14.1952033874905">
                <text:p>14.1952033874905</text:p>
              </table:table-cell>
              <table:table-cell office:value-type="float" office:value="14.3439501678425">
                <text:p>14.3439501678425</text:p>
              </table:table-cell>
              <table:table-cell office:value-type="float" office:value="14.4030912923689">
                <text:p>14.4030912923689</text:p>
              </table:table-cell>
              <table:table-cell office:value-type="float" office:value="14.5439484198324">
                <text:p>14.5439484198324</text:p>
              </table:table-cell>
              <table:table-cell office:value-type="float" office:value="14.4238859599331">
                <text:p>14.4238859599331</text:p>
              </table:table-cell>
              <table:table-cell office:value-type="float" office:value="14.6031504054689">
                <text:p>14.6031504054689</text:p>
              </table:table-cell>
              <table:table-cell office:value-type="float" office:value="14.4861377083219">
                <text:p>14.4861377083219</text:p>
              </table:table-cell>
              <table:table-cell office:value-type="float" office:value="14.6893838543409">
                <text:p>14.6893838543409</text:p>
              </table:table-cell>
              <table:table-cell office:value-type="float" office:value="14.7617753066544">
                <text:p>14.7617753066544</text:p>
              </table:table-cell>
              <table:table-cell office:value-type="float" office:value="14.8725143021234">
                <text:p>14.8725143021234</text:p>
              </table:table-cell>
              <table:table-cell office:value-type="float" office:value="14.8951959554522">
                <text:p>14.8951959554522</text:p>
              </table:table-cell>
              <table:table-cell office:value-type="float" office:value="14.5020256487387">
                <text:p>14.5020256487387</text:p>
              </table:table-cell>
              <table:table-cell office:value-type="float" office:value="14.4815162697375">
                <text:p>14.4815162697375</text:p>
              </table:table-cell>
              <table:table-cell office:value-type="float" office:value="14.5629715787693">
                <text:p>14.5629715787693</text:p>
              </table:table-cell>
              <table:table-cell office:value-type="float" office:value="14.6511674986161">
                <text:p>14.6511674986161</text:p>
              </table:table-cell>
              <table:table-cell office:value-type="float" office:value="14.6639890806479">
                <text:p>14.6639890806479</text:p>
              </table:table-cell>
              <table:table-cell office:value-type="float" office:value="14.4489905919618">
                <text:p>14.4489905919618</text:p>
              </table:table-cell>
              <table:table-cell office:value-type="float" office:value="14.2801777156272">
                <text:p>14.2801777156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A1:all.AK1 all.A7:all.AK7 all.A14:all.AK14 all.A21:all.AK21 all.A28:all.AK28 all.A32:all.AK32" chart:data-source-has-labels="both" svg:x="0.319cm" svg:y="0.18cm" svg:width="11.926cm" svg:height="8.645cm">
          <chartooo:coordinate-region svg:x="1.126cm" svg:y="0.379cm" svg:width="11.119cm" svg:height="7.654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134.302344024093">
                <text:p>134.302344024093</text:p>
                <draw:g>
                  <svg:desc>all.B7:all.AK7</svg:desc>
                </draw:g>
              </table:table-cell>
              <table:table-cell office:value-type="float" office:value="105.789136801004">
                <text:p>105.789136801004</text:p>
              </table:table-cell>
              <table:table-cell office:value-type="float" office:value="93.1426479955235">
                <text:p>93.1426479955235</text:p>
              </table:table-cell>
              <table:table-cell office:value-type="float" office:value="86.6311283011526">
                <text:p>86.6311283011526</text:p>
              </table:table-cell>
              <table:table-cell office:value-type="float" office:value="83.357747378179">
                <text:p>83.357747378179</text:p>
              </table:table-cell>
              <table:table-cell office:value-type="float" office:value="80.2713878275793">
                <text:p>80.2713878275793</text:p>
              </table:table-cell>
              <table:table-cell office:value-type="float" office:value="79.1377631298351">
                <text:p>79.1377631298351</text:p>
              </table:table-cell>
              <table:table-cell office:value-type="float" office:value="75.507956273355">
                <text:p>75.507956273355</text:p>
              </table:table-cell>
              <table:table-cell office:value-type="float" office:value="71.546647015591">
                <text:p>71.546647015591</text:p>
              </table:table-cell>
              <table:table-cell office:value-type="float" office:value="66.9410654017794">
                <text:p>66.9410654017794</text:p>
              </table:table-cell>
              <table:table-cell office:value-type="float" office:value="64.7549733433912">
                <text:p>64.7549733433912</text:p>
              </table:table-cell>
              <table:table-cell office:value-type="float" office:value="58.5707745582396">
                <text:p>58.5707745582396</text:p>
              </table:table-cell>
              <table:table-cell office:value-type="float" office:value="53.7189787711817">
                <text:p>53.7189787711817</text:p>
              </table:table-cell>
              <table:table-cell office:value-type="float" office:value="50.3896252539358">
                <text:p>50.3896252539358</text:p>
              </table:table-cell>
              <table:table-cell office:value-type="float" office:value="47.7488942176525">
                <text:p>47.7488942176525</text:p>
              </table:table-cell>
              <table:table-cell office:value-type="float" office:value="45.916527153547">
                <text:p>45.916527153547</text:p>
              </table:table-cell>
              <table:table-cell office:value-type="float" office:value="42.8737113998898">
                <text:p>42.8737113998898</text:p>
              </table:table-cell>
              <table:table-cell office:value-type="float" office:value="41.3654043384282">
                <text:p>41.3654043384282</text:p>
              </table:table-cell>
              <table:table-cell office:value-type="float" office:value="38.3699157595103">
                <text:p>38.3699157595103</text:p>
              </table:table-cell>
              <table:table-cell office:value-type="float" office:value="31.2983586907809">
                <text:p>31.2983586907809</text:p>
              </table:table-cell>
              <table:table-cell office:value-type="float" office:value="29.553504284087">
                <text:p>29.553504284087</text:p>
              </table:table-cell>
              <table:table-cell office:value-type="float" office:value="30.340889127497">
                <text:p>30.340889127497</text:p>
              </table:table-cell>
              <table:table-cell office:value-type="float" office:value="25.0003665282275">
                <text:p>25.0003665282275</text:p>
              </table:table-cell>
              <table:table-cell office:value-type="float" office:value="23.8180777136474">
                <text:p>23.8180777136474</text:p>
              </table:table-cell>
              <table:table-cell office:value-type="float" office:value="23.7376793143719">
                <text:p>23.7376793143719</text:p>
              </table:table-cell>
              <table:table-cell office:value-type="float" office:value="20.8161500542373">
                <text:p>20.8161500542373</text:p>
              </table:table-cell>
              <table:table-cell office:value-type="float" office:value="19.5754008922703">
                <text:p>19.5754008922703</text:p>
              </table:table-cell>
              <table:table-cell office:value-type="float" office:value="17.9956555944231">
                <text:p>17.9956555944231</text:p>
              </table:table-cell>
              <table:table-cell office:value-type="float" office:value="18.2978164958832">
                <text:p>18.2978164958832</text:p>
              </table:table-cell>
              <table:table-cell office:value-type="float" office:value="16.506399743196">
                <text:p>16.506399743196</text:p>
              </table:table-cell>
              <table:table-cell office:value-type="float" office:value="16.4454263917478">
                <text:p>16.4454263917478</text:p>
              </table:table-cell>
              <table:table-cell office:value-type="float" office:value="15.0123275681944">
                <text:p>15.0123275681944</text:p>
              </table:table-cell>
              <table:table-cell office:value-type="float" office:value="12.7006607981449">
                <text:p>12.7006607981449</text:p>
              </table:table-cell>
              <table:table-cell office:value-type="float" office:value="12.3733388445403">
                <text:p>12.3733388445403</text:p>
              </table:table-cell>
              <table:table-cell office:value-type="float" office:value="12.0270687890838">
                <text:p>12.0270687890838</text:p>
              </table:table-cell>
              <table:table-cell office:value-type="float" office:value="10.4630595338249">
                <text:p>10.4630595338249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660882615324064">
                <text:p>0.660882615324064</text:p>
                <draw:g>
                  <svg:desc>all.B14:all.AK14</svg:desc>
                </draw:g>
              </table:table-cell>
              <table:table-cell office:value-type="float" office:value="0.662642257766678">
                <text:p>0.662642257766678</text:p>
              </table:table-cell>
              <table:table-cell office:value-type="float" office:value="0.622705773152868">
                <text:p>0.622705773152868</text:p>
              </table:table-cell>
              <table:table-cell office:value-type="float" office:value="0.640308135783603">
                <text:p>0.640308135783603</text:p>
              </table:table-cell>
              <table:table-cell office:value-type="float" office:value="0.625453873854309">
                <text:p>0.625453873854309</text:p>
              </table:table-cell>
              <table:table-cell office:value-type="float" office:value="0.637243138113697">
                <text:p>0.637243138113697</text:p>
              </table:table-cell>
              <table:table-cell office:value-type="float" office:value="0.624104329575291">
                <text:p>0.624104329575291</text:p>
              </table:table-cell>
              <table:table-cell office:value-type="float" office:value="0.630570833985219">
                <text:p>0.630570833985219</text:p>
              </table:table-cell>
              <table:table-cell office:value-type="float" office:value="0.622269570534617">
                <text:p>0.622269570534617</text:p>
              </table:table-cell>
              <table:table-cell office:value-type="float" office:value="0.626041022055284">
                <text:p>0.626041022055284</text:p>
              </table:table-cell>
              <table:table-cell office:value-type="float" office:value="0.614025657562127">
                <text:p>0.614025657562127</text:p>
              </table:table-cell>
              <table:table-cell office:value-type="float" office:value="0.613614128978263">
                <text:p>0.613614128978263</text:p>
              </table:table-cell>
              <table:table-cell office:value-type="float" office:value="0.604585543274992">
                <text:p>0.604585543274992</text:p>
              </table:table-cell>
              <table:table-cell office:value-type="float" office:value="0.605387434673555">
                <text:p>0.605387434673555</text:p>
              </table:table-cell>
              <table:table-cell office:value-type="float" office:value="0.591893744995671">
                <text:p>0.591893744995671</text:p>
              </table:table-cell>
              <table:table-cell office:value-type="float" office:value="0.591224496507694">
                <text:p>0.591224496507694</text:p>
              </table:table-cell>
              <table:table-cell office:value-type="float" office:value="0.568212763717747">
                <text:p>0.568212763717747</text:p>
              </table:table-cell>
              <table:table-cell office:value-type="float" office:value="0.571439061399847">
                <text:p>0.571439061399847</text:p>
              </table:table-cell>
              <table:table-cell office:value-type="float" office:value="0.555990619407466">
                <text:p>0.555990619407466</text:p>
              </table:table-cell>
              <table:table-cell office:value-type="float" office:value="0.544091627118627">
                <text:p>0.544091627118627</text:p>
              </table:table-cell>
              <table:table-cell office:value-type="float" office:value="0.531590723846207">
                <text:p>0.531590723846207</text:p>
              </table:table-cell>
              <table:table-cell office:value-type="float" office:value="0.522855930204675">
                <text:p>0.522855930204675</text:p>
              </table:table-cell>
              <table:table-cell office:value-type="float" office:value="0.510093904112709">
                <text:p>0.510093904112709</text:p>
              </table:table-cell>
              <table:table-cell office:value-type="float" office:value="0.498969773269422">
                <text:p>0.498969773269422</text:p>
              </table:table-cell>
              <table:table-cell office:value-type="float" office:value="0.491200179449549">
                <text:p>0.491200179449549</text:p>
              </table:table-cell>
              <table:table-cell office:value-type="float" office:value="0.48265932887414">
                <text:p>0.48265932887414</text:p>
              </table:table-cell>
              <table:table-cell office:value-type="float" office:value="0.46961782034356">
                <text:p>0.46961782034356</text:p>
              </table:table-cell>
              <table:table-cell office:value-type="float" office:value="0.466990734256165">
                <text:p>0.466990734256165</text:p>
              </table:table-cell>
              <table:table-cell office:value-type="float" office:value="0.454566554908494">
                <text:p>0.454566554908494</text:p>
              </table:table-cell>
              <table:table-cell office:value-type="float" office:value="0.44804039972578">
                <text:p>0.44804039972578</text:p>
              </table:table-cell>
              <table:table-cell office:value-type="float" office:value="0.439258762193038">
                <text:p>0.439258762193038</text:p>
              </table:table-cell>
              <table:table-cell office:value-type="float" office:value="0.429495953517268">
                <text:p>0.429495953517268</text:p>
              </table:table-cell>
              <table:table-cell office:value-type="float" office:value="0.422822717708487">
                <text:p>0.422822717708487</text:p>
              </table:table-cell>
              <table:table-cell office:value-type="float" office:value="0.418736108735973">
                <text:p>0.418736108735973</text:p>
              </table:table-cell>
              <table:table-cell office:value-type="float" office:value="0.410322731771378">
                <text:p>0.410322731771378</text:p>
              </table:table-cell>
              <table:table-cell office:value-type="float" office:value="0.405162378758441">
                <text:p>0.405162378758441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88890819348456">
                <text:p>0.888890819348456</text:p>
                <draw:g>
                  <svg:desc>all.B21:all.AK21</svg:desc>
                </draw:g>
              </table:table-cell>
              <table:table-cell office:value-type="float" office:value="0.874300923746637">
                <text:p>0.874300923746637</text:p>
              </table:table-cell>
              <table:table-cell office:value-type="float" office:value="0.821446339914834">
                <text:p>0.821446339914834</text:p>
              </table:table-cell>
              <table:table-cell office:value-type="float" office:value="0.845641197766108">
                <text:p>0.845641197766108</text:p>
              </table:table-cell>
              <table:table-cell office:value-type="float" office:value="0.823541448221104">
                <text:p>0.823541448221104</text:p>
              </table:table-cell>
              <table:table-cell office:value-type="float" office:value="0.833096839126953">
                <text:p>0.833096839126953</text:p>
              </table:table-cell>
              <table:table-cell office:value-type="float" office:value="0.815729976401948">
                <text:p>0.815729976401948</text:p>
              </table:table-cell>
              <table:table-cell office:value-type="float" office:value="0.817806980655056">
                <text:p>0.817806980655056</text:p>
              </table:table-cell>
              <table:table-cell office:value-type="float" office:value="0.802806128615721">
                <text:p>0.802806128615721</text:p>
              </table:table-cell>
              <table:table-cell office:value-type="float" office:value="0.800897986187752">
                <text:p>0.800897986187752</text:p>
              </table:table-cell>
              <table:table-cell office:value-type="float" office:value="0.783858492645318">
                <text:p>0.783858492645318</text:p>
              </table:table-cell>
              <table:table-cell office:value-type="float" office:value="0.78589104635699">
                <text:p>0.78589104635699</text:p>
              </table:table-cell>
              <table:table-cell office:value-type="float" office:value="0.767944705463361">
                <text:p>0.767944705463361</text:p>
              </table:table-cell>
              <table:table-cell office:value-type="float" office:value="0.764486450719616">
                <text:p>0.764486450719616</text:p>
              </table:table-cell>
              <table:table-cell office:value-type="float" office:value="0.744730170079822">
                <text:p>0.744730170079822</text:p>
              </table:table-cell>
              <table:table-cell office:value-type="float" office:value="0.732834409700184">
                <text:p>0.732834409700184</text:p>
              </table:table-cell>
              <table:table-cell office:value-type="float" office:value="0.724116302551038">
                <text:p>0.724116302551038</text:p>
              </table:table-cell>
              <table:table-cell office:value-type="float" office:value="0.716711033810999">
                <text:p>0.716711033810999</text:p>
              </table:table-cell>
              <table:table-cell office:value-type="float" office:value="0.693191401681222">
                <text:p>0.693191401681222</text:p>
              </table:table-cell>
              <table:table-cell office:value-type="float" office:value="0.675022879140044">
                <text:p>0.675022879140044</text:p>
              </table:table-cell>
              <table:table-cell office:value-type="float" office:value="0.663435538975659">
                <text:p>0.663435538975659</text:p>
              </table:table-cell>
              <table:table-cell office:value-type="float" office:value="0.645360230881437">
                <text:p>0.645360230881437</text:p>
              </table:table-cell>
              <table:table-cell office:value-type="float" office:value="0.640660975381924">
                <text:p>0.640660975381924</text:p>
              </table:table-cell>
              <table:table-cell office:value-type="float" office:value="0.622434409363395">
                <text:p>0.622434409363395</text:p>
              </table:table-cell>
              <table:table-cell office:value-type="float" office:value="0.612352565573321">
                <text:p>0.612352565573321</text:p>
              </table:table-cell>
              <table:table-cell office:value-type="float" office:value="0.609235154003339">
                <text:p>0.609235154003339</text:p>
              </table:table-cell>
              <table:table-cell office:value-type="float" office:value="0.585768133333864">
                <text:p>0.585768133333864</text:p>
              </table:table-cell>
              <table:table-cell office:value-type="float" office:value="0.579188897450399">
                <text:p>0.579188897450399</text:p>
              </table:table-cell>
              <table:table-cell office:value-type="float" office:value="0.563958133398683">
                <text:p>0.563958133398683</text:p>
              </table:table-cell>
              <table:table-cell office:value-type="float" office:value="0.54963461393661">
                <text:p>0.54963461393661</text:p>
              </table:table-cell>
              <table:table-cell office:value-type="float" office:value="0.545449012765155">
                <text:p>0.545449012765155</text:p>
              </table:table-cell>
              <table:table-cell office:value-type="float" office:value="0.534794114491227">
                <text:p>0.534794114491227</text:p>
              </table:table-cell>
              <table:table-cell office:value-type="float" office:value="0.523719717998024">
                <text:p>0.523719717998024</text:p>
              </table:table-cell>
              <table:table-cell office:value-type="float" office:value="0.516448077588271">
                <text:p>0.516448077588271</text:p>
              </table:table-cell>
              <table:table-cell office:value-type="float" office:value="0.510016706613082">
                <text:p>0.510016706613082</text:p>
              </table:table-cell>
              <table:table-cell office:value-type="float" office:value="0.499752383611466">
                <text:p>0.499752383611466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45442723901321">
                <text:p>0.945442723901321</text:p>
                <draw:g>
                  <svg:desc>all.B28:all.AK28</svg:desc>
                </draw:g>
              </table:table-cell>
              <table:table-cell office:value-type="float" office:value="0.905631833837668">
                <text:p>0.905631833837668</text:p>
              </table:table-cell>
              <table:table-cell office:value-type="float" office:value="1.11963110682821">
                <text:p>1.11963110682821</text:p>
              </table:table-cell>
              <table:table-cell office:value-type="float" office:value="1.30693529648866">
                <text:p>1.30693529648866</text:p>
              </table:table-cell>
              <table:table-cell office:value-type="float" office:value="1.34565948598509">
                <text:p>1.34565948598509</text:p>
              </table:table-cell>
              <table:table-cell office:value-type="float" office:value="1.42200744752309">
                <text:p>1.42200744752309</text:p>
              </table:table-cell>
              <table:table-cell office:value-type="float" office:value="1.3874529132205">
                <text:p>1.3874529132205</text:p>
              </table:table-cell>
              <table:table-cell office:value-type="float" office:value="1.33207090923035">
                <text:p>1.33207090923035</text:p>
              </table:table-cell>
              <table:table-cell office:value-type="float" office:value="1.32214364148229">
                <text:p>1.32214364148229</text:p>
              </table:table-cell>
              <table:table-cell office:value-type="float" office:value="1.23074442854452">
                <text:p>1.23074442854452</text:p>
              </table:table-cell>
              <table:table-cell office:value-type="float" office:value="1.15917514529908">
                <text:p>1.15917514529908</text:p>
              </table:table-cell>
              <table:table-cell office:value-type="float" office:value="1.10255491988756">
                <text:p>1.10255491988756</text:p>
              </table:table-cell>
              <table:table-cell office:value-type="float" office:value="1.05665806841385">
                <text:p>1.05665806841385</text:p>
              </table:table-cell>
              <table:table-cell office:value-type="float" office:value="1.00495260283676">
                <text:p>1.00495260283676</text:p>
              </table:table-cell>
              <table:table-cell office:value-type="float" office:value="0.9433273410583">
                <text:p>0.9433273410583</text:p>
              </table:table-cell>
              <table:table-cell office:value-type="float" office:value="0.885617083761308">
                <text:p>0.885617083761308</text:p>
              </table:table-cell>
              <table:table-cell office:value-type="float" office:value="0.84624675043861">
                <text:p>0.84624675043861</text:p>
              </table:table-cell>
              <table:table-cell office:value-type="float" office:value="0.793817176796025">
                <text:p>0.793817176796025</text:p>
              </table:table-cell>
              <table:table-cell office:value-type="float" office:value="0.747115967762657">
                <text:p>0.747115967762657</text:p>
              </table:table-cell>
              <table:table-cell office:value-type="float" office:value="0.717197508392125">
                <text:p>0.717197508392125</text:p>
              </table:table-cell>
              <table:table-cell office:value-type="float" office:value="0.685861490112805">
                <text:p>0.685861490112805</text:p>
              </table:table-cell>
              <table:table-cell office:value-type="float" office:value="0.661088564537834">
                <text:p>0.661088564537834</text:p>
              </table:table-cell>
              <table:table-cell office:value-type="float" office:value="0.627125476518829">
                <text:p>0.627125476518829</text:p>
              </table:table-cell>
              <table:table-cell office:value-type="float" office:value="0.60846460022787">
                <text:p>0.60846460022787</text:p>
              </table:table-cell>
              <table:table-cell office:value-type="float" office:value="0.579445508332877">
                <text:p>0.579445508332877</text:p>
              </table:table-cell>
              <table:table-cell office:value-type="float" office:value="0.564976302090034">
                <text:p>0.564976302090034</text:p>
              </table:table-cell>
              <table:table-cell office:value-type="float" office:value="0.546732418764976">
                <text:p>0.546732418764976</text:p>
              </table:table-cell>
              <table:table-cell office:value-type="float" office:value="0.531161225075837">
                <text:p>0.531161225075837</text:p>
              </table:table-cell>
              <table:table-cell office:value-type="float" office:value="0.513627446739731">
                <text:p>0.513627446739731</text:p>
              </table:table-cell>
              <table:table-cell office:value-type="float" office:value="0.483400854957958">
                <text:p>0.483400854957958</text:p>
              </table:table-cell>
              <table:table-cell office:value-type="float" office:value="0.467145686120564">
                <text:p>0.467145686120564</text:p>
              </table:table-cell>
              <table:table-cell office:value-type="float" office:value="0.455092861836541">
                <text:p>0.455092861836541</text:p>
              </table:table-cell>
              <table:table-cell office:value-type="float" office:value="0.443974772685337">
                <text:p>0.443974772685337</text:p>
              </table:table-cell>
              <table:table-cell office:value-type="float" office:value="0.431293796489645">
                <text:p>0.431293796489645</text:p>
              </table:table-cell>
              <table:table-cell office:value-type="float" office:value="0.412828302627479">
                <text:p>0.412828302627479</text:p>
              </table:table-cell>
              <table:table-cell office:value-type="float" office:value="0.396671603211865">
                <text:p>0.396671603211865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